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GlobalConfig" style:family="table">
      <style:table-properties style:width="17.595cm" fo:margin-left="0cm" table:align="left"/>
    </style:style>
    <style:style style:name="GlobalConfig.A" style:family="table-column">
      <style:table-column-properties style:column-width="1.693cm"/>
    </style:style>
    <style:style style:name="GlobalConfig.B" style:family="table-column">
      <style:table-column-properties style:column-width="5.106cm"/>
    </style:style>
    <style:style style:name="GlobalConfig.C" style:family="table-column">
      <style:table-column-properties style:column-width="10.795cm"/>
    </style:style>
    <style:style style:name="GlobalConfig.1" style:family="table-row">
      <style:table-row-properties style:keep-together="false" fo:keep-together="always"/>
    </style:style>
    <style:style style:name="GlobalConfig.A1" style:family="table-cell">
      <style:table-cell-properties fo:padding="0.097cm" fo:border-left="0.002cm solid #000000" fo:border-right="none" fo:border-top="0.002cm solid #000000" fo:border-bottom="0.002cm solid #000000"/>
    </style:style>
    <style:style style:name="GlobalConfig.C1" style:family="table-cell">
      <style:table-cell-properties fo:padding="0.097cm" fo:border="0.002cm solid #000000"/>
    </style:style>
    <style:style style:name="GlobalConfig.A2" style:family="table-cell">
      <style:table-cell-properties fo:padding="0.097cm" fo:border-left="0.002cm solid #000000" fo:border-right="none" fo:border-top="none" fo:border-bottom="0.002cm solid #000000"/>
    </style:style>
    <style:style style:name="GlobalConfig.C2" style:family="table-cell">
      <style:table-cell-properties fo:padding="0.097cm" fo:border-left="0.002cm solid #000000" fo:border-right="0.002cm solid #000000" fo:border-top="none" fo:border-bottom="0.002cm solid #000000"/>
    </style:style>
    <style:style style:name="ShipStruct-3_5f_01" style:display-name="ShipStruct-3_01" style:family="table">
      <style:table-properties style:width="17.595cm" fo:margin-left="0cm" fo:break-before="auto" fo:break-after="auto" table:align="left" style:may-break-between-rows="true"/>
    </style:style>
    <style:style style:name="ShipStruct-3_5f_01.A" style:display-name="ShipStruct-3_01.A" style:family="table-column">
      <style:table-column-properties style:column-width="1.746cm"/>
    </style:style>
    <style:style style:name="ShipStruct-3_5f_01.B" style:display-name="ShipStruct-3_01.B" style:family="table-column">
      <style:table-column-properties style:column-width="5.08cm"/>
    </style:style>
    <style:style style:name="ShipStruct-3_5f_01.C" style:display-name="ShipStruct-3_01.C" style:family="table-column">
      <style:table-column-properties style:column-width="10.769cm"/>
    </style:style>
    <style:style style:name="ShipStruct-3_5f_01.1" style:display-name="ShipStruct-3_01.1" style:family="table-row">
      <style:table-row-properties style:keep-together="false" fo:keep-together="always"/>
    </style:style>
    <style:style style:name="ShipStruct-3_5f_01.A1" style:display-name="ShipStruct-3_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ShipStruct-3_5f_01.C1" style:display-name="ShipStruct-3_01.C1" style:family="table-cell">
      <style:table-cell-properties fo:padding="0.097cm" fo:border="0.002cm solid #000000"/>
    </style:style>
    <style:style style:name="ShipStruct-3_5f_01.A2" style:display-name="ShipStruct-3_01.A2" style:family="table-cell">
      <style:table-cell-properties fo:padding="0.097cm" fo:border-left="0.002cm solid #000000" fo:border-right="none" fo:border-top="none" fo:border-bottom="0.002cm solid #000000"/>
    </style:style>
    <style:style style:name="ShipStruct-3_5f_01.C2" style:display-name="ShipStruct-3_0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ShipStruct-3_5f_01.A10" style:display-name="ShipStruct-3_01.A10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ShipTemplate-3_5f_02" style:display-name="ShipTemplate-3_02" style:family="table">
      <style:table-properties style:width="17.595cm" fo:margin-left="0cm" table:align="left"/>
    </style:style>
    <style:style style:name="ShipTemplate-3_5f_02.A" style:display-name="ShipTemplate-3_02.A" style:family="table-column">
      <style:table-column-properties style:column-width="1.746cm"/>
    </style:style>
    <style:style style:name="ShipTemplate-3_5f_02.B" style:display-name="ShipTemplate-3_02.B" style:family="table-column">
      <style:table-column-properties style:column-width="5.08cm"/>
    </style:style>
    <style:style style:name="ShipTemplate-3_5f_02.C" style:display-name="ShipTemplate-3_02.C" style:family="table-column">
      <style:table-column-properties style:column-width="10.769cm"/>
    </style:style>
    <style:style style:name="ShipTemplate-3_5f_02.1" style:display-name="ShipTemplate-3_02.1" style:family="table-row">
      <style:table-row-properties style:keep-together="false" fo:keep-together="always"/>
    </style:style>
    <style:style style:name="ShipTemplate-3_5f_02.A1" style:display-name="ShipTemplate-3_0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ShipTemplate-3_5f_02.C1" style:display-name="ShipTemplate-3_02.C1" style:family="table-cell">
      <style:table-cell-properties fo:padding="0.097cm" fo:border="0.002cm solid #000000"/>
    </style:style>
    <style:style style:name="ShipTemplate-3_5f_02.A2" style:display-name="ShipTemplate-3_02.A2" style:family="table-cell">
      <style:table-cell-properties fo:padding="0.097cm" fo:border-left="0.002cm solid #000000" fo:border-right="none" fo:border-top="none" fo:border-bottom="0.002cm solid #000000"/>
    </style:style>
    <style:style style:name="ShipTemplate-3_5f_02.C2" style:display-name="ShipTemplate-3_0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ShipTemplate-3_5f_02.A16" style:display-name="ShipTemplate-3_02.A1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" style:family="table">
      <style:table-properties style:width="17.595cm" fo:margin-left="0cm" fo:margin-right="-0.005cm" table:align="margins"/>
    </style:style>
    <style:style style:name="Таблица1.A" style:family="table-column">
      <style:table-column-properties style:column-width="1.746cm" style:rel-column-width="6504*"/>
    </style:style>
    <style:style style:name="Таблица1.B" style:family="table-column">
      <style:table-column-properties style:column-width="5.054cm" style:rel-column-width="18822*"/>
    </style:style>
    <style:style style:name="Таблица1.C" style:family="table-column">
      <style:table-column-properties style:column-width="10.795cm" style:rel-column-width="40209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WareRatingStruct-3_5f_01" style:display-name="WareRatingStruct-3_01" style:family="table">
      <style:table-properties style:width="17.595cm" fo:margin-left="0cm" table:align="left"/>
    </style:style>
    <style:style style:name="WareRatingStruct-3_5f_01.A" style:display-name="WareRatingStruct-3_01.A" style:family="table-column">
      <style:table-column-properties style:column-width="1.746cm"/>
    </style:style>
    <style:style style:name="WareRatingStruct-3_5f_01.B" style:display-name="WareRatingStruct-3_01.B" style:family="table-column">
      <style:table-column-properties style:column-width="5.08cm"/>
    </style:style>
    <style:style style:name="WareRatingStruct-3_5f_01.C" style:display-name="WareRatingStruct-3_01.C" style:family="table-column">
      <style:table-column-properties style:column-width="10.769cm"/>
    </style:style>
    <style:style style:name="WareRatingStruct-3_5f_01.1" style:display-name="WareRatingStruct-3_01.1" style:family="table-row">
      <style:table-row-properties style:keep-together="false" fo:keep-together="always"/>
    </style:style>
    <style:style style:name="WareRatingStruct-3_5f_01.A1" style:display-name="WareRatingStruct-3_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WareRatingStruct-3_5f_01.C1" style:display-name="WareRatingStruct-3_01.C1" style:family="table-cell">
      <style:table-cell-properties fo:padding="0.097cm" fo:border="0.002cm solid #000000"/>
    </style:style>
    <style:style style:name="WareRatingStruct-3_5f_01.A2" style:display-name="WareRatingStruct-3_01.A2" style:family="table-cell">
      <style:table-cell-properties fo:padding="0.097cm" fo:border-left="0.002cm solid #000000" fo:border-right="none" fo:border-top="none" fo:border-bottom="0.002cm solid #000000"/>
    </style:style>
    <style:style style:name="WareRatingStruct-3_5f_01.C2" style:display-name="WareRatingStruct-3_0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WareStruct-3_5f_01" style:display-name="WareStruct-3_01" style:family="table">
      <style:table-properties style:width="17.595cm" fo:margin-left="0cm" fo:break-before="auto" fo:break-after="auto" table:align="left"/>
    </style:style>
    <style:style style:name="WareStruct-3_5f_01.A" style:display-name="WareStruct-3_01.A" style:family="table-column">
      <style:table-column-properties style:column-width="1.746cm"/>
    </style:style>
    <style:style style:name="WareStruct-3_5f_01.B" style:display-name="WareStruct-3_01.B" style:family="table-column">
      <style:table-column-properties style:column-width="5.08cm"/>
    </style:style>
    <style:style style:name="WareStruct-3_5f_01.C" style:display-name="WareStruct-3_01.C" style:family="table-column">
      <style:table-column-properties style:column-width="10.769cm"/>
    </style:style>
    <style:style style:name="WareStruct-3_5f_01.1" style:display-name="WareStruct-3_01.1" style:family="table-row">
      <style:table-row-properties style:keep-together="false" fo:keep-together="always"/>
    </style:style>
    <style:style style:name="WareStruct-3_5f_01.A1" style:display-name="WareStruct-3_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WareStruct-3_5f_01.B1" style:display-name="WareStruct-3_01.B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WareStruct-3_5f_01.C1" style:display-name="WareStruct-3_01.C1" style:family="table-cell">
      <style:table-cell-properties fo:padding="0.097cm" fo:border="0.002cm solid #000000"/>
    </style:style>
    <style:style style:name="WareStruct-3_5f_01.A2" style:display-name="WareStruct-3_01.A2" style:family="table-cell">
      <style:table-cell-properties fo:padding="0.097cm" fo:border-left="0.002cm solid #000000" fo:border-right="none" fo:border-top="none" fo:border-bottom="0.002cm solid #000000"/>
    </style:style>
    <style:style style:name="WareStruct-3_5f_01.C2" style:display-name="WareStruct-3_0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WareStruct-3_5f_01.A4" style:display-name="WareStruct-3_01.A4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WareStruct-3_5f_01.A10" style:display-name="WareStruct-3_01.A10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WorkspaceStruct-3_5f_01" style:display-name="WorkspaceStruct-3_01" style:family="table">
      <style:table-properties style:width="17.595cm" fo:margin-left="0cm" table:align="left"/>
    </style:style>
    <style:style style:name="WorkspaceStruct-3_5f_01.A" style:display-name="WorkspaceStruct-3_01.A" style:family="table-column">
      <style:table-column-properties style:column-width="1.746cm"/>
    </style:style>
    <style:style style:name="WorkspaceStruct-3_5f_01.B" style:display-name="WorkspaceStruct-3_01.B" style:family="table-column">
      <style:table-column-properties style:column-width="5.08cm"/>
    </style:style>
    <style:style style:name="WorkspaceStruct-3_5f_01.C" style:display-name="WorkspaceStruct-3_01.C" style:family="table-column">
      <style:table-column-properties style:column-width="10.769cm"/>
    </style:style>
    <style:style style:name="WorkspaceStruct-3_5f_01.1" style:display-name="WorkspaceStruct-3_01.1" style:family="table-row">
      <style:table-row-properties style:keep-together="false" fo:keep-together="always"/>
    </style:style>
    <style:style style:name="WorkspaceStruct-3_5f_01.A1" style:display-name="WorkspaceStruct-3_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WorkspaceStruct-3_5f_01.C1" style:display-name="WorkspaceStruct-3_01.C1" style:family="table-cell">
      <style:table-cell-properties fo:padding="0.097cm" fo:border="0.002cm solid #000000"/>
    </style:style>
    <style:style style:name="WorkspaceStruct-3_5f_01.A2" style:display-name="WorkspaceStruct-3_01.A2" style:family="table-cell">
      <style:table-cell-properties fo:padding="0.097cm" fo:border-left="0.002cm solid #000000" fo:border-right="none" fo:border-top="none" fo:border-bottom="0.002cm solid #000000"/>
    </style:style>
    <style:style style:name="WorkspaceStruct-3_5f_01.C2" style:display-name="WorkspaceStruct-3_0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SignalAttackedLogicStates" style:family="table">
      <style:table-properties style:width="17.595cm" fo:margin-left="0cm" table:align="left"/>
    </style:style>
    <style:style style:name="SignalAttackedLogicStates.A" style:family="table-column">
      <style:table-column-properties style:column-width="2.699cm"/>
    </style:style>
    <style:style style:name="SignalAttackedLogicStates.B" style:family="table-column">
      <style:table-column-properties style:column-width="3.307cm"/>
    </style:style>
    <style:style style:name="SignalAttackedLogicStates.C" style:family="table-column">
      <style:table-column-properties style:column-width="11.589cm"/>
    </style:style>
    <style:style style:name="SignalAttackedLogicStat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SignalAttackedLogicStates.C1" style:family="table-cell">
      <style:table-cell-properties fo:padding="0.097cm" fo:border="0.002cm solid #000000"/>
    </style:style>
    <style:style style:name="SignalAttackedLogicStates.A2" style:family="table-cell">
      <style:table-cell-properties fo:padding="0.097cm" fo:border-left="0.002cm solid #000000" fo:border-right="none" fo:border-top="none" fo:border-bottom="0.002cm solid #000000"/>
    </style:style>
    <style:style style:name="SignalAttackedLogicState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ValidationMaskCodes" style:family="table">
      <style:table-properties style:width="17.595cm" fo:margin-left="0cm" table:align="left"/>
    </style:style>
    <style:style style:name="ValidationMaskCodes.A" style:family="table-column">
      <style:table-column-properties style:column-width="1.217cm"/>
    </style:style>
    <style:style style:name="ValidationMaskCodes.B" style:family="table-column">
      <style:table-column-properties style:column-width="4.755cm"/>
    </style:style>
    <style:style style:name="ValidationMaskCodes.C" style:family="table-column">
      <style:table-column-properties style:column-width="11.622cm"/>
    </style:style>
    <style:style style:name="ValidationMaskCodes.1" style:family="table-row">
      <style:table-row-properties style:keep-together="false" fo:keep-together="always"/>
    </style:style>
    <style:style style:name="ValidationMaskCod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ValidationMaskCodes.C1" style:family="table-cell">
      <style:table-cell-properties fo:padding="0.097cm" fo:border="0.002cm solid #000000"/>
    </style:style>
    <style:style style:name="ValidationMaskCodes.A2" style:family="table-cell">
      <style:table-cell-properties fo:padding="0.097cm" fo:border-left="0.002cm solid #000000" fo:border-right="none" fo:border-top="none" fo:border-bottom="0.002cm solid #000000"/>
    </style:style>
    <style:style style:name="ValidationMaskCode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ValidationMaskCodes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WaresForEquipmentParts" style:family="table">
      <style:table-properties style:width="17.59cm" table:align="margins"/>
    </style:style>
    <style:style style:name="WaresForEquipmentParts.A" style:family="table-column">
      <style:table-column-properties style:column-width="7.43cm" style:rel-column-width="27680*"/>
    </style:style>
    <style:style style:name="WaresForEquipmentParts.B" style:family="table-column">
      <style:table-column-properties style:column-width="2.54cm" style:rel-column-width="9463*"/>
    </style:style>
    <style:style style:name="WaresForEquipmentParts.E" style:family="table-column">
      <style:table-column-properties style:column-width="2.54cm" style:rel-column-width="9466*"/>
    </style:style>
    <style:style style:name="WaresForEquipmentPart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WaresForEquipmentParts.E1" style:family="table-cell">
      <style:table-cell-properties fo:padding="0.097cm" fo:border="0.002cm solid #000000"/>
    </style:style>
    <style:style style:name="WaresForEquipmentParts.A2" style:family="table-cell">
      <style:table-cell-properties fo:padding="0.097cm" fo:border-left="0.002cm solid #000000" fo:border-right="none" fo:border-top="none" fo:border-bottom="0.002cm solid #000000"/>
    </style:style>
    <style:style style:name="WaresForEquipmentParts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7.595cm" fo:margin-left="0cm" fo:margin-right="-0.005cm" table:align="margins"/>
    </style:style>
    <style:style style:name="Таблица2.A" style:family="table-column">
      <style:table-column-properties style:column-width="3.387cm" style:rel-column-width="1920*"/>
    </style:style>
    <style:style style:name="Таблица2.B" style:family="table-column">
      <style:table-column-properties style:column-width="4.736cm" style:rel-column-width="2685*"/>
    </style:style>
    <style:style style:name="Таблица2.C" style:family="table-column">
      <style:table-column-properties style:column-width="9.472cm" style:rel-column-width="5370*"/>
    </style:style>
    <style:style style:name="Таблица2.1" style:family="table-row">
      <style:table-row-properties style:keep-together="false" fo:keep-together="always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C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end" style:justify-single-word="false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ext_20_body">
      <style:text-properties style:use-window-font-color="true" fo:font-weight="normal" style:font-weight-asian="normal" style:font-weight-complex="normal"/>
    </style:style>
    <style:style style:name="P5" style:family="paragraph" style:parent-style-name="Text_20_body">
      <style:text-properties fo:color="#ce181e" fo:language="ru" fo:country="RU"/>
    </style:style>
    <style:style style:name="P6" style:family="paragraph" style:parent-style-name="Text_20_body">
      <style:text-properties fo:language="en" fo:country="US"/>
    </style:style>
    <style:style style:name="P7" style:family="paragraph" style:parent-style-name="Text_20_body">
      <style:text-properties fo:language="ru" fo:country="RU"/>
    </style:style>
    <style:style style:name="P8" style:family="paragraph" style:parent-style-name="Text_20_body">
      <style:text-properties fo:language="ru" fo:country="RU" fo:font-weight="bold" style:font-weight-asian="bold" style:font-weight-complex="bold"/>
    </style:style>
    <style:style style:name="P9" style:family="paragraph" style:parent-style-name="Text_20_body">
      <style:text-properties fo:language="ru" fo:country="RU" fo:font-weight="normal" style:font-weight-asian="normal" style:font-weight-complex="normal"/>
    </style:style>
    <style:style style:name="P10" style:family="paragraph" style:parent-style-name="Text_20_body">
      <style:text-properties fo:language="ru" fo:country="RU" fo:font-weight="normal" fo:background-color="transparent" style:font-weight-asian="normal" style:font-weight-complex="normal"/>
    </style:style>
    <style:style style:name="P11" style:family="paragraph" style:parent-style-name="Text_20_body">
      <style:text-properties fo:language="ru" fo:country="RU" fo:background-color="transparent"/>
    </style:style>
    <style:style style:name="P12" style:family="paragraph" style:parent-style-name="Text_20_body">
      <style:text-properties style:font-name="Courier New"/>
    </style:style>
    <style:style style:name="P13" style:family="paragraph" style:parent-style-name="Text_20_body">
      <style:text-properties style:font-name="Courier New" fo:language="en" fo:country="US"/>
    </style:style>
    <style:style style:name="P14" style:family="paragraph" style:parent-style-name="Text_20_body">
      <style:text-properties fo:color="#990000"/>
    </style:style>
    <style:style style:name="P15" style:family="paragraph" style:parent-style-name="Text_20_body">
      <style:text-properties fo:color="#990000" fo:language="ru" fo:country="RU"/>
    </style:style>
    <style:style style:name="P16" style:family="paragraph" style:parent-style-name="Text_20_body">
      <style:text-properties fo:font-weight="bold" style:font-weight-asian="bold" style:font-weight-complex="bold"/>
    </style:style>
    <style:style style:name="P17" style:family="paragraph" style:parent-style-name="Subtitle">
      <style:paragraph-properties fo:text-align="start" style:justify-single-word="false"/>
    </style:style>
    <style:style style:name="P18" style:family="paragraph" style:parent-style-name="Title">
      <style:paragraph-properties fo:text-align="start" style:justify-single-word="false"/>
    </style:style>
    <style:style style:name="P19" style:family="paragraph" style:parent-style-name="Table_20_Contents">
      <style:text-properties style:use-window-font-color="true"/>
    </style:style>
    <style:style style:name="P20" style:family="paragraph" style:parent-style-name="Table_20_Contents">
      <style:text-properties style:use-window-font-color="true" fo:language="ru" fo:country="RU"/>
    </style:style>
    <style:style style:name="P21" style:family="paragraph" style:parent-style-name="Table_20_Contents">
      <style:paragraph-properties fo:text-align="justify" style:justify-single-word="false"/>
      <style:text-properties style:use-window-font-color="true"/>
    </style:style>
    <style:style style:name="P22" style:family="paragraph" style:parent-style-name="Table_20_Contents">
      <style:text-properties fo:language="en" fo:country="US"/>
    </style:style>
    <style:style style:name="P23" style:family="paragraph" style:parent-style-name="Table_20_Contents">
      <style:text-properties fo:language="ru" fo:country="RU"/>
    </style:style>
    <style:style style:name="P24" style:family="paragraph" style:parent-style-name="Table_20_Contents">
      <style:paragraph-properties fo:text-align="justify" style:justify-single-word="false"/>
      <style:text-properties fo:language="ru" fo:country="RU"/>
    </style:style>
    <style:style style:name="P25" style:family="paragraph" style:parent-style-name="Table_20_Contents">
      <style:text-properties fo:color="#cc0000"/>
    </style:style>
    <style:style style:name="P26" style:family="paragraph" style:parent-style-name="Table_20_Contents">
      <style:text-properties fo:color="#cc0000" fo:language="ru" fo:country="RU"/>
    </style:style>
    <style:style style:name="P27" style:family="paragraph" style:parent-style-name="Table_20_Heading">
      <style:text-properties fo:language="ru" fo:country="RU"/>
    </style:style>
    <style:style style:name="P28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29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31" style:family="paragraph" style:parent-style-name="Heading_20_2">
      <style:text-properties fo:language="ru" fo:country="RU"/>
    </style:style>
    <style:style style:name="P32" style:family="paragraph" style:parent-style-name="Heading_20_3">
      <style:text-properties fo:language="ru" fo:country="RU"/>
    </style:style>
    <style:style style:name="P33" style:family="paragraph" style:parent-style-name="Heading_20_3">
      <style:text-properties fo:language="ru" fo:country="RU" fo:font-weight="bold" style:font-weight-asian="bold" style:font-weight-complex="bold"/>
    </style:style>
    <style:style style:name="P34" style:family="paragraph" style:parent-style-name="Table_20_Heading">
      <style:text-properties fo:language="ru" fo:country="RU"/>
    </style:style>
    <style:style style:name="P35" style:family="paragraph" style:parent-style-name="Table_20_Contents">
      <style:text-properties fo:language="en" fo:country="US"/>
    </style:style>
    <style:style style:name="P36" style:family="paragraph" style:parent-style-name="Table_20_Contents" style:list-style-name="L2">
      <style:text-properties fo:language="en" fo:country="US"/>
    </style:style>
    <style:style style:name="P37" style:family="paragraph" style:parent-style-name="Table_20_Contents" style:list-style-name="L3">
      <style:text-properties fo:language="en" fo:country="US"/>
    </style:style>
    <style:style style:name="P38" style:family="paragraph" style:parent-style-name="Table_20_Contents" style:list-style-name="L24">
      <style:text-properties fo:language="en" fo:country="US"/>
    </style:style>
    <style:style style:name="P39" style:family="paragraph" style:parent-style-name="Table_20_Contents" style:list-style-name="L3">
      <style:text-properties style:use-window-font-color="true" fo:language="en" fo:country="US"/>
    </style:style>
    <style:style style:name="P40" style:family="paragraph" style:parent-style-name="Table_20_Contents" style:list-style-name="L3">
      <style:text-properties fo:color="#ce181e" fo:language="en" fo:country="US"/>
    </style:style>
    <style:style style:name="P41" style:family="paragraph" style:parent-style-name="Table_20_Contents">
      <style:text-properties fo:language="ru" fo:country="RU"/>
    </style:style>
    <style:style style:name="P42" style:family="paragraph" style:parent-style-name="Table_20_Contents" style:list-style-name="L24">
      <style:text-properties fo:language="ru" fo:country="RU"/>
    </style:style>
    <style:style style:name="P43" style:family="paragraph" style:parent-style-name="Table_20_Contents" style:list-style-name="L24">
      <style:text-properties fo:color="#006600"/>
    </style:style>
    <style:style style:name="P44" style:family="paragraph" style:parent-style-name="Table_20_Contents" style:list-style-name="L24">
      <style:text-properties fo:color="#006600" fo:language="en" fo:country="US"/>
    </style:style>
    <style:style style:name="P45" style:family="paragraph" style:parent-style-name="Table_20_Contents" style:list-style-name="L25">
      <style:text-properties fo:color="#006600" fo:language="en" fo:country="US"/>
    </style:style>
    <style:style style:name="P46" style:family="paragraph" style:parent-style-name="Table_20_Contents" style:list-style-name="L25"/>
    <style:style style:name="P47" style:family="paragraph" style:parent-style-name="Text_20_body" style:list-style-name="L1"/>
    <style:style style:name="P48" style:family="paragraph" style:parent-style-name="Text_20_body" style:list-style-name="L4"/>
    <style:style style:name="P49" style:family="paragraph" style:parent-style-name="Text_20_body" style:list-style-name="L4">
      <style:text-properties fo:language="ru" fo:country="RU"/>
    </style:style>
    <style:style style:name="P50" style:family="paragraph" style:parent-style-name="Text_20_body" style:list-style-name="L6">
      <style:text-properties fo:language="ru" fo:country="RU"/>
    </style:style>
    <style:style style:name="P51" style:family="paragraph" style:parent-style-name="Text_20_body" style:list-style-name="L7">
      <style:text-properties fo:language="ru" fo:country="RU"/>
    </style:style>
    <style:style style:name="P52" style:family="paragraph" style:parent-style-name="Text_20_body" style:list-style-name="L8">
      <style:text-properties fo:language="ru" fo:country="RU" fo:font-weight="normal" style:font-weight-asian="normal" style:font-weight-complex="normal"/>
    </style:style>
    <style:style style:name="P53" style:family="paragraph" style:parent-style-name="Text_20_body" style:list-style-name="L9">
      <style:text-properties fo:language="ru" fo:country="RU" fo:font-weight="normal" style:font-weight-asian="normal" style:font-weight-complex="normal"/>
    </style:style>
    <style:style style:name="P54" style:family="paragraph" style:parent-style-name="Text_20_body" style:list-style-name="L10">
      <style:text-properties fo:language="ru" fo:country="RU" fo:font-weight="normal" style:font-weight-asian="normal" style:font-weight-complex="normal"/>
    </style:style>
    <style:style style:name="P55" style:family="paragraph" style:parent-style-name="Text_20_body" style:list-style-name="L11">
      <style:text-properties fo:language="ru" fo:country="RU" fo:font-weight="normal" style:font-weight-asian="normal" style:font-weight-complex="normal"/>
    </style:style>
    <style:style style:name="P56" style:family="paragraph" style:parent-style-name="Text_20_body" style:list-style-name="L22">
      <style:text-properties fo:language="ru" fo:country="RU" fo:font-weight="normal" fo:background-color="transparent" style:font-weight-asian="normal" style:font-weight-complex="normal"/>
    </style:style>
    <style:style style:name="P57" style:family="paragraph" style:parent-style-name="Text_20_body" style:list-style-name="L13">
      <style:text-properties fo:language="ru" fo:country="RU"/>
    </style:style>
    <style:style style:name="P58" style:family="paragraph" style:parent-style-name="Text_20_body" style:list-style-name="L14">
      <style:text-properties fo:language="ru" fo:country="RU"/>
    </style:style>
    <style:style style:name="P59" style:family="paragraph" style:parent-style-name="Text_20_body" style:list-style-name="L20">
      <style:text-properties fo:language="ru" fo:country="RU"/>
    </style:style>
    <style:style style:name="P60" style:family="paragraph" style:parent-style-name="Text_20_body" style:list-style-name="L21">
      <style:text-properties fo:language="ru" fo:country="RU"/>
    </style:style>
    <style:style style:name="P61" style:family="paragraph" style:parent-style-name="Text_20_body" style:list-style-name="L23">
      <style:text-properties fo:language="ru" fo:country="RU" fo:background-color="transparent"/>
    </style:style>
    <style:style style:name="P62" style:family="paragraph" style:parent-style-name="Text_20_body" style:list-style-name="L24">
      <style:text-properties fo:language="ru" fo:country="RU"/>
    </style:style>
    <style:style style:name="P63" style:family="paragraph" style:parent-style-name="Text_20_body" style:list-style-name="L5"/>
    <style:style style:name="P64" style:family="paragraph" style:parent-style-name="Text_20_body">
      <style:text-properties fo:language="en" fo:country="US"/>
    </style:style>
    <style:style style:name="P65" style:family="paragraph" style:parent-style-name="Text_20_body" style:list-style-name="L5">
      <style:text-properties fo:language="en" fo:country="US"/>
    </style:style>
    <style:style style:name="P66" style:family="paragraph" style:parent-style-name="Text_20_body" style:list-style-name="L20">
      <style:text-properties fo:language="en" fo:country="US"/>
    </style:style>
    <style:style style:name="P67" style:family="paragraph" style:parent-style-name="Text_20_body" style:list-style-name="L21">
      <style:text-properties fo:language="en" fo:country="US"/>
    </style:style>
    <style:style style:name="P68" style:family="paragraph" style:parent-style-name="Text_20_body" style:list-style-name="L23">
      <style:text-properties fo:language="en" fo:country="US" fo:background-color="transparent"/>
    </style:style>
    <style:style style:name="P69" style:family="paragraph" style:parent-style-name="Text_20_body" style:list-style-name="L23">
      <style:text-properties fo:language="en" fo:country="US"/>
    </style:style>
    <style:style style:name="P70" style:family="paragraph" style:parent-style-name="Text_20_body" style:list-style-name="L8"/>
    <style:style style:name="P71" style:family="paragraph" style:parent-style-name="Text_20_body" style:list-style-name="L12"/>
    <style:style style:name="P72" style:family="paragraph" style:parent-style-name="Text_20_body" style:list-style-name="L15"/>
    <style:style style:name="P73" style:family="paragraph" style:parent-style-name="Text_20_body" style:list-style-name="L16"/>
    <style:style style:name="P74" style:family="paragraph" style:parent-style-name="Text_20_body" style:list-style-name="L17"/>
    <style:style style:name="P75" style:family="paragraph" style:parent-style-name="Text_20_body" style:list-style-name="L18"/>
    <style:style style:name="P76" style:family="paragraph" style:parent-style-name="Text_20_body" style:list-style-name="L19"/>
    <style:style style:name="P77" style:family="paragraph" style:parent-style-name="Text_20_body" style:list-style-name="L23"/>
    <style:style style:name="P78" style:family="paragraph" style:parent-style-name="Text_20_body" style:list-style-name="L24"/>
    <style:style style:name="P79" style:family="paragraph" style:parent-style-name="Text_20_body" style:list-style-name="L24">
      <style:text-properties fo:color="#990000" fo:language="ru" fo:country="RU"/>
    </style:style>
    <style:style style:name="P80" style:family="paragraph" style:parent-style-name="Text_20_body" style:list-style-name="L24">
      <style:text-properties fo:color="#006600" fo:language="ru" fo:country="RU"/>
    </style:style>
    <style:style style:name="P81" style:family="paragraph" style:parent-style-name="Text_20_body" style:list-style-name="L24">
      <style:text-properties fo:color="#006600" fo:language="ru" fo:country="RU" fo:background-color="transparent"/>
    </style:style>
    <style:style style:name="P82" style:family="paragraph" style:parent-style-name="Text_20_body" style:list-style-name="L25">
      <style:text-properties fo:color="#006600"/>
    </style:style>
    <style:style style:name="P83" style:family="paragraph" style:parent-style-name="Text_20_body" style:list-style-name="L24">
      <style:text-properties fo:color="#006600" fo:language="en" fo:country="US"/>
    </style:style>
    <style:style style:name="P84" style:family="paragraph" style:parent-style-name="Text_20_body" style:list-style-name="L24">
      <style:text-properties style:use-window-font-color="true" fo:language="ru" fo:country="RU" fo:background-color="transparent"/>
    </style:style>
    <style:style style:name="T1" style:family="text">
      <style:text-properties fo:color="#800000"/>
    </style:style>
    <style:style style:name="T2" style:family="text">
      <style:text-properties fo:color="#800000" fo:language="en" fo:country="US"/>
    </style:style>
    <style:style style:name="T3" style:family="text">
      <style:text-properties fo:color="#800000" fo:language="ru" fo:country="RU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en" fo:country="US" fo:font-weight="bold" style:font-weight-asian="bold" style:font-weight-complex="bold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T9" style:family="text">
      <style:text-properties fo:language="en" fo:country="US" fo:background-color="transparent"/>
    </style:style>
    <style:style style:name="T10" style:family="text">
      <style:text-properties fo:language="en" fo:country="US" fo:background-color="#ffff00"/>
    </style:style>
    <style:style style:name="T11" style:family="text">
      <style:text-properties fo:language="ru" fo:country="RU"/>
    </style:style>
    <style:style style:name="T12" style:family="text">
      <style:text-properties fo:language="ru" fo:country="RU" fo:font-weight="normal" style:font-weight-asian="normal" style:font-weight-complex="normal"/>
    </style:style>
    <style:style style:name="T13" style:family="text">
      <style:text-properties fo:language="ru" fo:country="RU" fo:background-color="transparent"/>
    </style:style>
    <style:style style:name="T14" style:family="text">
      <style:text-properties style:use-window-font-color="true"/>
    </style:style>
    <style:style style:name="T15" style:family="text">
      <style:text-properties style:use-window-font-color="true" fo:language="ru" fo:country="RU"/>
    </style:style>
    <style:style style:name="T16" style:family="text">
      <style:text-properties style:use-window-font-color="true" fo:language="en" fo:country="US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color="#ce181e" fo:language="en" fo:country="US"/>
    </style:style>
    <style:style style:name="T19" style:family="text">
      <style:text-properties fo:color="#ce181e" fo:language="ru" fo:country="RU"/>
    </style:style>
    <style:style style:name="T20" style:family="text">
      <style:text-properties fo:color="#cc0000"/>
    </style:style>
    <style:style style:name="T21" style:family="text">
      <style:text-properties fo:color="#990000"/>
    </style:style>
    <style:style style:name="T22" style:family="text">
      <style:text-properties fo:color="#990000" fo:language="en" fo:country="US"/>
    </style:style>
    <style:style style:name="T23" style:family="text">
      <style:text-properties fo:color="#990000" fo:language="ru" fo:country="RU"/>
    </style:style>
    <style:style style:name="T24" style:family="text">
      <style:text-properties style:font-name="Courier New" fo:language="en" fo:country="US"/>
    </style:style>
    <style:style style:name="T25" style:family="text">
      <style:text-properties style:font-name="Courier New" fo:language="en" fo:country="US" fo:font-weight="bold" style:font-weight-asian="bold" style:font-weight-complex="bold"/>
    </style:style>
    <style:style style:name="T26" style:family="text">
      <style:text-properties style:font-name="Courier New" fo:language="ru" fo:country="RU"/>
    </style:style>
    <style:style style:name="T27" style:family="text">
      <style:text-properties style:font-name="Courier New" fo:language="ru" fo:country="RU" fo:font-weight="bold" style:font-weight-asian="bold" style:font-weight-complex="bold"/>
    </style:style>
    <style:style style:name="T28" style:family="text">
      <style:text-properties fo:color="#006600"/>
    </style:style>
    <style:style style:name="T29" style:family="text">
      <style:text-properties fo:color="#006600" fo:language="en" fo:country="US"/>
    </style:style>
    <style:style style:name="T30" style:family="text">
      <style:text-properties fo:color="#006600" fo:language="ru" fo:country="RU"/>
    </style:style>
    <style:style style:name="T31" style:family="text">
      <style:text-properties fo:background-color="transparent"/>
    </style:style>
    <style:style style:name="T32" style:family="text">
      <style:text-properties fo:background-color="#ffff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T2-Droid</text:p>
      <text:p text:style-name="P17">Руководство разработчика</text:p>
      <text:p text:style-name="P2">v3.02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Содержание</text:p>
          </text:index-title>
          <text:p text:style-name="P29"><text:a xlink:type="simple" xlink:href="#__RefHeading__918_844476280" text:style-name="Index_20_Link" text:visited-style-name="Index_20_Link">Общая информация<text:tab/>2</text:a></text:p>
          <text:p text:style-name="P29"><text:a xlink:type="simple" xlink:href="#__RefHeading__925_844476280" text:style-name="Index_20_Link" text:visited-style-name="Index_20_Link">Условные обозначения<text:tab/>2</text:a></text:p>
          <text:p text:style-name="P29"><text:a xlink:type="simple" xlink:href="#__RefHeading__1145_712231932" text:style-name="Index_20_Link" text:visited-style-name="Index_20_Link">Расположение журналов<text:tab/>2</text:a></text:p>
          <text:p text:style-name="P29"><text:a xlink:type="simple" xlink:href="#__RefHeading__920_844476280" text:style-name="Index_20_Link" text:visited-style-name="Index_20_Link">Структуры данных<text:tab/>2</text:a></text:p>
          <text:p text:style-name="P28"><text:a xlink:type="simple" xlink:href="#__RefHeading__2836_1359725640" text:style-name="Index_20_Link" text:visited-style-name="Index_20_Link">Принципы доступа к данным<text:tab/>2</text:a></text:p>
          <text:p text:style-name="P28"><text:a xlink:type="simple" xlink:href="#__RefHeading__933_844476280" text:style-name="Index_20_Link" text:visited-style-name="Index_20_Link">Bitfield — Битовые поля флагов<text:tab/>3</text:a></text:p>
          <text:p text:style-name="P28"><text:a xlink:type="simple" xlink:href="#__RefHeading__1147_712231932" text:style-name="Index_20_Link" text:visited-style-name="Index_20_Link">Table - Таблицы<text:tab/>3</text:a></text:p>
          <text:p text:style-name="P28"><text:a xlink:type="simple" xlink:href="#__RefHeading__1149_712231932" text:style-name="Index_20_Link" text:visited-style-name="Index_20_Link">2DArray — двумерные массивы<text:tab/>4</text:a></text:p>
          <text:p text:style-name="P28"><text:a xlink:type="simple" xlink:href="#__RefHeading___Toc2448_4270951590" text:style-name="Index_20_Link" text:visited-style-name="Index_20_Link">GlobalConfig - Глобальные настройки<text:tab/>4</text:a></text:p>
          <text:p text:style-name="P28"><text:a xlink:type="simple" xlink:href="#__RefHeading__1161_712231932" text:style-name="Index_20_Link" text:visited-style-name="Index_20_Link">ShipStruct — Конфигурация корабля<text:tab/>5</text:a></text:p>
          <text:p text:style-name="P28"><text:a xlink:type="simple" xlink:href="#__RefHeading__975_1173807053" text:style-name="Index_20_Link" text:visited-style-name="Index_20_Link">ShipTemplateStruct — Шаблон корабля<text:tab/>6</text:a></text:p>
          <text:p text:style-name="P28"><text:a xlink:type="simple" xlink:href="#__RefHeading__2971_216272226" text:style-name="Index_20_Link" text:visited-style-name="Index_20_Link">StatStruct – Статистика<text:tab/>6</text:a></text:p>
          <text:p text:style-name="P28"><text:a xlink:type="simple" xlink:href="#__RefHeading__941_844476280" text:style-name="Index_20_Link" text:visited-style-name="Index_20_Link">WareRatingStruct — Рейтинг товара<text:tab/>7</text:a></text:p>
          <text:p text:style-name="P28"><text:a xlink:type="simple" xlink:href="#__RefHeading__922_844476280" text:style-name="Index_20_Link" text:visited-style-name="Index_20_Link">WareStruct — Параметры товара<text:tab/>7</text:a></text:p>
          <text:p text:style-name="P28"><text:a xlink:type="simple" xlink:href="#__RefHeading__931_844476280" text:style-name="Index_20_Link" text:visited-style-name="Index_20_Link">WorkspaceStruct — Параметры рабочей области<text:tab/>8</text:a></text:p>
          <text:p text:style-name="P29"><text:a xlink:type="simple" xlink:href="#__RefHeading__1151_712231932" text:style-name="Index_20_Link" text:visited-style-name="Index_20_Link">Алгоритмы работы программ<text:tab/>9</text:a></text:p>
          <text:p text:style-name="P28"><text:a xlink:type="simple" xlink:href="#__RefHeading__1223_1613864034" text:style-name="Index_20_Link" text:visited-style-name="Index_20_Link">Алгоритм поведения в момент нападения<text:tab/>9</text:a></text:p>
          <text:p text:style-name="P30"><text:a xlink:type="simple" xlink:href="#__RefHeading__1227_1613864034" text:style-name="Index_20_Link" text:visited-style-name="Index_20_Link">Версия 3.02<text:tab/>10</text:a></text:p>
          <text:p text:style-name="P30"><text:a xlink:type="simple" xlink:href="#__RefHeading___Toc2192_265672554" text:style-name="Index_20_Link" text:visited-style-name="Index_20_Link">Защитный маневр<text:tab/>10</text:a></text:p>
          <text:p text:style-name="P30"><text:a xlink:type="simple" xlink:href="#__RefHeading___Toc2194_265672554" text:style-name="Index_20_Link" text:visited-style-name="Index_20_Link">Контрольная зона и статус агрессора<text:tab/>11</text:a></text:p>
          <text:p text:style-name="P30"><text:a xlink:type="simple" xlink:href="#__RefHeading___Toc2196_265672554" text:style-name="Index_20_Link" text:visited-style-name="Index_20_Link">Соседний сектор (Next Sector)<text:tab/>11</text:a></text:p>
          <text:p text:style-name="P30"><text:a xlink:type="simple" xlink:href="#__RefHeading___Toc2198_265672554" text:style-name="Index_20_Link" text:visited-style-name="Index_20_Link">Последний шанс (Last Chance)<text:tab/>11</text:a></text:p>
          <text:p text:style-name="P30"><text:a xlink:type="simple" xlink:href="#__RefHeading___Toc2200_265672554" text:style-name="Index_20_Link" text:visited-style-name="Index_20_Link">Прыжок в соседний сектор недоступен (Move Locally)<text:tab/>11</text:a></text:p>
          <text:p text:style-name="P30"><text:a xlink:type="simple" xlink:href="#__RefHeading___Toc2202_265672554" text:style-name="Index_20_Link" text:visited-style-name="Index_20_Link">Доступен прыжок в соседний сектор (Jump Next)<text:tab/>12</text:a></text:p>
          <text:p text:style-name="P30"><text:a xlink:type="simple" xlink:href="#__RefHeading___Toc2204_265672554" text:style-name="Index_20_Link" text:visited-style-name="Index_20_Link">Используемые переменные<text:tab/>12</text:a></text:p>
          <text:p text:style-name="P30"><text:a xlink:type="simple" xlink:href="#__RefHeading___Toc2206_265672554" text:style-name="Index_20_Link" text:visited-style-name="Index_20_Link">Алгоритм перезапуска для нового агрессора<text:tab/>12</text:a></text:p>
          <text:p text:style-name="P30"><text:a xlink:type="simple" xlink:href="#__RefHeading___Toc2208_265672554" text:style-name="Index_20_Link" text:visited-style-name="Index_20_Link">Тест-кейсы<text:tab/>13</text:a></text:p>
          <text:p text:style-name="P28"><text:a xlink:type="simple" xlink:href="#__RefHeading___Toc2452_4270951590" text:style-name="Index_20_Link" text:visited-style-name="Index_20_Link">Навигационная программа<text:tab/>14</text:a></text:p>
          <text:p text:style-name="P28"><text:a xlink:type="simple" xlink:href="#__RefHeading__2466_2044843841" text:style-name="Index_20_Link" text:visited-style-name="Index_20_Link">Торговля и обмен товарами<text:tab/>14</text:a></text:p>
          <text:p text:style-name="P30"><text:a xlink:type="simple" xlink:href="#__RefHeading__2468_2044843841" text:style-name="Index_20_Link" text:visited-style-name="Index_20_Link">Как корабли торгуют между собой<text:tab/>15</text:a></text:p>
          <text:p text:style-name="P30"><text:a xlink:type="simple" xlink:href="#__RefHeading__2988_112787359" text:style-name="Index_20_Link" text:visited-style-name="Index_20_Link">Товарный лимит трюма<text:tab/>15</text:a></text:p>
          <text:p text:style-name="P30"><text:a xlink:type="simple" xlink:href="#__RefHeading__2470_2044843841" text:style-name="Index_20_Link" text:visited-style-name="Index_20_Link">Валидация контрагентов (функция 610)<text:tab/>17</text:a></text:p>
          <text:p text:style-name="P30"><text:a xlink:type="simple" xlink:href="#__RefHeading__2990_112787359" text:style-name="Index_20_Link" text:visited-style-name="Index_20_Link">Проверка количественных лимитов (валидатор #32)<text:tab/>20</text:a></text:p>
          <text:p text:style-name="P30"><text:a xlink:type="simple" xlink:href="#__RefHeading__3378_1980337750" text:style-name="Index_20_Link" text:visited-style-name="Index_20_Link">Определение партии на покупку (функция 604)<text:tab/>21</text:a></text:p>
          <text:p text:style-name="P30"><text:a xlink:type="simple" xlink:href="#__RefHeading__3292_1189012309" text:style-name="Index_20_Link" text:visited-style-name="Index_20_Link">Определение партии на продажу (функция 605)<text:tab/>22</text:a></text:p>
          <text:p text:style-name="P30"><text:a xlink:type="simple" xlink:href="#__RefHeading__2986_112787359" text:style-name="Index_20_Link" text:visited-style-name="Index_20_Link">Отбор контрагентов рабочей области (функция 611)<text:tab/>22</text:a></text:p>
          <text:p text:style-name="P28"><text:a xlink:type="simple" xlink:href="#__RefHeading__1153_712231932" text:style-name="Index_20_Link" text:visited-style-name="Index_20_Link">Программы Начальник техотдела и Техник<text:tab/>23</text:a></text:p>
          <text:p text:style-name="P30"><text:a xlink:type="simple" xlink:href="#__RefHeading__1155_712231932" text:style-name="Index_20_Link" text:visited-style-name="Index_20_Link">Условные обозначения в именах кораблей<text:tab/>24</text:a></text:p>
          <text:p text:style-name="P30"><text:a xlink:type="simple" xlink:href="#__RefHeading__1157_712231932" text:style-name="Index_20_Link" text:visited-style-name="Index_20_Link">Переоборудование кораблей<text:tab/>25</text:a></text:p>
          <text:p text:style-name="P30"><text:soft-page-break/><text:a xlink:type="simple" xlink:href="#__RefHeading__1159_712231932" text:style-name="Index_20_Link" text:visited-style-name="Index_20_Link">Ремонт в доке<text:tab/>26</text:a></text:p>
          <text:p text:style-name="P29"><text:a xlink:type="simple" xlink:href="#__RefHeading__2474_2044843841" text:style-name="Index_20_Link" text:visited-style-name="Index_20_Link">Дорожная карта<text:tab/>26</text:a></text:p>
          <text:p text:style-name="P29"><text:a xlink:type="simple" xlink:href="#__RefHeading__3380_1980337750" text:style-name="Index_20_Link" text:visited-style-name="Index_20_Link">Тестирование на утечки памяти <text:tab/>27</text:a></text:p>
          <text:p text:style-name="P29"><text:a xlink:type="simple" xlink:href="#__RefHeading__979_1173807053" text:style-name="Index_20_Link" text:visited-style-name="Index_20_Link">TODO<text:tab/>31</text:a></text:p>
        </text:index-body>
      </text:table-of-content>
      <text:p text:style-name="P1"/>
      <text:h text:style-name="Heading_20_1" text:outline-level="1"><text:bookmark-start text:name="__RefHeading__918_844476280"/>Общая информация<text:bookmark-end text:name="__RefHeading__918_844476280"/></text:h>
      <text:p text:style-name="Text_20_body">Данный документ содержит информацию, имеющую значение с точки зрения разработки программного комплекса T2-Droid. Информация <text:s/>ориентирована на разработчиков и будет полезна в целях будущих модификаций и исправления найденных ошибок. Данный документ не содержит информацию для пользователей. Для получения подробной информации о T2-Droid и способах его использования следует обратиться к Руководству пользователя.</text:p>
      <text:h text:style-name="Heading_20_1" text:outline-level="1"><text:bookmark-start text:name="__RefHeading__925_844476280"/>Условные обозначения<text:bookmark-end text:name="__RefHeading__925_844476280"/></text:h>
      <text:p text:style-name="Text_20_body"><text:span text:style-name="T20">Красным цветом</text:span> выделены участки, требующие проверки по коду, находящиеся в разработке или в перспективе разработки.</text:p>
      <text:h text:style-name="Heading_20_1" text:outline-level="1"><text:bookmark-start text:name="__RefHeading__1145_712231932"/>Расположение журналов<text:bookmark-end text:name="__RefHeading__1145_712231932"/></text:h>
      <text:p text:style-name="P6">T2-Droid <text:span text:style-name="T11">ведет журнал, который позволяет отслеживать принимаемые программой решения и выполняемые действия. </text:span><text:span text:style-name="T11">Для сохранения сообщений используется единый файл журнала </text:span>log08370.txt.</text:p>
      <text:p text:style-name="Text_20_body">Для Linux версии журнал находятся в папке ~/.config/EgoSoft/X3AP <text:span text:style-name="T11">домашней директории.</text:span></text:p>
      <text:p text:style-name="Text_20_body">Для <text:span text:style-name="T5">Windows </text:span><text:span text:style-name="T11">версии журналы находятся в папке </text:span><text:span text:style-name="T5">Documents\Egosoft\X3AP </text:span><text:span text:style-name="T11">пользовательского каталога.</text:span><text:span text:style-name="T5"> </text:span></text:p>
      <text:h text:style-name="Heading_20_1" text:outline-level="1"><text:bookmark-start text:name="__RefHeading__920_844476280"/>Структуры данных<text:bookmark-end text:name="__RefHeading__920_844476280"/></text:h>
      <text:p text:style-name="Text_20_body">Данный раздел содержит детальное описание используемых в программе структур данных.</text:p>
      <text:p text:style-name="Text_20_body">Базовые структуры данных представлены одномерными массивами. Структуры данных высокого уровня могут содержать вложенные структуры. </text:p>
      <text:h text:style-name="P31" text:outline-level="2"><text:bookmark-start text:name="__RefHeading__2836_1359725640"/>Принципы доступа к данным<text:bookmark-end text:name="__RefHeading__2836_1359725640"/></text:h>
      <text:p text:style-name="Text_20_body">Данные правила описывают правила, которых необходимо придерживаться при работе с данными.</text:p>
      <text:p text:style-name="Text_20_body">Доступ к элементам структур данных должен осуществляться посредством соответствующих функций. Структуры могут меняться от версии к версии и использование для доступа к данным специальных функций позволит безопасно модифицировать структуры без влияния на основной <text:soft-page-break/>алгоритм.</text:p>
      <text:p text:style-name="Text_20_body">Для ссылки на элементы структуры следует использовать константы. Использование констант позволяет повысить устойчивость кода к изменениям. Поскольку пользовательские константы движком не поддерживаются, для определения констант используются обычные переменные. <text:span text:style-name="T11">Но так как</text:span> используемые редакторы кода поддерживают выбор переменной из списка существующих, использование констант даже в таком виде позволит сократить количество ошибок. </text:p>
      <text:p text:style-name="Text_20_body">Для отделения констант от других переменных используется особая форма именования:</text:p>
      <text:p text:style-name="P12"><text:span text:style-name="T5"><text:tab/></text:span><text:span text:style-name="T7">$c&lt;STRUCT&gt;.&lt;FIELD&gt;</text:span></text:p>
      <text:p text:style-name="Text_20_body"><text:span text:style-name="T11">где </text:span><text:span text:style-name="T5">&lt;STRUCT&gt; – </text:span><text:span text:style-name="T11">идентификатор структуры, </text:span><text:span text:style-name="T5">&lt;FIELD&gt; – </text:span><text:span text:style-name="T11">идентификатор поля структуры. Например,</text:span></text:p>
      <text:p text:style-name="Text_20_body"><text:span text:style-name="T27"><text:tab/></text:span><text:span text:style-name="T25">$cWareStr.sellPrice</text:span></text:p>
      <text:p text:style-name="Text_20_body"><text:span text:style-name="T5">м</text:span><text:span text:style-name="T11">ожет использоваться для ссылки на цену реализации товара в структуре типа </text:span><text:span text:style-name="T5">WareStruct, </text:span><text:span text:style-name="T11">а</text:span></text:p>
      <text:p text:style-name="Text_20_body"><text:span text:style-name="T27"><text:tab/></text:span><text:span text:style-name="T25">$cWareStr.buyPrice</text:span></text:p>
      <text:p text:style-name="Text_20_body"><text:span text:style-name="T11">то же самое, но в отношении закупочной цены</text:span><text:span text:style-name="T5">. </text:span><text:span text:style-name="T11">Актуальный список констант определен в начале файла функций. Для использования констант в других скриптах, следует скопировать соответствующий участок из файла функций. Следует следить, что бы версии блока констант во всех скриптах совпадали с версией этой секции в файле функций.</text:span></text:p>
      <text:h text:style-name="Heading_20_2" text:outline-level="2"><text:bookmark-start text:name="__RefHeading__933_844476280"/>Bitfield — Битовые поля флагов<text:bookmark-end text:name="__RefHeading__933_844476280"/></text:h>
      <text:p text:style-name="Text_20_body">Для хранения набора логических значений используются битовые поля флагов. Подобные поля представляют собой целочисленные значения, но рассматриваются как битовые наборы. Целочисленный код флага указывает на позицию соответствующего бита в наборе. Включенные биты означают, что соответствующий флаг имеет положительное значение (то есть, флаг включен). Выключенный бит указывает, что значение флага отрицательно (то есть, флаг выключен). </text:p>
      <text:h text:style-name="Heading_20_2" text:outline-level="2"><text:bookmark-start text:name="__RefHeading__1147_712231932"/>Table - Таблицы<text:bookmark-end text:name="__RefHeading__1147_712231932"/></text:h>
      <text:p text:style-name="Text_20_body">Некоторые данные представлены в виде таблиц. Количество строк в таблице может изменяться, но количество колонок всегда фиксировано. Таким образом, таблица это ничто иное как двумерный массив, на втором уровне которого всегда одинаковое количество элементов. В этом документе для описания элементов табличного типа данных используется форма:</text:p>
      <text:p text:style-name="Text_20_body"><text:tab/><text:span text:style-name="T4">Table(X cols)</text:span></text:p>
      <text:p text:style-name="Text_20_body">где X — количество колонок. При рассмотрении структуры таблиц используется термин — координаты. Координаты таблицы представляют собой пару индексов, указывающих на строку и <text:soft-page-break/>колонку соответствующего элемента. Как правило, при описании таблиц необходимо расшифровать только значения колонок.</text:p>
      <text:h text:style-name="Heading_20_2" text:outline-level="2"><text:bookmark-start text:name="__RefHeading__1149_712231932"/>2DArray — двумерные массивы<text:bookmark-end text:name="__RefHeading__1149_712231932"/></text:h>
      <text:p text:style-name="Text_20_body">Двумерные массивы представляют собой список наборов элементов. В корневом массиве хранятся наборы, а во вложенных содержатся элементы, входящие в соответствующий набор. Разница с таблицами здесь в том, что в отличии от каждой строки таблицы, в которой количество элементов одинаково для всех строк, у 2DArray на втором уровне может быть любое количество элементов. В этом документе для описания элементов двумерного массива используется форма:</text:p>
      <text:p text:style-name="Text_20_body"><text:tab/>2DArray</text:p>
      <text:p text:style-name="Text_20_body">При описании структуры двумерного массива используется термин — уровни. Для расшифровки содержимого такого массива необходимо расшифровать что содержится на первом уровне и что на втором.</text:p>
      <text:p text:style-name="Text_20_body">В качестве примера использования 2DArray можно привести конфигурацию лазеров корабля. Первый уровень такой структуры указывает на туррель, а на втором уровне хранятся список лазеров, установленных в соответствующий слот туррели. Поскольку туррели корабля могут иметь разное количество слотов, использовать для хранения этих данных обычную таблицу не получится.</text:p>
      <text:h text:style-name="Heading_20_2" text:outline-level="2"><text:bookmark-start text:name="__RefHeading___Toc2448_4270951590"/><text:span text:style-name="T5">GlobalConfig - </text:span>Глобальные настройки<text:bookmark-end text:name="__RefHeading___Toc2448_4270951590"/></text:h>
      <text:p text:style-name="Text_20_body"><text:span text:style-name="T11">Глобальные настройки </text:span><text:span text:style-name="T5">T2-Droid </text:span><text:span text:style-name="T11">хранятся в виде массива в глобальной переменной «</text:span><text:span text:style-name="T5">wwsl.T2.global</text:span><text:span text:style-name="T11">». Ниже приводится таблица с расшифровкой элементов конфигурации:</text:span></text:p>
      <table:table table:name="GlobalConfig" table:style-name="GlobalConfig">
        <table:table-column table:style-name="GlobalConfig.A"/>
        <table:table-column table:style-name="GlobalConfig.B"/>
        <table:table-column table:style-name="GlobalConfig.C"/>
        <table:table-header-rows>
          <table:table-row table:style-name="GlobalConfig.1">
            <table:table-cell table:style-name="GlobalConfig.A1" office:value-type="string">
              <text:p text:style-name="Table_20_Heading">Индекс</text:p>
            </table:table-cell>
            <table:table-cell table:style-name="GlobalConfig.A1" office:value-type="string">
              <text:p text:style-name="Table_20_Heading">Тип значения</text:p>
            </table:table-cell>
            <table:table-cell table:style-name="GlobalConfig.C1" office:value-type="string">
              <text:p text:style-name="Table_20_Heading">Описание</text:p>
            </table:table-cell>
          </table:table-row>
        </table:table-header-rows>
        <table:table-row table:style-name="GlobalConfig.1">
          <table:table-cell table:style-name="GlobalConfig.A2" office:value-type="string">
            <text:p text:style-name="Table_20_Contents">0</text:p>
          </table:table-cell>
          <table:table-cell table:style-name="GlobalConfig.A2" office:value-type="string">
            <text:p text:style-name="P22">String</text:p>
          </table:table-cell>
          <table:table-cell table:style-name="GlobalConfig.C2" office:value-type="string">
            <text:p text:style-name="Table_20_Contents">Номер версии, строка «<text:span text:style-name="T5">3.01</text:span>»</text:p>
          </table:table-cell>
        </table:table-row>
        <table:table-row table:style-name="GlobalConfig.1">
          <table:table-cell table:style-name="GlobalConfig.A2" office:value-type="string">
            <text:p text:style-name="P22">1</text:p>
          </table:table-cell>
          <table:table-cell table:style-name="GlobalConfig.A2" office:value-type="string">
            <text:p text:style-name="P22">Hotkey ID</text:p>
          </table:table-cell>
          <table:table-cell table:style-name="GlobalConfig.C2" office:value-type="string">
            <text:p text:style-name="Table_20_Contents">Идентификатор горячей клавиши, полученные в результате регистрации командой <text:span text:style-name="T5">register hotkey.</text:span></text:p>
          </table:table-cell>
        </table:table-row>
        <table:table-row table:style-name="GlobalConfig.1">
          <table:table-cell table:style-name="GlobalConfig.A2" office:value-type="string">
            <text:p text:style-name="P22">2</text:p>
          </table:table-cell>
          <table:table-cell table:style-name="GlobalConfig.A2" office:value-type="string">
            <text:p text:style-name="P22">Array</text:p>
          </table:table-cell>
          <table:table-cell table:style-name="GlobalConfig.C2" office:value-type="string">
            <text:p text:style-name="Table_20_Contents">Массив <text:span text:style-name="T18">Program → Ship index, </text:span><text:span text:style-name="T19">Что это?</text:span></text:p>
          </table:table-cell>
        </table:table-row>
        <table:table-row table:style-name="GlobalConfig.1">
          <table:table-cell table:style-name="GlobalConfig.A2" office:value-type="string">
            <text:p text:style-name="P22">3</text:p>
          </table:table-cell>
          <table:table-cell table:style-name="GlobalConfig.A2" office:value-type="string">
            <text:p text:style-name="P22">Boolean</text:p>
          </table:table-cell>
          <table:table-cell table:style-name="GlobalConfig.C2" office:value-type="string">
            <text:p text:style-name="P22">TRUE, <text:span text:style-name="T11">если открыто меню глобальных настроек. </text:span><text:span text:style-name="T11">Используется для ограничения рекурсивного открытия глобального меню.</text:span></text:p>
          </table:table-cell>
        </table:table-row>
        <table:table-row table:style-name="GlobalConfig.1">
          <table:table-cell table:style-name="GlobalConfig.A2" office:value-type="string">
            <text:p text:style-name="P22">4</text:p>
          </table:table-cell>
          <table:table-cell table:style-name="GlobalConfig.A2" office:value-type="string">
            <text:p text:style-name="P22">Bitfield</text:p>
          </table:table-cell>
          <table:table-cell table:style-name="GlobalConfig.C2" office:value-type="string">
            <text:p text:style-name="Table_20_Contents">Флаги: <text:span text:style-name="T5">1 – </text:span><text:span text:style-name="T11">включить журнал навигатора; </text:span><text:span text:style-name="T5">2 – </text:span><text:span text:style-name="T11">включить журнал установки и обновления; </text:span><text:span text:style-name="T5">4 – </text:span><text:span text:style-name="T5">о</text:span><text:span text:style-name="T11">тображать в меню</text:span><text:span text:style-name="T11"> дополнительные отладочные опции; </text:span><text:span text:style-name="T5">8 – </text:span><text:span text:style-name="T11">включить торговый журнал; </text:span><text:span text:style-name="T5">16 – </text:span><text:span text:style-name="T11">включить журнал валидации контрагентов; </text:span><text:span text:style-name="T5">32 – </text:span><text:span text:style-name="T11">включить журнал обработки сигналов; </text:span><text:span text:style-name="T5">64 – </text:span><text:span text:style-name="T11">включить журнал вызовов функций (много данных); </text:span><text:span text:style-name="T11">128 — включить боевой журнал;</text:span></text:p>
          </table:table-cell>
        </table:table-row>
        <text:soft-page-break/>
        <table:table-row table:style-name="GlobalConfig.1">
          <table:table-cell table:style-name="GlobalConfig.A2" office:value-type="string">
            <text:p text:style-name="P22">5</text:p>
          </table:table-cell>
          <table:table-cell table:style-name="GlobalConfig.A2" office:value-type="string">
            <text:p text:style-name="P22">Array of Strings</text:p>
          </table:table-cell>
          <table:table-cell table:style-name="GlobalConfig.C2" office:value-type="string">
            <text:p text:style-name="Table_20_Contents">Массив шаблонов, использующихся для фильтрации кораблей по имени при поиске</text:p>
          </table:table-cell>
        </table:table-row>
        <table:table-row table:style-name="GlobalConfig.1">
          <table:table-cell table:style-name="GlobalConfig.A2" office:value-type="string">
            <text:p text:style-name="P22">6</text:p>
          </table:table-cell>
          <table:table-cell table:style-name="GlobalConfig.A2" office:value-type="string">
            <text:p text:style-name="P22">Int</text:p>
          </table:table-cell>
          <table:table-cell table:style-name="GlobalConfig.C2" office:value-type="string">
            <text:p text:style-name="Table_20_Contents">Номер последнего переименованного корабля</text:p>
          </table:table-cell>
        </table:table-row>
        <table:table-row table:style-name="GlobalConfig.1">
          <table:table-cell table:style-name="GlobalConfig.A2" office:value-type="string">
            <text:p text:style-name="P22">7</text:p>
          </table:table-cell>
          <table:table-cell table:style-name="GlobalConfig.A2" office:value-type="string">
            <text:p text:style-name="P22">Int</text:p>
          </table:table-cell>
          <table:table-cell table:style-name="GlobalConfig.C2" office:value-type="string">
            <text:p text:style-name="Table_20_Contents">Период ротации журнала (дней)</text:p>
          </table:table-cell>
        </table:table-row>
        <table:table-row table:style-name="GlobalConfig.1">
          <table:table-cell table:style-name="GlobalConfig.A2" office:value-type="string">
            <text:p text:style-name="P22">8</text:p>
          </table:table-cell>
          <table:table-cell table:style-name="GlobalConfig.A2" office:value-type="string">
            <text:p text:style-name="P22">Int</text:p>
          </table:table-cell>
          <table:table-cell table:style-name="GlobalConfig.C2" office:value-type="string">
            <text:p text:style-name="Table_20_Contents">Игровое время последней ротации журнала (в секундах)</text:p>
          </table:table-cell>
        </table:table-row>
      </table:table>
      <text:p text:style-name="P6"/>
      <text:h text:style-name="Heading_20_2" text:outline-level="2"><text:bookmark-start text:name="__RefHeading__1161_712231932"/>ShipStruct — Конфигурация корабля<text:bookmark-end text:name="__RefHeading__1161_712231932"/></text:h>
      <text:p text:style-name="Text_20_body">ShipStruct — это высокоуровневая корневая структура, ассоциированная с кораблем.</text:p>
      <table:table table:name="ShipStruct-3_01" table:style-name="ShipStruct-3_5f_01">
        <table:table-column table:style-name="ShipStruct-3_5f_01.A"/>
        <table:table-column table:style-name="ShipStruct-3_5f_01.B"/>
        <table:table-column table:style-name="ShipStruct-3_5f_01.C"/>
        <table:table-header-rows>
          <table:table-row table:style-name="ShipStruct-3_5f_01.1">
            <table:table-cell table:style-name="ShipStruct-3_5f_01.A1" office:value-type="string">
              <text:p text:style-name="Table_20_Heading">Индекс</text:p>
            </table:table-cell>
            <table:table-cell table:style-name="ShipStruct-3_5f_01.A1" office:value-type="string">
              <text:p text:style-name="Table_20_Heading">Тип значения</text:p>
            </table:table-cell>
            <table:table-cell table:style-name="ShipStruct-3_5f_01.C1" office:value-type="string">
              <text:p text:style-name="Table_20_Heading">Описание</text:p>
            </table:table-cell>
          </table:table-row>
        </table:table-header-rows>
        <table:table-row table:style-name="ShipStruct-3_5f_01.1">
          <table:table-cell table:style-name="ShipStruct-3_5f_01.A2" office:value-type="string">
            <text:p text:style-name="Table_20_Contents">0</text:p>
          </table:table-cell>
          <table:table-cell table:style-name="ShipStruct-3_5f_01.A2" office:value-type="string">
            <text:p text:style-name="Table_20_Contents">String</text:p>
          </table:table-cell>
          <table:table-cell table:style-name="ShipStruct-3_5f_01.C2" office:value-type="string">
            <text:p text:style-name="Table_20_Contents">Идентификатор типа структуры строка «ShipStruct-3.0<text:span text:style-name="T5">2</text:span>»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1</text:p>
          </table:table-cell>
          <table:table-cell table:style-name="ShipStruct-3_5f_01.A2" office:value-type="string">
            <text:p text:style-name="Table_20_Contents">Int</text:p>
          </table:table-cell>
          <table:table-cell table:style-name="ShipStruct-3_5f_01.C2" office:value-type="string">
            <text:p text:style-name="Table_20_Contents">Код выбранной программы T2-Droid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2</text:p>
          </table:table-cell>
          <table:table-cell table:style-name="ShipStruct-3_5f_01.A2" office:value-type="string">
            <text:p text:style-name="P22">Bitfield</text:p>
          </table:table-cell>
          <table:table-cell table:style-name="ShipStruct-3_5f_01.C2" office:value-type="string">
            <text:p text:style-name="Table_20_Contents">Флаги: 1 — журналирование; 2 — разрешить апгрейд; 4 — разрешить ремонт; 8 — переименован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3</text:p>
          </table:table-cell>
          <table:table-cell table:style-name="ShipStruct-3_5f_01.A2" office:value-type="string">
            <text:p text:style-name="Table_20_Contents">Ship</text:p>
          </table:table-cell>
          <table:table-cell table:style-name="ShipStruct-3_5f_01.C2" office:value-type="string">
            <text:p text:style-name="Table_20_Contents">Руководитель, если корабль под руководством руководителя. Null — самостоятельный корабль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4</text:p>
          </table:table-cell>
          <table:table-cell table:style-name="ShipStruct-3_5f_01.A2" office:value-type="string">
            <text:p text:style-name="Table_20_Contents">Int</text:p>
          </table:table-cell>
          <table:table-cell table:style-name="ShipStruct-3_5f_01.C2" office:value-type="string">
            <text:p text:style-name="Table_20_Contents">Код текущего статуса работы: 0 — работает; 1 — приостановлен; 2 — завершить и сообщить; <text:span text:style-name="T5">null – </text:span><text:span text:style-name="T11">не работает</text:span>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5</text:p>
          </table:table-cell>
          <table:table-cell table:style-name="ShipStruct-3_5f_01.A2" office:value-type="string">
            <text:p text:style-name="Table_20_Contents">WorkspaceStruct</text:p>
          </table:table-cell>
          <table:table-cell table:style-name="ShipStruct-3_5f_01.C2" office:value-type="string">
            <text:p text:style-name="Table_20_Contents">Параметры рабочей области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6</text:p>
          </table:table-cell>
          <table:table-cell table:style-name="ShipStruct-3_5f_01.A2" office:value-type="string">
            <text:p text:style-name="Table_20_Contents">WareStruct</text:p>
          </table:table-cell>
          <table:table-cell table:style-name="ShipStruct-3_5f_01.C2" office:value-type="string">
            <text:p text:style-name="Table_20_Contents">Текущий <text:span text:style-name="T11">активный</text:span> товар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7</text:p>
          </table:table-cell>
          <table:table-cell table:style-name="ShipStruct-3_5f_01.A2" office:value-type="string">
            <text:p text:style-name="Table_20_Contents">StatStruct</text:p>
          </table:table-cell>
          <table:table-cell table:style-name="ShipStruct-3_5f_01.C2" office:value-type="string">
            <text:p text:style-name="P25">Сводная статистика работы.</text:p>
          </table:table-cell>
        </table:table-row>
        <table:table-row table:style-name="ShipStruct-3_5f_01.1">
          <table:table-cell table:style-name="ShipStruct-3_5f_01.A10" office:value-type="float" office:value="8">
            <text:p text:style-name="Table_20_Contents">8</text:p>
          </table:table-cell>
          <table:table-cell table:style-name="ShipStruct-3_5f_01.A2" office:value-type="string">
            <text:p text:style-name="Table_20_Contents">Array of StatStruct</text:p>
          </table:table-cell>
          <table:table-cell table:style-name="ShipStruct-3_5f_01.C2" office:value-type="string">
            <text:p text:style-name="P25">Почасовая статистика работы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9</text:p>
          </table:table-cell>
          <table:table-cell table:style-name="ShipStruct-3_5f_01.A2" office:value-type="string">
            <text:p text:style-name="Table_20_Contents">Array of Ships</text:p>
          </table:table-cell>
          <table:table-cell table:style-name="ShipStruct-3_5f_01.C2" office:value-type="string">
            <text:p text:style-name="Table_20_Contents">Массив подчиненных кораблей. Актуально только для <text:s/>руководителей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10</text:p>
          </table:table-cell>
          <table:table-cell table:style-name="ShipStruct-3_5f_01.A2" office:value-type="string">
            <text:p text:style-name="Table_20_Contents">Array of Wares</text:p>
          </table:table-cell>
          <table:table-cell table:style-name="ShipStruct-3_5f_01.C2" office:value-type="string">
            <text:p text:style-name="Table_20_Contents">Массив с параметрами рабочих товаров.</text:p>
          </table:table-cell>
        </table:table-row>
        <table:table-row table:style-name="ShipStruct-3_5f_01.1">
          <table:table-cell table:style-name="ShipStruct-3_5f_01.A10" office:value-type="float" office:value="11">
            <text:p text:style-name="P22">11</text:p>
          </table:table-cell>
          <table:table-cell table:style-name="ShipStruct-3_5f_01.A2" office:value-type="string">
            <text:p text:style-name="P22">Table(2)</text:p>
          </table:table-cell>
          <table:table-cell table:style-name="ShipStruct-3_5f_01.C2" office:value-type="string">
            <text:p text:style-name="P25"><text:span text:style-name="T5">SpecReserve. </text:span>Таблица спецрезерва. В первой колонке содержится товар, а во второй — зарезервированное количество. Используется для хранения любых доп. <text:span text:style-name="T11">р</text:span>езервов, хранение которых не предусмотрено движком.</text:p>
          </table:table-cell>
        </table:table-row>
        <table:table-row table:style-name="ShipStruct-3_5f_01.1">
          <table:table-cell table:style-name="ShipStruct-3_5f_01.A10" office:value-type="float" office:value="12">
            <text:p text:style-name="P22">12</text:p>
          </table:table-cell>
          <table:table-cell table:style-name="ShipStruct-3_5f_01.A2" office:value-type="string">
            <text:p text:style-name="P22">Table(2)</text:p>
          </table:table-cell>
          <table:table-cell table:style-name="ShipStruct-3_5f_01.C2" office:value-type="string">
            <text:p text:style-name="P25"><text:span text:style-name="T5">ProgData. </text:span>Таблица параметров программ.</text:p>
          </table:table-cell>
        </table:table-row>
      </table:table>
      <text:p text:style-name="Text_20_body"/>
      <text:p text:style-name="P16">Версия <text:span text:style-name="T5">3.02</text:span></text:p>
      <text:p text:style-name="P7">Добавлены два новых поля: Таблица спецрезерва и Таблица параметров программ.</text:p>
      <text:h text:style-name="Heading_20_2" text:outline-level="2"><text:bookmark-start text:name="__RefHeading__975_1173807053"/><text:soft-page-break/>ShipTemplateStruct — Шаблон корабля<text:bookmark-end text:name="__RefHeading__975_1173807053"/></text:h>
      <text:p text:style-name="Text_20_body">ShipTemplateStruct используется для представления шаблона, по которому оборудуются корабли.</text:p>
      <table:table table:name="ShipTemplate-3_02" table:style-name="ShipTemplate-3_5f_02">
        <table:table-column table:style-name="ShipTemplate-3_5f_02.A"/>
        <table:table-column table:style-name="ShipTemplate-3_5f_02.B"/>
        <table:table-column table:style-name="ShipTemplate-3_5f_02.C"/>
        <table:table-header-rows>
          <table:table-row table:style-name="ShipTemplate-3_5f_02.1">
            <table:table-cell table:style-name="ShipTemplate-3_5f_02.A1" office:value-type="string">
              <text:p text:style-name="Table_20_Heading">Индекс</text:p>
            </table:table-cell>
            <table:table-cell table:style-name="ShipTemplate-3_5f_02.A1" office:value-type="string">
              <text:p text:style-name="Table_20_Heading">Тип значения</text:p>
            </table:table-cell>
            <table:table-cell table:style-name="ShipTemplate-3_5f_02.C1" office:value-type="string">
              <text:p text:style-name="Table_20_Heading">Описание</text:p>
            </table:table-cell>
          </table:table-row>
        </table:table-header-rows>
        <table:table-row table:style-name="ShipTemplate-3_5f_02.1">
          <table:table-cell table:style-name="ShipTemplate-3_5f_02.A2" office:value-type="string">
            <text:p text:style-name="Table_20_Contents">0</text:p>
          </table:table-cell>
          <table:table-cell table:style-name="ShipTemplate-3_5f_02.A2" office:value-type="string">
            <text:p text:style-name="Table_20_Contents">String</text:p>
          </table:table-cell>
          <table:table-cell table:style-name="ShipTemplate-3_5f_02.C2" office:value-type="string">
            <text:p text:style-name="Table_20_Contents">Идентификатор типа структуры «ShipTemplateStruct-3.02»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1</text:p>
          </table:table-cell>
          <table:table-cell table:style-name="ShipTemplate-3_5f_02.A2" office:value-type="string">
            <text:p text:style-name="Table_20_Contents"/>
          </table:table-cell>
          <table:table-cell table:style-name="ShipTemplate-3_5f_02.C2" office:value-type="string">
            <text:p text:style-name="Table_20_Contents">Зарезервировано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2</text:p>
          </table:table-cell>
          <table:table-cell table:style-name="ShipTemplate-3_5f_02.A2" office:value-type="string">
            <text:p text:style-name="Table_20_Contents">String</text:p>
          </table:table-cell>
          <table:table-cell table:style-name="ShipTemplate-3_5f_02.C2" office:value-type="string">
            <text:p text:style-name="Table_20_Contents">Наименование шаблона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3</text:p>
          </table:table-cell>
          <table:table-cell table:style-name="ShipTemplate-3_5f_02.A2" office:value-type="string">
            <text:p text:style-name="Table_20_Contents">Ware</text:p>
          </table:table-cell>
          <table:table-cell table:style-name="ShipTemplate-3_5f_02.C2" office:value-type="string">
            <text:p text:style-name="Table_20_Contents">Модель корабля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4</text:p>
          </table:table-cell>
          <table:table-cell table:style-name="ShipTemplate-3_5f_02.A2" office:value-type="string">
            <text:p text:style-name="Table_20_Contents">String</text:p>
          </table:table-cell>
          <table:table-cell table:style-name="ShipTemplate-3_5f_02.C2" office:value-type="string">
            <text:p text:style-name="Table_20_Contents">Шаблон имени корабля для переименования после покупки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5</text:p>
          </table:table-cell>
          <table:table-cell table:style-name="ShipTemplate-3_5f_02.A2" office:value-type="string">
            <text:p text:style-name="P22">Bitfield</text:p>
          </table:table-cell>
          <table:table-cell table:style-name="ShipTemplate-3_5f_02.C2" office:value-type="string">
            <text:p text:style-name="Table_20_Contents">Флаги: 1 — использовать автопрыжок; 2- использовать экстренный прыжок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6</text:p>
          </table:table-cell>
          <table:table-cell table:style-name="ShipTemplate-3_5f_02.A2" office:value-type="string">
            <text:p text:style-name="Table_20_Contents">Table(2 cols)</text:p>
          </table:table-cell>
          <table:table-cell table:style-name="ShipTemplate-3_5f_02.C2" office:value-type="string">
            <text:p text:style-name="Table_20_Contents">Таблица всех товаров корабля. В первой колонке указывается товар, во второй колонке — его количество на корабле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7</text:p>
          </table:table-cell>
          <table:table-cell table:style-name="ShipTemplate-3_5f_02.A2" office:value-type="string">
            <text:p text:style-name="Table_20_Contents">2DArray</text:p>
          </table:table-cell>
          <table:table-cell table:style-name="ShipTemplate-3_5f_02.C2" office:value-type="string">
            <text:p text:style-name="Table_20_Contents">Конфигурация оружия. Первый уровень - индекс турели; Второй — номер слота турели; Значение — тип установленного лазера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8</text:p>
          </table:table-cell>
          <table:table-cell table:style-name="ShipTemplate-3_5f_02.A2" office:value-type="string">
            <text:p text:style-name="Table_20_Contents">Array</text:p>
          </table:table-cell>
          <table:table-cell table:style-name="ShipTemplate-3_5f_02.C2" office:value-type="string">
            <text:p text:style-name="Table_20_Contents">Конфигурация щитов. Массив содержит список щитов, установленных в соответствующем слоте корабля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9</text:p>
          </table:table-cell>
          <table:table-cell table:style-name="ShipTemplate-3_5f_02.A2" office:value-type="string">
            <text:p text:style-name="Table_20_Contents">Table (2 cols)</text:p>
          </table:table-cell>
          <table:table-cell table:style-name="ShipTemplate-3_5f_02.C2" office:value-type="string">
            <text:p text:style-name="Table_20_Contents">Настройки резерва ракет. В первой колонке — тип ракеты; во второй — количество ракет в резерве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10</text:p>
          </table:table-cell>
          <table:table-cell table:style-name="ShipTemplate-3_5f_02.A2" office:value-type="string">
            <text:p text:style-name="Table_20_Contents">Table (2 cols)</text:p>
          </table:table-cell>
          <table:table-cell table:style-name="ShipTemplate-3_5f_02.C2" office:value-type="string">
            <text:p text:style-name="Table_20_Contents">Настройки резерва боеприпасов. В первой колонки — тип боеприпасов; во второй — количество боеприпасов в резерве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11</text:p>
          </table:table-cell>
          <table:table-cell table:style-name="ShipTemplate-3_5f_02.A2" office:value-type="string">
            <text:p text:style-name="Table_20_Contents">Int</text:p>
          </table:table-cell>
          <table:table-cell table:style-name="ShipTemplate-3_5f_02.C2" office:value-type="string">
            <text:p text:style-name="Table_20_Contents">Минимальная дальность автопрыжка (прыжков)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12</text:p>
          </table:table-cell>
          <table:table-cell table:style-name="ShipTemplate-3_5f_02.A2" office:value-type="string">
            <text:p text:style-name="Table_20_Contents">Int</text:p>
          </table:table-cell>
          <table:table-cell table:style-name="ShipTemplate-3_5f_02.C2" office:value-type="string">
            <text:p text:style-name="Table_20_Contents">Состояние щита для экстренного прыжка (процентов)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13</text:p>
          </table:table-cell>
          <table:table-cell table:style-name="ShipTemplate-3_5f_02.A2" office:value-type="string">
            <text:p text:style-name="Table_20_Contents">Int</text:p>
          </table:table-cell>
          <table:table-cell table:style-name="ShipTemplate-3_5f_02.C2" office:value-type="string">
            <text:p text:style-name="Table_20_Contents">Резерв топлива под прыжковый двигатель (батарей шт.).</text:p>
          </table:table-cell>
        </table:table-row>
        <table:table-row table:style-name="ShipTemplate-3_5f_02.1">
          <table:table-cell table:style-name="ShipTemplate-3_5f_02.A16" office:value-type="float" office:value="14">
            <text:p text:style-name="Table_20_Contents">14</text:p>
          </table:table-cell>
          <table:table-cell table:style-name="ShipTemplate-3_5f_02.A2" office:value-type="string">
            <text:p text:style-name="Table_20_Contents"/>
          </table:table-cell>
          <table:table-cell table:style-name="ShipTemplate-3_5f_02.C2" office:value-type="string">
            <text:p text:style-name="P26">Спецрезерв</text:p>
          </table:table-cell>
        </table:table-row>
      </table:table>
      <text:p text:style-name="Text_20_body"/>
      <text:h text:style-name="Heading_20_2" text:outline-level="2"><text:bookmark-start text:name="__RefHeading__2971_216272226"/>StatStruct – <text:span text:style-name="T11">Статистика</text:span><text:bookmark-end text:name="__RefHeading__2971_216272226"/></text:h>
      <text:p text:style-name="P6">StatStruct – <text:span text:style-name="T11">это базовая структура, использующаяся для представления статистики о работе за некоторый период.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header-rows>
          <table:table-row>
            <table:table-cell table:style-name="Таблица1.A1" office:value-type="string">
              <text:p text:style-name="P27">Индекс</text:p>
            </table:table-cell>
            <table:table-cell table:style-name="Таблица1.A1" office:value-type="string">
              <text:p text:style-name="Table_20_Heading">Тип значения</text:p>
            </table:table-cell>
            <table:table-cell table:style-name="Таблица1.C1" office:value-type="string">
              <text:p text:style-name="Table_20_Heading">Описание</text:p>
            </table:table-cell>
          </table:table-row>
        </table:table-header-rows>
        <table:table-row>
          <table:table-cell table:style-name="Таблица1.A2" office:value-type="float" office:value="0">
            <text:p text:style-name="P22">0</text:p>
          </table:table-cell>
          <table:table-cell table:style-name="Таблица1.B2" office:value-type="string">
            <text:p text:style-name="P22">String</text:p>
          </table:table-cell>
          <table:table-cell table:style-name="Таблица1.C2" office:value-type="string">
            <text:p text:style-name="Table_20_Contents">Идентификатор типа структуры <text:span text:style-name="T5">«StatStruct-3.01»</text:span></text:p>
          </table:table-cell>
        </table:table-row>
        <table:table-row>
          <table:table-cell table:style-name="Таблица1.A2" office:value-type="float" office:value="1">
            <text:p text:style-name="P22">1</text:p>
          </table:table-cell>
          <table:table-cell table:style-name="Таблица1.B2" office:value-type="string">
            <text:p text:style-name="P22">Int</text:p>
          </table:table-cell>
          <table:table-cell table:style-name="Таблица1.C2" office:value-type="string">
            <text:p text:style-name="Table_20_Contents">Временная метка (интерпретируется в зависимости от контекста)</text:p>
          </table:table-cell>
        </table:table-row>
        <text:soft-page-break/>
        <table:table-row>
          <table:table-cell table:style-name="Таблица1.A2" office:value-type="float" office:value="2">
            <text:p text:style-name="P22">2</text:p>
          </table:table-cell>
          <table:table-cell table:style-name="Таблица1.B2" office:value-type="string">
            <text:p text:style-name="P22">Int</text:p>
          </table:table-cell>
          <table:table-cell table:style-name="Таблица1.C2" office:value-type="string">
            <text:p text:style-name="Table_20_Contents">Общее время работы секунд</text:p>
          </table:table-cell>
        </table:table-row>
        <table:table-row>
          <table:table-cell table:style-name="Таблица1.A2" office:value-type="float" office:value="3">
            <text:p text:style-name="P22">3</text:p>
          </table:table-cell>
          <table:table-cell table:style-name="Таблица1.B2" office:value-type="string">
            <text:p text:style-name="P22">Int </text:p>
          </table:table-cell>
          <table:table-cell table:style-name="Таблица1.C2" office:value-type="string">
            <text:p text:style-name="Table_20_Contents">Общее время простоя секунд</text:p>
          </table:table-cell>
        </table:table-row>
        <table:table-row>
          <table:table-cell table:style-name="Таблица1.A2" office:value-type="float" office:value="4">
            <text:p text:style-name="P22">4</text:p>
          </table:table-cell>
          <table:table-cell table:style-name="Таблица1.B2" office:value-type="string">
            <text:p text:style-name="P22">Int</text:p>
          </table:table-cell>
          <table:table-cell table:style-name="Таблица1.C2" office:value-type="string">
            <text:p text:style-name="Table_20_Contents">Общее время на закупках/загрузках секунд</text:p>
          </table:table-cell>
        </table:table-row>
        <table:table-row>
          <table:table-cell table:style-name="Таблица1.A2" office:value-type="float" office:value="5">
            <text:p text:style-name="P22">5</text:p>
          </table:table-cell>
          <table:table-cell table:style-name="Таблица1.B2" office:value-type="string">
            <text:p text:style-name="P22">Int</text:p>
          </table:table-cell>
          <table:table-cell table:style-name="Таблица1.C2" office:value-type="string">
            <text:p text:style-name="Table_20_Contents">Общее время на продажах/разгрузках секунд</text:p>
          </table:table-cell>
        </table:table-row>
        <table:table-row>
          <table:table-cell table:style-name="Таблица1.A2" office:value-type="float" office:value="6">
            <text:p text:style-name="P22">6</text:p>
          </table:table-cell>
          <table:table-cell table:style-name="Таблица1.B2" office:value-type="string">
            <text:p text:style-name="P22">Int</text:p>
          </table:table-cell>
          <table:table-cell table:style-name="Таблица1.C2" office:value-type="string">
            <text:p text:style-name="Table_20_Contents">Общее время ожидания поставщика секунд</text:p>
          </table:table-cell>
        </table:table-row>
        <table:table-row>
          <table:table-cell table:style-name="Таблица1.A2" office:value-type="float" office:value="7">
            <text:p text:style-name="P22">7</text:p>
          </table:table-cell>
          <table:table-cell table:style-name="Таблица1.B2" office:value-type="string">
            <text:p text:style-name="P22">Int</text:p>
          </table:table-cell>
          <table:table-cell table:style-name="Таблица1.C2" office:value-type="string">
            <text:p text:style-name="Table_20_Contents">Общее время ожидания потребителя секунд</text:p>
          </table:table-cell>
        </table:table-row>
        <table:table-row>
          <table:table-cell table:style-name="Таблица1.A2" office:value-type="float" office:value="8">
            <text:p text:style-name="P22">8</text:p>
          </table:table-cell>
          <table:table-cell table:style-name="Таблица1.B2" office:value-type="string">
            <text:p text:style-name="P22">Int</text:p>
          </table:table-cell>
          <table:table-cell table:style-name="Таблица1.C2" office:value-type="string">
            <text:p text:style-name="Table_20_Contents">Общая сумма закупки</text:p>
          </table:table-cell>
        </table:table-row>
        <table:table-row>
          <table:table-cell table:style-name="Таблица1.A2" office:value-type="float" office:value="9">
            <text:p text:style-name="P22">9</text:p>
          </table:table-cell>
          <table:table-cell table:style-name="Таблица1.B2" office:value-type="string">
            <text:p text:style-name="P22">Int</text:p>
          </table:table-cell>
          <table:table-cell table:style-name="Таблица1.C2" office:value-type="string">
            <text:p text:style-name="Table_20_Contents">Общая сумма продажи</text:p>
          </table:table-cell>
        </table:table-row>
        <table:table-row>
          <table:table-cell table:style-name="Таблица1.A2" office:value-type="float" office:value="10">
            <text:p text:style-name="P23">10</text:p>
          </table:table-cell>
          <table:table-cell table:style-name="Таблица1.B2" office:value-type="string">
            <text:p text:style-name="P22">Int</text:p>
          </table:table-cell>
          <table:table-cell table:style-name="Таблица1.C2" office:value-type="string">
            <text:p text:style-name="Table_20_Contents">Общие затраты на обслуживание</text:p>
          </table:table-cell>
        </table:table-row>
      </table:table>
      <text:p text:style-name="P7"/>
      <text:h text:style-name="Heading_20_2" text:outline-level="2"><text:bookmark-start text:name="__RefHeading__941_844476280"/>WareRatingStruct — Рейтинг товара<text:bookmark-end text:name="__RefHeading__941_844476280"/></text:h>
      <text:p text:style-name="Text_20_body">WareRatingStruct — это базовая структура, использующаяся для передачи информации о рейтинге товара в регионе. Используется подсистемами для передачи информации о ранжировании товаров, с целью выбора активного товара.</text:p>
      <table:table table:name="WareRatingStruct-3_01" table:style-name="WareRatingStruct-3_5f_01">
        <table:table-column table:style-name="WareRatingStruct-3_5f_01.A"/>
        <table:table-column table:style-name="WareRatingStruct-3_5f_01.B"/>
        <table:table-column table:style-name="WareRatingStruct-3_5f_01.C"/>
        <table:table-header-rows>
          <table:table-row table:style-name="WareRatingStruct-3_5f_01.1">
            <table:table-cell table:style-name="WareRatingStruct-3_5f_01.A1" office:value-type="string">
              <text:p text:style-name="Table_20_Heading">Индекс</text:p>
            </table:table-cell>
            <table:table-cell table:style-name="WareRatingStruct-3_5f_01.A1" office:value-type="string">
              <text:p text:style-name="Table_20_Heading">Тип значения</text:p>
            </table:table-cell>
            <table:table-cell table:style-name="WareRatingStruct-3_5f_01.C1" office:value-type="string">
              <text:p text:style-name="Table_20_Heading">Описание</text:p>
            </table:table-cell>
          </table:table-row>
        </table:table-header-rows>
        <table:table-row table:style-name="WareRatingStruct-3_5f_01.1">
          <table:table-cell table:style-name="WareRatingStruct-3_5f_01.A2" office:value-type="string">
            <text:p text:style-name="Table_20_Contents">0</text:p>
          </table:table-cell>
          <table:table-cell table:style-name="WareRatingStruct-3_5f_01.A2" office:value-type="string">
            <text:p text:style-name="Table_20_Contents">String</text:p>
          </table:table-cell>
          <table:table-cell table:style-name="WareRatingStruct-3_5f_01.C2" office:value-type="string">
            <text:p text:style-name="Table_20_Contents">Идентификатор типа структуры «WareRatingStruct-3.01»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1</text:p>
          </table:table-cell>
          <table:table-cell table:style-name="WareRatingStruct-3_5f_01.A2" office:value-type="string">
            <text:p text:style-name="Table_20_Contents">Ware</text:p>
          </table:table-cell>
          <table:table-cell table:style-name="WareRatingStruct-3_5f_01.C2" office:value-type="string">
            <text:p text:style-name="Table_20_Contents">Товар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2</text:p>
          </table:table-cell>
          <table:table-cell table:style-name="WareRatingStruct-3_5f_01.A2" office:value-type="string">
            <text:p text:style-name="Table_20_Contents">Int</text:p>
          </table:table-cell>
          <table:table-cell table:style-name="WareRatingStruct-3_5f_01.C2" office:value-type="string">
            <text:p text:style-name="Table_20_Contents">Количество поставщиков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3</text:p>
          </table:table-cell>
          <table:table-cell table:style-name="WareRatingStruct-3_5f_01.A2" office:value-type="string">
            <text:p text:style-name="Table_20_Contents">Int</text:p>
          </table:table-cell>
          <table:table-cell table:style-name="WareRatingStruct-3_5f_01.C2" office:value-type="string">
            <text:p text:style-name="Table_20_Contents">Количество покупателей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4</text:p>
          </table:table-cell>
          <table:table-cell table:style-name="WareRatingStruct-3_5f_01.A2" office:value-type="string">
            <text:p text:style-name="Table_20_Contents">Int</text:p>
          </table:table-cell>
          <table:table-cell table:style-name="WareRatingStruct-3_5f_01.C2" office:value-type="string">
            <text:p text:style-name="Table_20_Contents">Суммарное предложение в единицах объема (не штуках)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5</text:p>
          </table:table-cell>
          <table:table-cell table:style-name="WareRatingStruct-3_5f_01.A2" office:value-type="string">
            <text:p text:style-name="Table_20_Contents">Int</text:p>
          </table:table-cell>
          <table:table-cell table:style-name="WareRatingStruct-3_5f_01.C2" office:value-type="string">
            <text:p text:style-name="Table_20_Contents">Суммарный спрос в единицах объема (не штуках)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6</text:p>
          </table:table-cell>
          <table:table-cell table:style-name="WareRatingStruct-3_5f_01.A2" office:value-type="string">
            <text:p text:style-name="P19">Int</text:p>
          </table:table-cell>
          <table:table-cell table:style-name="WareRatingStruct-3_5f_01.C2" office:value-type="string">
            <text:p text:style-name="Table_20_Contents">Рейтинг пунктов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7</text:p>
          </table:table-cell>
          <table:table-cell table:style-name="WareRatingStruct-3_5f_01.A2" office:value-type="string">
            <text:p text:style-name="Table_20_Contents">String</text:p>
          </table:table-cell>
          <table:table-cell table:style-name="WareRatingStruct-3_5f_01.C2" office:value-type="string">
            <text:p text:style-name="Table_20_Contents">Строка рейтинга в формате, пригодном для сортировки товаров по рейтингу с учетом дополнительной информации.</text:p>
          </table:table-cell>
        </table:table-row>
      </table:table>
      <text:p text:style-name="Text_20_body"/>
      <text:h text:style-name="Heading_20_2" text:outline-level="2"><text:bookmark-start text:name="__RefHeading__922_844476280"/>WareStruct — Параметры товара<text:bookmark-end text:name="__RefHeading__922_844476280"/></text:h>
      <text:p text:style-name="Text_20_body">WareStruct — это базовая структура, хранящая параметры работы с отдельным товаром.</text:p>
      <table:table table:name="WareStruct-3_01" table:style-name="WareStruct-3_5f_01">
        <table:table-column table:style-name="WareStruct-3_5f_01.A"/>
        <table:table-column table:style-name="WareStruct-3_5f_01.B"/>
        <table:table-column table:style-name="WareStruct-3_5f_01.C"/>
        <table:table-header-rows>
          <table:table-row table:style-name="WareStruct-3_5f_01.1">
            <table:table-cell table:style-name="WareStruct-3_5f_01.A1" office:value-type="string">
              <text:p text:style-name="Table_20_Heading">Индекс</text:p>
            </table:table-cell>
            <table:table-cell table:style-name="WareStruct-3_5f_01.B1" office:value-type="string">
              <text:p text:style-name="Table_20_Heading">Тип значения</text:p>
            </table:table-cell>
            <table:table-cell table:style-name="WareStruct-3_5f_01.C1" office:value-type="string">
              <text:p text:style-name="Table_20_Heading">Описание</text:p>
            </table:table-cell>
          </table:table-row>
        </table:table-header-rows>
        <table:table-row table:style-name="WareStruct-3_5f_01.1">
          <table:table-cell table:style-name="WareStruct-3_5f_01.A2" office:value-type="string">
            <text:p text:style-name="Table_20_Contents">0</text:p>
          </table:table-cell>
          <table:table-cell table:style-name="WareStruct-3_5f_01.A2" office:value-type="string">
            <text:p text:style-name="Table_20_Contents">String</text:p>
          </table:table-cell>
          <table:table-cell table:style-name="WareStruct-3_5f_01.C2" office:value-type="string">
            <text:p text:style-name="Table_20_Contents">Идентификатор типа структуры строка «WareStruct-3.0<text:span text:style-name="T5">2</text:span>». </text:p>
          </table:table-cell>
        </table:table-row>
        <table:table-row table:style-name="WareStruct-3_5f_01.1">
          <table:table-cell table:style-name="WareStruct-3_5f_01.A2" office:value-type="string">
            <text:p text:style-name="Table_20_Contents">1</text:p>
          </table:table-cell>
          <table:table-cell table:style-name="WareStruct-3_5f_01.A2" office:value-type="string">
            <text:p text:style-name="Table_20_Contents">Ware</text:p>
          </table:table-cell>
          <table:table-cell table:style-name="WareStruct-3_5f_01.C2" office:value-type="string">
            <text:p text:style-name="Table_20_Contents"><text:span text:style-name="T5">Ware. </text:span>Товар.</text:p>
          </table:table-cell>
        </table:table-row>
        <text:soft-page-break/>
        <table:table-row table:style-name="WareStruct-3_5f_01.1">
          <table:table-cell table:style-name="WareStruct-3_5f_01.A4" office:value-type="string">
            <text:p text:style-name="Table_20_Contents">2</text:p>
          </table:table-cell>
          <table:table-cell table:style-name="WareStruct-3_5f_01.A2" office:value-type="string">
            <text:p text:style-name="Table_20_Contents">Int or null</text:p>
          </table:table-cell>
          <table:table-cell table:style-name="WareStruct-3_5f_01.C2" office:value-type="string">
            <text:p text:style-name="Table_20_Contents"><text:span text:style-name="T5">BuyPrice, BP. </text:span><text:span text:style-name="T11">Максимальная з</text:span>акупочная цена. Null — закупка отключена.</text:p>
          </table:table-cell>
        </table:table-row>
        <table:table-row table:style-name="WareStruct-3_5f_01.1">
          <table:table-cell table:style-name="WareStruct-3_5f_01.A2" office:value-type="string">
            <text:p text:style-name="Table_20_Contents">3</text:p>
          </table:table-cell>
          <table:table-cell table:style-name="WareStruct-3_5f_01.A2" office:value-type="string">
            <text:p text:style-name="Table_20_Contents">Int or null</text:p>
          </table:table-cell>
          <table:table-cell table:style-name="WareStruct-3_5f_01.C2" office:value-type="string">
            <text:p text:style-name="Table_20_Contents"><text:span text:style-name="T5">SellPrice, SP. </text:span>Минимальная цена реализации. Null — реализация отключена.</text:p>
          </table:table-cell>
        </table:table-row>
        <table:table-row table:style-name="WareStruct-3_5f_01.1">
          <table:table-cell table:style-name="WareStruct-3_5f_01.A2" office:value-type="string">
            <text:p text:style-name="Table_20_Contents">4</text:p>
          </table:table-cell>
          <table:table-cell table:style-name="WareStruct-3_5f_01.A2" office:value-type="string">
            <text:p text:style-name="Table_20_Contents">Int or null</text:p>
          </table:table-cell>
          <table:table-cell table:style-name="WareStruct-3_5f_01.C2" office:value-type="string">
            <text:p text:style-name="Table_20_Contents"><text:span text:style-name="T5">MinToBuy, MTB. </text:span>Корабельный лимит минимальной партии для покупки. Любые сделки на покупку меньше этого количества будут отклонены. <text:span text:style-name="T1">Если места в трюме нет места для загрузки этого объема, то сделка не состоится </text:span><text:span text:style-name="T2">(</text:span><text:span text:style-name="T3">это описание подходит для РП)</text:span><text:span text:style-name="T1">.</text:span> Null — отключен. Положительное - % от суммарного места под товар в трюме*. <text:span text:style-name="T14">Отрицательное — в штуках.</text:span></text:p>
          </table:table-cell>
        </table:table-row>
        <table:table-row table:style-name="WareStruct-3_5f_01.1">
          <table:table-cell table:style-name="WareStruct-3_5f_01.A2" office:value-type="string">
            <text:p text:style-name="Table_20_Contents">5</text:p>
          </table:table-cell>
          <table:table-cell table:style-name="WareStruct-3_5f_01.A2" office:value-type="string">
            <text:p text:style-name="Table_20_Contents">Int or null</text:p>
          </table:table-cell>
          <table:table-cell table:style-name="WareStruct-3_5f_01.C2" office:value-type="string">
            <text:p text:style-name="Table_20_Contents"><text:span text:style-name="T5">MinToSell, MTS. </text:span>Корабельный лимит минимальной партии для продажи. Любые сделки на продажу меньше этого количества будут отклонены. <text:span text:style-name="T1">Если в трюме товара меньше указанного объема, то сделка не состоится (это описание для РП).</text:span> Null — отключен. Положительное - % от суммарного места под товар в трюме*. <text:span text:style-name="T14">Отрицательное — в штуках.</text:span></text:p>
          </table:table-cell>
        </table:table-row>
        <table:table-row table:style-name="WareStruct-3_5f_01.1">
          <table:table-cell table:style-name="WareStruct-3_5f_01.A2" office:value-type="string">
            <text:p text:style-name="Table_20_Contents">6</text:p>
          </table:table-cell>
          <table:table-cell table:style-name="WareStruct-3_5f_01.A2" office:value-type="string">
            <text:p text:style-name="Table_20_Contents">Int or null</text:p>
          </table:table-cell>
          <table:table-cell table:style-name="WareStruct-3_5f_01.C2" office:value-type="string">
            <text:p text:style-name="P19"><text:span text:style-name="T5">SellerStorageMinLimit, SSML. </text:span>Проверка минимальной заполненности склада поставщика. Если склад поставщика заполнен менее, чем на указанный объем, сделка не состоится. Null — отключен. Положительное - % от склада поставщика. Отрицательное — в штуках.</text:p>
          </table:table-cell>
        </table:table-row>
        <table:table-row table:style-name="WareStruct-3_5f_01.1">
          <table:table-cell table:style-name="WareStruct-3_5f_01.A2" office:value-type="string">
            <text:p text:style-name="Table_20_Contents">7</text:p>
          </table:table-cell>
          <table:table-cell table:style-name="WareStruct-3_5f_01.A2" office:value-type="string">
            <text:p text:style-name="Table_20_Contents">Int or null</text:p>
          </table:table-cell>
          <table:table-cell table:style-name="WareStruct-3_5f_01.C2" office:value-type="string">
            <text:p text:style-name="P21"><text:span text:style-name="T5">BuyerStorageMaxLimit, BSML. </text:span>Проверка максимальной заполненности склада покупателя. Если склад покупателя заполнен более, чем на указанный объем, сделка не состоится. Null — отключен. Положительное - % от склада покупателя. Отрицательное — в штуках.</text:p>
          </table:table-cell>
        </table:table-row>
        <table:table-row table:style-name="WareStruct-3_5f_01.1">
          <table:table-cell table:style-name="WareStruct-3_5f_01.A10" office:value-type="float" office:value="8">
            <text:p text:style-name="P22">8</text:p>
          </table:table-cell>
          <table:table-cell table:style-name="WareStruct-3_5f_01.A2" office:value-type="string">
            <text:p text:style-name="P22">Int or null</text:p>
          </table:table-cell>
          <table:table-cell table:style-name="WareStruct-3_5f_01.C2" office:value-type="string">
            <text:p text:style-name="P24"><text:span text:style-name="T5">Ware Amount Limit, WAL. </text:span>Товарный лимит корабля. <text:span text:style-name="T5">Null – </text:span>отключен. Положительное - <text:span text:style-name="T5">% </text:span>от общего <text:span text:style-name="T5">WAL </text:span>корабля. Отрицательное — в штуках.</text:p>
          </table:table-cell>
        </table:table-row>
      </table:table>
      <text:p text:style-name="Text_20_body">* <text:span text:style-name="T11">См. Параграф Товарный лимит трюма</text:span></text:p>
      <text:p text:style-name="P8">Версия 3.<text:span text:style-name="T5">02</text:span></text:p>
      <text:p text:style-name="P7">Добавлено поле Товарный лимит корабля.</text:p>
      <text:h text:style-name="Heading_20_2" text:outline-level="2"><text:bookmark-start text:name="__RefHeading__931_844476280"/>WorkspaceStruct — Параметры рабочей области<text:bookmark-end text:name="__RefHeading__931_844476280"/></text:h>
      <text:p text:style-name="Text_20_body">WorkspaceStruct — это базовая структура, хранящая параметры рабочей области корабля.</text:p>
      <table:table table:name="WorkspaceStruct-3_01" table:style-name="WorkspaceStruct-3_5f_01">
        <table:table-column table:style-name="WorkspaceStruct-3_5f_01.A"/>
        <table:table-column table:style-name="WorkspaceStruct-3_5f_01.B"/>
        <table:table-column table:style-name="WorkspaceStruct-3_5f_01.C"/>
        <table:table-header-rows>
          <table:table-row table:style-name="WorkspaceStruct-3_5f_01.1">
            <table:table-cell table:style-name="WorkspaceStruct-3_5f_01.A1" office:value-type="string">
              <text:p text:style-name="Table_20_Heading">Индекс</text:p>
            </table:table-cell>
            <table:table-cell table:style-name="WorkspaceStruct-3_5f_01.A1" office:value-type="string">
              <text:p text:style-name="Table_20_Heading">Тип значения</text:p>
            </table:table-cell>
            <table:table-cell table:style-name="WorkspaceStruct-3_5f_01.C1" office:value-type="string">
              <text:p text:style-name="Table_20_Heading">Описание</text:p>
            </table:table-cell>
          </table:table-row>
        </table:table-header-rows>
        <table:table-row table:style-name="WorkspaceStruct-3_5f_01.1">
          <table:table-cell table:style-name="WorkspaceStruct-3_5f_01.A2" office:value-type="string">
            <text:p text:style-name="Table_20_Contents">0</text:p>
          </table:table-cell>
          <table:table-cell table:style-name="WorkspaceStruct-3_5f_01.A2" office:value-type="string">
            <text:p text:style-name="Table_20_Contents">String</text:p>
          </table:table-cell>
          <table:table-cell table:style-name="WorkspaceStruct-3_5f_01.C2" office:value-type="string">
            <text:p text:style-name="Table_20_Contents">Идентификатор типа структуры «WorkspaceStruct-3.01»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1</text:p>
          </table:table-cell>
          <table:table-cell table:style-name="WorkspaceStruct-3_5f_01.A2" office:value-type="string">
            <text:p text:style-name="Table_20_Contents">Sector</text:p>
          </table:table-cell>
          <table:table-cell table:style-name="WorkspaceStruct-3_5f_01.C2" office:value-type="string">
            <text:p text:style-name="Table_20_Contents">Центральный сектор области.</text:p>
          </table:table-cell>
        </table:table-row>
        <text:soft-page-break/>
        <table:table-row table:style-name="WorkspaceStruct-3_5f_01.1">
          <table:table-cell table:style-name="WorkspaceStruct-3_5f_01.A2" office:value-type="string">
            <text:p text:style-name="Table_20_Contents">2</text:p>
          </table:table-cell>
          <table:table-cell table:style-name="WorkspaceStruct-3_5f_01.A2" office:value-type="string">
            <text:p text:style-name="Table_20_Contents">Int</text:p>
          </table:table-cell>
          <table:table-cell table:style-name="WorkspaceStruct-3_5f_01.C2" office:value-type="string">
            <text:p text:style-name="Table_20_Contents">Радиус рабочей области. Количество секторов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3</text:p>
          </table:table-cell>
          <table:table-cell table:style-name="WorkspaceStruct-3_5f_01.A2" office:value-type="string">
            <text:p text:style-name="P22">Bitfield</text:p>
          </table:table-cell>
          <table:table-cell table:style-name="WorkspaceStruct-3_5f_01.C2" office:value-type="string">
            <text:p text:style-name="Table_20_Contents">Флаги: 1 — работать только со станциями из списков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4</text:p>
          </table:table-cell>
          <table:table-cell table:style-name="WorkspaceStruct-3_5f_01.A2" office:value-type="string">
            <text:p text:style-name="Table_20_Contents">Array of Sectors</text:p>
          </table:table-cell>
          <table:table-cell table:style-name="WorkspaceStruct-3_5f_01.C2" office:value-type="string">
            <text:p text:style-name="Table_20_Contents">Массив дополнительных секторов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5</text:p>
          </table:table-cell>
          <table:table-cell table:style-name="WorkspaceStruct-3_5f_01.A2" office:value-type="string">
            <text:p text:style-name="Table_20_Contents">Array of Sectors</text:p>
          </table:table-cell>
          <table:table-cell table:style-name="WorkspaceStruct-3_5f_01.C2" office:value-type="string">
            <text:p text:style-name="Table_20_Contents">Массив запрещенных секторов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6</text:p>
          </table:table-cell>
          <table:table-cell table:style-name="WorkspaceStruct-3_5f_01.A2" office:value-type="string">
            <text:p text:style-name="Table_20_Contents">Array of Stations and Ships</text:p>
          </table:table-cell>
          <table:table-cell table:style-name="WorkspaceStruct-3_5f_01.C2" office:value-type="string">
            <text:p text:style-name="Table_20_Contents">Массив поставщиков (станций и кораблей)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7</text:p>
          </table:table-cell>
          <table:table-cell table:style-name="WorkspaceStruct-3_5f_01.A2" office:value-type="string">
            <text:p text:style-name="Table_20_Contents">Array of Stations and Ships</text:p>
          </table:table-cell>
          <table:table-cell table:style-name="WorkspaceStruct-3_5f_01.C2" office:value-type="string">
            <text:p text:style-name="Table_20_Contents">Массив потребителей (станций и кораблей)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8</text:p>
          </table:table-cell>
          <table:table-cell table:style-name="WorkspaceStruct-3_5f_01.A2" office:value-type="string">
            <text:p text:style-name="Table_20_Contents">Array of Stations and Ships</text:p>
          </table:table-cell>
          <table:table-cell table:style-name="WorkspaceStruct-3_5f_01.C2" office:value-type="string">
            <text:p text:style-name="Table_20_Contents">Массив запрещенных контрагентов (станций и кораблей).</text:p>
          </table:table-cell>
        </table:table-row>
      </table:table>
      <text:p text:style-name="Text_20_body"/>
      <text:h text:style-name="Heading_20_1" text:outline-level="1"><text:bookmark-start text:name="__RefHeading__1151_712231932"/>Алгоритмы работы программ<text:bookmark-end text:name="__RefHeading__1151_712231932"/></text:h>
      <text:p text:style-name="Text_20_body">В данном разделе рассматриваются значимые детали логики работы программ T2-Droid.</text:p>
      <text:h text:style-name="Heading_20_2" text:outline-level="2"><text:bookmark-start text:name="__RefHeading__1223_1613864034"/>Алгоритм поведения в момент нападения<text:bookmark-end text:name="__RefHeading__1223_1613864034"/></text:h>
      <text:p text:style-name="Text_20_body">Не зависимо от запущенной программы, все корабли под управлением T2-Droid имеют общий обработчик SIGNAL_ATTACKED. Поскольку T2-Droid программа не боевая, алгоритм поведения в момент нападения нацелен на снижение риска уничтожения корабля. В самом крайнем случае, программа пытается максимально выиграть время, что бы дать возможность боевым патрулям прийти на помощь.</text:p>
      <text:p text:style-name="Text_20_body">T2-Droid позволяет игроку самому определять область, в которой будет работать корабль. В том числе это может быть работа на вражеской территории. В связи с этим, вражеские корабли, <text:s/>находящиеся в зоне видимости радара корабля, не рассматриваются в качестве нападающих, а механизм спасения корабля включается только в случае реального обстрела. </text:p>
      <text:p text:style-name="Text_20_body">В случае нападения, включается режим тревоги и программа пытается увести корабль в безопасную точку (далее Safe Spot — SP). Безопасные точки можно подразделить на два типа:</text:p>
      <text:list xml:id="list5113857053175637260" text:style-name="L1">
        <text:list-item>
          <text:p text:style-name="P47">SP1 - Корабль скрылся на станции</text:p>
        </text:list-item>
        <text:list-item>
          <text:p text:style-name="P47">SP2 - Корабль находится в космосе, так как нет доступных станций для стыковки. Наиболее безопасной точкой в данном случае является нахождение вдали от основных маршрутов за пределами действия сканеров. Условно: на расстоянии 60 км. от врат в сторону от центра сектора.</text:p>
        </text:list-item>
      </text:list>
      <text:p text:style-name="Text_20_body">В случае, если корабль скрылся на станции, самым безопасным будет оставаться на станции. Но если корабль находится в космосе, то он может быть повторно атакован другим противником. В этом случае, программа должна быть перезапущена, что бы корабль получил еще один шанс на спасение. Находясь на безопасной точке, программа ожидает когда агрессор покинет контрольную зону или будет уничтожен.</text:p>
      <text:p text:style-name="Text_20_body"><text:soft-page-break/>Независимо от того, какой способ спасения был выбран, программа обрабатывает каждый поступивший сигнал SIGNAL_ATTACKED. Повторное поступление сигнала свидетельствует о том, что нападающий выполняет атакующий маневр и необходимо принять меры для уклонения от атаки и другие меры, повышающие шанс на выживание. </text:p>
      <text:h text:style-name="Heading_20_3" text:outline-level="3"><text:bookmark-start text:name="__RefHeading__1227_1613864034"/>Версия 3.02<text:bookmark-end text:name="__RefHeading__1227_1613864034"/></text:h>
      <text:p text:style-name="Text_20_body">Для версии 3.02 приоритетным является скорость разработки. В связи с этим, данная версия содержит упрощенную логику. В качестве базовой модели поведения рассматривается попытка увести корабль в соседний сектор с помощью Прыжкового Двигателя.</text:p>
      <text:p text:style-name="Text_20_body">Ниже перечислены ключевые ситуации - состояния, определяющие логику поведения. Таблица отсортирована по вероятности выживания: от низкого к высокому.</text:p>
      <table:table table:name="SignalAttackedLogicStates" table:style-name="SignalAttackedLogicStates">
        <table:table-column table:style-name="SignalAttackedLogicStates.A"/>
        <table:table-column table:style-name="SignalAttackedLogicStates.B"/>
        <table:table-column table:style-name="SignalAttackedLogicStates.C"/>
        <table:table-header-rows>
          <table:table-row>
            <table:table-cell table:style-name="SignalAttackedLogicStates.A1" office:value-type="string">
              <text:p text:style-name="Table_20_Heading">Код</text:p>
            </table:table-cell>
            <table:table-cell table:style-name="SignalAttackedLogicStates.A1" office:value-type="string">
              <text:p text:style-name="Table_20_Heading">Вероятность выживания</text:p>
            </table:table-cell>
            <table:table-cell table:style-name="SignalAttackedLogicStates.C1" office:value-type="string">
              <text:p text:style-name="Table_20_Heading">Описание</text:p>
            </table:table-cell>
          </table:table-row>
        </table:table-header-rows>
        <table:table-row>
          <table:table-cell table:style-name="SignalAttackedLogicStates.A2" office:value-type="string">
            <text:p text:style-name="P22">Last Chance</text:p>
          </table:table-cell>
          <table:table-cell table:style-name="SignalAttackedLogicStates.A2" office:value-type="string">
            <text:p text:style-name="Table_20_Contents">Крайне низкая</text:p>
          </table:table-cell>
          <table:table-cell table:style-name="SignalAttackedLogicStates.C2" office:value-type="string">
            <text:p text:style-name="Table_20_Contents">Последний шанс. Кораблю некуда бежать.</text:p>
          </table:table-cell>
        </table:table-row>
        <table:table-row>
          <table:table-cell table:style-name="SignalAttackedLogicStates.A2" office:value-type="string">
            <text:p text:style-name="P22">Move Locally</text:p>
          </table:table-cell>
          <table:table-cell table:style-name="SignalAttackedLogicStates.A2" office:value-type="string">
            <text:p text:style-name="P23">Низкая</text:p>
          </table:table-cell>
          <table:table-cell table:style-name="SignalAttackedLogicStates.C2" office:value-type="string">
            <text:p text:style-name="Table_20_Contents">Прыжок в соседний сектор недоступен</text:p>
          </table:table-cell>
        </table:table-row>
        <table:table-row>
          <table:table-cell table:style-name="SignalAttackedLogicStates.A2" office:value-type="string">
            <text:p text:style-name="P22">Jump Next</text:p>
          </table:table-cell>
          <table:table-cell table:style-name="SignalAttackedLogicStates.A2" office:value-type="string">
            <text:p text:style-name="Table_20_Contents">Высокая</text:p>
          </table:table-cell>
          <table:table-cell table:style-name="SignalAttackedLogicStates.C2" office:value-type="string">
            <text:p text:style-name="Table_20_Contents">Доступен прыжок в соседний сектор</text:p>
          </table:table-cell>
        </table:table-row>
        <table:table-row>
          <table:table-cell table:style-name="SignalAttackedLogicStates.A2" office:value-type="string">
            <text:p text:style-name="P22">Next Sector</text:p>
          </table:table-cell>
          <table:table-cell table:style-name="SignalAttackedLogicStates.A2" office:value-type="string">
            <text:p text:style-name="Table_20_Contents">Средняя</text:p>
          </table:table-cell>
          <table:table-cell table:style-name="SignalAttackedLogicStates.C2" office:value-type="string">
            <text:p text:style-name="Table_20_Contents"/>
          </table:table-cell>
        </table:table-row>
      </table:table>
      <text:p text:style-name="Text_20_body"/>
      <text:p text:style-name="Text_20_body"><text:span text:style-name="T11">Основная задача</text:span> заключается в поиске наиболее подходящего укрытия и попытке его достичь. Если найти подходящее укрытие не удалось, то осуществляется переход в состояние Последний шанс. Далее рассматриваются <text:span text:style-name="T11">ключевые</text:span> <text:span text:style-name="T11">моменты алгоритма</text:span>.</text:p>
      <text:h text:style-name="Heading_20_3" text:outline-level="3"><text:bookmark-start text:name="__RefHeading___Toc2192_265672554"/><text:span text:style-name="T11">З</text:span><text:span text:style-name="T11">ащитный маневр</text:span><text:bookmark-end text:name="__RefHeading___Toc2192_265672554"/></text:h>
      <text:p text:style-name="P5">Маневр уклонения выполняется только в случае нахождения корабля в активном секторе. В противном случае выполнять маневр уклонения не имеет смысл, так как геометрия попаданий не просчитывается.</text:p>
      <text:p text:style-name="Text_20_body"><text:span text:style-name="T11">При совершении маневра уклонения для случая активного сектора необходимо учитывать, что при активном обстреле корабль будет получать сигналы с очень высокой частотой. Если слабо защищенный, неповоротливый корабль пытается укрыться на станции и при этом будет реагировать на каждую атаку маневром уклонения, то добраться до станции </text:span><text:span text:style-name="T11">ему </text:span><text:span text:style-name="T11">будет практически невозможно, так как </text:span><text:span text:style-name="T11">для возвращения на курс будет уходить слишком много времени. </text:span><text:span text:style-name="T11">В связи с этим, необходимо выполнять дополнительную фильтрацию входящих сигналов по </text:span><text:span text:style-name="T11">некоторым условиям</text:span><text:span text:style-name="T11">.</text:span></text:p>
      <text:p text:style-name="Text_20_body"><text:span text:style-name="T11">К</text:span><text:span text:style-name="T11">ак быстро корабль вернется на прежний курс зависит от его поворотливости. К сожалению, текущая версия скриптового движка не предоставляет такой информации в отношении корабля. </text:span><text:span text:style-name="T11">По этому придется использовать некое усредненное значение — </text:span><text:span text:style-name="T11">3</text:span><text:span text:style-name="T5"> </text:span><text:span text:style-name="T11">об./мин., </text:span><text:span text:style-name="T11">что характерно для кораблей класса </text:span><text:span text:style-name="T5">TS.</text:span><text:span text:style-name="T11"> </text:span><text:span text:style-name="T11">Что бы развернуться в противоположную сторону такому кораблю понадобится </text:span><text:span text:style-name="T5">20</text:span><text:span text:style-name="T11"> секунд. </text:span><text:span text:style-name="T11">Так же нам известна максимальная продолжительность маневра </text:span><text:soft-page-break/><text:span text:style-name="T11">уклонения, которая составляет 10 секунд. </text:span><text:span text:style-name="T11">Это значит, что за время маневра корабль отклонится от курса максимум на </text:span><text:span text:style-name="T11">5</text:span><text:span text:style-name="T5">0</text:span><text:span text:style-name="T5">%. </text:span><text:span text:style-name="T11">Если игнорировать сигналы, полученные в период 15 секунд после последнего маневра, кораблю хватит времени вернуться на курс и еще останется немного </text:span><text:span text:style-name="T11">времени что бы следовать установленным курсом.</text:span><text:span text:style-name="T11"> </text:span><text:span text:style-name="T11">Таким образом можно обеспечить продвижение корабля к цели.</text:span></text:p>
      <text:h text:style-name="Heading_20_3" text:outline-level="3"><text:bookmark-start text:name="__RefHeading___Toc2194_265672554"/><text:span text:style-name="T11">К</text:span><text:span text:style-name="T11">онтрольная зона </text:span><text:span text:style-name="T11">и статус агрессора</text:span><text:bookmark-end text:name="__RefHeading___Toc2194_265672554"/></text:h>
      <text:p text:style-name="P3"><text:span text:style-name="T11">Контрольная зона — это область</text:span><text:span text:style-name="T11">, которая </text:span><text:span text:style-name="T11">просматривается программой </text:span><text:span text:style-name="T11">для</text:span><text:span text:style-name="T11"> определения статуса агрессора. В данной версии контрольная зона </text:span><text:span text:style-name="T11">определяется текущим сектором и всеми смежными с ним секторами. Когда корабль находится на точке </text:span><text:span text:style-name="T5">SP1,</text:span><text:span text:style-name="T11"> </text:span><text:span text:style-name="T11">начал двигаться</text:span><text:span text:style-name="T11"> </text:span><text:span text:style-name="T11">к точке </text:span><text:span text:style-name="T5">SP2 </text:span><text:span text:style-name="T11">или уже находится на ней</text:span><text:span text:style-name="T5">, </text:span><text:span text:style-name="T11">программа</text:span><text:span text:style-name="T11"> ожидает изменение статуса агрессора. </text:span><text:span text:style-name="T11">Если агрессор уничтожен или покинул контрольную зону, режим тревоги снимается </text:span><text:span text:style-name="T11">и корабль возвращается к предыдущему заданию</text:span><text:span text:style-name="T11">.</text:span></text:p>
      <text:p text:style-name="P4"><text:span text:style-name="T11">Когда</text:span><text:span text:style-name="T11"> корабль начинает уходить на точку </text:span><text:span text:style-name="T5">SP2, </text:span><text:span text:style-name="T11">то он </text:span><text:span text:style-name="T11">потенциально остается под угрозой, которая может исходить от нового агрессора. В случае </text:span><text:span text:style-name="T11">регистрации нового нападения</text:span><text:span text:style-name="T11">, программа</text:span><text:span text:style-name="T11"> перезапус</text:span><text:span text:style-name="T11">кает</text:span><text:span text:style-name="T11"> процедуру бегства </text:span><text:span text:style-name="T11">для</text:span><text:span text:style-name="T11"> </text:span><text:span text:style-name="T11">нового агрессора</text:span><text:span text:style-name="T11">.</text:span></text:p>
      <text:h text:style-name="Heading_20_3" text:outline-level="3"><text:bookmark-start text:name="__RefHeading___Toc2196_265672554"/>Соседний сектор <text:span text:style-name="T5">(Next Sector)</text:span><text:bookmark-end text:name="__RefHeading___Toc2196_265672554"/></text:h>
      <text:p text:style-name="Text_20_body">Корабль может оказаться в соседнем секторе в случае, если он успешно осуществил прыжок или смог войти во врата в секторе нападения. Когда корабль оказывается в соседнем секторе, выполняется проверка сектора назначения. Если следующий сектор на маршруте следования не является сектором агрессора и агрессор не находится в текущем секторе, то корабль может следовать дальше по маршруту. В противном случае, корабль пытается укрыться на точках <text:span text:style-name="T5">SP1 </text:span><text:span text:style-name="T11">или </text:span><text:span text:style-name="T5">SP2</text:span>.</text:p>
      <text:h text:style-name="Heading_20_3" text:outline-level="3"><text:bookmark-start text:name="__RefHeading___Toc2198_265672554"/>Последний шанс <text:span text:style-name="T5">(Last Chance)</text:span><text:bookmark-end text:name="__RefHeading___Toc2198_265672554"/></text:h>
      <text:p text:style-name="Table_20_Contents">Единственной стратегией выживания в этой ситуации является непрерывное маневрирование с целью уклониться от атак противника и выиграть время до подхода помощи. <text:span text:style-name="T11">При входе в состояние корабль пытается выпустить повышенное количество дронов, что бы отвлечь </text:span><text:span text:style-name="T11">внимание </text:span><text:span text:style-name="T11">нападающего.</text:span></text:p>
      <text:p text:style-name="P23"/>
      <text:p text:style-name="Table_20_Contents"><text:span text:style-name="T11">Е</text:span><text:span text:style-name="T11">сли кораблю удается оторваться от агрессора на безопасное расстояние (условно 60 км.), то считается, что корабль находится на точке </text:span><text:span text:style-name="T5">SP2. </text:span><text:span text:style-name="T11">В такой ситуации допускается перезапуск программы в случае новой атаки.</text:span></text:p>
      <text:p text:style-name="Table_20_Contents"/>
      <text:h text:style-name="Heading_20_3" text:outline-level="3"><text:bookmark-start text:name="__RefHeading___Toc2200_265672554"/>Прыжок в соседний сектор недоступен <text:span text:style-name="T5">(Move Locally)</text:span><text:bookmark-end text:name="__RefHeading___Toc2200_265672554"/></text:h>
      <text:p text:style-name="Table_20_Contents"/>
      <text:p text:style-name="Table_20_Contents">В данном случае стратегия поведения предусматривает бегство на ближайшую станцию или вход в ближайшие врата, в зависимости от того, что ближе. В случае бегства в соседний сектор, программа пытается добраться до выходных врат, а затем переходит <text:s/>к состоянию Соседний сектор.</text:p>
      <text:p text:style-name="Table_20_Contents"><text:soft-page-break/></text:p>
      <text:h text:style-name="Heading_20_3" text:outline-level="3"><text:bookmark-start text:name="__RefHeading___Toc2202_265672554"/>Доступен прыжок в соседний сектор <text:span text:style-name="T5">(Jump Next)</text:span><text:bookmark-end text:name="__RefHeading___Toc2202_265672554"/></text:h>
      <text:p text:style-name="Table_20_Contents"/>
      <text:p text:style-name="Table_20_Contents">Это самая благоприятная с точки зрения выживания ситуация.</text:p>
      <text:p text:style-name="Table_20_Contents"/>
      <text:p text:style-name="Table_20_Contents">Если корабль следует по маршруту в другой сектор (назначение корабля в другом секторе), <text:span text:style-name="T11">осуществляется попытка выполнить прыжок к </text:span><text:span text:style-name="T11">случайным</text:span> вратам следующего сектора <text:span text:style-name="T11">на маршруте</text:span>. В случае успеха, программа переходит в фазу Соседний сектор. Если нет маршрута или следующий сектор не содержит прыжковых врат, то попытка не выполняется.</text:p>
      <text:p text:style-name="P23"/>
      <text:p text:style-name="Table_20_Contents"><text:span text:style-name="T11">Если предыдущий этап не удался, </text:span><text:span text:style-name="T11">выполняется попытка прыгнуть в случайный соседний сектор. Рассматриваются только секторы, которые имеют хотя бы одни прыжковые врата. </text:span><text:span text:style-name="T11">Секторы сортируются по количеству станций, доступных для стыковки - секторы с большим количеством станций считаются безопаснее и им отдается приоритет.</text:span></text:p>
      <text:p text:style-name="Table_20_Contents"/>
      <text:p text:style-name="Table_20_Contents">Если прыгнуть в соседний сектор по каким-то причинам не удалось<text:span text:style-name="T5">, </text:span><text:span text:style-name="T11">то </text:span><text:span text:style-name="T11">программа переходит к фазе Прыжок в соседний сектор недоступен.</text:span></text:p>
      <text:p text:style-name="Table_20_Contents"/>
      <text:h text:style-name="Heading_20_3" text:outline-level="3"><text:bookmark-start text:name="__RefHeading___Toc2204_265672554"/>Используемые переменные<text:bookmark-end text:name="__RefHeading___Toc2204_265672554"/></text:h>
      <text:p text:style-name="Text_20_body">Ниже перечислены локальные переменные корабля, которые используются для согласования работы на разных приоритетах или в целях тестирования.:</text:p>
      <text:list xml:id="list6803493063728011768" text:style-name="L2">
        <text:list-item>
          <text:p text:style-name="P36"><text:span text:style-name="T17">isSP2</text:span> – <text:span text:style-name="T11">указывает, что корабль на пути к точке </text:span>SP2 <text:span text:style-name="T11">или </text:span><text:span text:style-name="T11">находится </text:span><text:span text:style-name="T11">на ней.</text:span> <text:span text:style-name="T11">Выставляется</text:span><text:span text:style-name="T11"> в момент начал</text:span><text:span text:style-name="T11">а</text:span><text:span text:style-name="T11"> </text:span><text:span text:style-name="T11">следования к</text:span><text:span text:style-name="T11"> точк</text:span><text:span text:style-name="T11">е</text:span><text:span text:style-name="T11"> </text:span>SP2. <text:span text:style-name="T11">Сбрасывается каждый раз при входе в </text:span><text:span text:style-name="T11">первичную</text:span><text:span text:style-name="T11"> фазу (</text:span>initial phase, <text:span text:style-name="T11">первичный анализ ситуации) </text:span><text:span text:style-name="T11">и </text:span><text:span text:style-name="T11">выходе из нее</text:span><text:span text:style-name="T11">. Используется анализатором повторных сигналов для перезапуска </text:span><text:span text:style-name="T11">программы </text:span><text:span text:style-name="T11">с целью</text:span><text:span text:style-name="T11"> обработки нового, </text:span><text:span text:style-name="T11">более приоритетного</text:span><text:span text:style-name="T11"> агрессора</text:span><text:span text:style-name="T11">. </text:span></text:p>
        </text:list-item>
        <text:list-item>
          <text:p text:style-name="P36"><text:span text:style-name="T17">InitialPhase</text:span> – <text:span text:style-name="T11">целочисленный код состояния, с которого требуется начать работу при входе в </text:span><text:span text:style-name="T11">первичную</text:span><text:span text:style-name="T11"> фазу. Сбрасывается сразу после получения в начале </text:span><text:span text:style-name="T11">первичной</text:span><text:span text:style-name="T11"> фазы. Используется в целях </text:span><text:span text:style-name="T11">тестирования</text:span><text:span text:style-name="T11">.</text:span></text:p>
        </text:list-item>
        <text:list-item>
          <text:p text:style-name="P36"><text:span text:style-name="T17">RestartForAttacker</text:span> – <text:span text:style-name="T11">указывает на нового агрессора </text:span><text:span text:style-name="T11">и необходимость перезапуска программы</text:span><text:span text:style-name="T11">.</text:span><text:span text:style-name="T11"> </text:span><text:span text:style-name="T11">Выставляется анализатором повторных сигналов. </text:span><text:span text:style-name="T11">Сбрасывается </text:span><text:span text:style-name="T11">при </text:span><text:span text:style-name="T11">возврате на уровень управления</text:span><text:span text:style-name="T11"> </text:span><text:span text:style-name="T11">режим</text:span><text:span text:style-name="T11">ом</text:span><text:span text:style-name="T11"> тревоги </text:span><text:span text:style-name="T11">верхнего уровня</text:span><text:span text:style-name="T11">.</text:span></text:p>
        </text:list-item>
        <text:list-item>
          <text:p text:style-name="P36">LastDefTime – <text:span text:style-name="T11">игровое время последнего маневра уклонения. Используется защитной процедурой для фильтрации входящих сигналов.</text:span></text:p>
        </text:list-item>
      </text:list>
      <text:p text:style-name="P23"/>
      <text:p text:style-name="P23">При доступе к переменным корабля, имя каждой переменной предваряется префиксом «<text:span text:style-name="T5">wwsl.T2.attacked.</text:span>»</text:p>
      <text:p text:style-name="P23"/>
      <text:h text:style-name="Heading_20_3" text:outline-level="3"><text:bookmark-start text:name="__RefHeading___Toc2206_265672554"/><text:span text:style-name="T11">А</text:span><text:span text:style-name="T11">лгоритм перезапуска для нового агрессора</text:span><text:bookmark-end text:name="__RefHeading___Toc2206_265672554"/></text:h>
      <text:p text:style-name="P22"><text:span text:style-name="T11">Данная процедура имеет смысл при движении к точке </text:span>SP2 <text:span text:style-name="T11">или нахождении на ней. </text:span><text:span text:style-name="T11">Если в этом состоянии произошло повторное нападение, шансы корабля на выживание </text:span><text:span text:style-name="T11">будут выше, если повторно выполнить анализ ситуации </text:span><text:span text:style-name="T11">с самого начала</text:span><text:span text:style-name="T11">. Если на борту есть топливо, то </text:span><text:soft-page-break/><text:span text:style-name="T11">перезапуск программы позволит совершить еще один прыжок в соседний сектор, в котором ситуация может быть </text:span><text:span text:style-name="T11">более благоприятной</text:span><text:span text:style-name="T11">.</text:span></text:p>
      <text:p text:style-name="P22"/>
      <text:p text:style-name="P23">Анализатор повторных сигналов проверяет значение переменной <text:span text:style-name="T6">isSP2</text:span><text:span text:style-name="T5">. </text:span>Если она установлена, значит корабль был атакован в момент следования или нахождения на точке <text:span text:style-name="T5">SP2. </text:span>Независимо от того, была ли атака произведена прежним агрессором или новым, анализатор повторных сигналов выставляет значение <text:span text:style-name="T6">RestartForAttacker</text:span><text:span text:style-name="T5"> </text:span>и завершает свою работу. Если же корабль не в режиме следования к <text:span text:style-name="T5">SP2, </text:span>то анализатор выполняет стандартное защитное действие.</text:p>
      <text:p text:style-name="P23"/>
      <text:p text:style-name="P22"><text:span text:style-name="T11">П</text:span><text:span text:style-name="T11">еременная </text:span><text:span text:style-name="T17">RestartForAttacker</text:span> <text:span text:style-name="T11">проверяется в цикле следования к </text:span>SP2 <text:span text:style-name="T11">и в процессе ожидания на точке </text:span>SP2. Н<text:span text:style-name="T11">а каждо</text:span><text:span text:style-name="T11">й</text:span><text:span text:style-name="T11"> </text:span><text:span text:style-name="T11">итерации</text:span><text:span text:style-name="T11"> выполняется проверка необходимости перезапуска. Если </text:span><text:span text:style-name="T17">RestartForAttacker</text:span> <text:span text:style-name="T11">установлена, то выполняется завершение работы </text:span><text:span text:style-name="T11">данного этапа</text:span><text:span text:style-name="T11">. </text:span><text:span text:style-name="T11">В</text:span><text:span text:style-name="T11">ыход из </text:span><text:span text:style-name="T11">этой </text:span><text:span text:style-name="T11">процедуры </text:span><text:span text:style-name="T11">ведет</text:span><text:span text:style-name="T11"> к возврату на уровень управления режимом тревоги, </text:span><text:span text:style-name="T11">где повторно выполняется анализ </text:span><text:span text:style-name="T17">RestartForAttacker</text:span>. <text:span text:style-name="T11">В случае необходимости перезапуска, выполняется повторный вход в фазу первичного анализа.</text:span></text:p>
      <text:p text:style-name="Table_20_Contents"/>
      <text:h text:style-name="Heading_20_3" text:outline-level="3"><text:bookmark-start text:name="__RefHeading___Toc2208_265672554"/>Тест-кейсы<text:bookmark-end text:name="__RefHeading___Toc2208_265672554"/></text:h>
      <text:list xml:id="list6815113752918443740" text:style-name="L3">
        <text:list-item>
          <text:p text:style-name="P39">Case: LAST.CHANCE, <text:span text:style-name="T11">нахождение на точке </text:span>SP2. <text:span text:style-name="T11">Новая атака. Результат: рестарт программы.</text:span></text:p>
        </text:list-item>
        <text:list-item>
          <text:p text:style-name="P39">Case: LAST.CHANCE, <text:span text:style-name="T11">агрессор покинул сектор. </text:span><text:span text:style-name="T11">Результат: завершение работы.</text:span></text:p>
        </text:list-item>
        <text:list-item>
          <text:p text:style-name="P39">Case: LAST.CHANCE, <text:span text:style-name="T11">удалось оторваться от агрессора на расстояние 60км. Результат: переход в режим точки </text:span>SP2.<text:span text:style-name="T11"> </text:span></text:p>
        </text:list-item>
        <text:list-item>
          <text:p text:style-name="P39">Case: NEXT.SECTOR, <text:span text:style-name="T11">а</text:span><text:span text:style-name="T11">грессор больше</text:span><text:span text:style-name="T11"> не существует </text:span><text:span text:style-name="T11">или покинул зону контроля</text:span><text:span text:style-name="T11">. Результат: завершение работы.</text:span></text:p>
        </text:list-item>
        <text:list-item>
          <text:p text:style-name="P39">Case: NEXT.SECTOR, <text:span text:style-name="T11">текущий сектор на маршруте является сектором назначения. Результат: завершение работы.</text:span></text:p>
        </text:list-item>
        <text:list-item>
          <text:p text:style-name="P39">Case: NEXT.SECTOR, <text:span text:style-name="T11">следующий сектор на маршруте — не тот, в котором было нападение, агрессор не в текущем секторе. Результат: завершение работы.</text:span></text:p>
        </text:list-item>
        <text:list-item>
          <text:p text:style-name="P39">Case: NEXT.SECTOR, <text:span text:style-name="T11">текущий сектор </text:span><text:span text:style-name="T11">в стороне от</text:span><text:span text:style-name="T11"> маршрута. Найдена станция </text:span>SP1. <text:span text:style-name="T11">Результат: стыковка с </text:span>SP1 <text:span text:style-name="T11">и ожидание </text:span><text:span text:style-name="T11">изменение статуса агрессора</text:span>.</text:p>
        </text:list-item>
        <text:list-item>
          <text:p text:style-name="P39">Case: NEXT.SECTOR, <text:s/><text:span text:style-name="T11">агрессор в текущем секторе. </text:span><text:span text:style-name="T11">Найдена станция </text:span>SP1. <text:span text:style-name="T11">Результат: стыковка с </text:span>SP1 <text:span text:style-name="T11">и ожидание изменения статуса агрессора. </text:span></text:p>
        </text:list-item>
        <text:list-item>
          <text:p text:style-name="P40">Case: NEXT.SECTOR, <text:span text:style-name="T11">текущий сектор </text:span><text:span text:style-name="T11">в стороне</text:span><text:span text:style-name="T11"> </text:span><text:span text:style-name="T11">от </text:span><text:span text:style-name="T11">маршрута или агрессор в текущем секторе. Найдена станция </text:span>SP1, <text:span text:style-name="T11">но она уничтожена во время подлета. Результат: </text:span><text:span text:style-name="T11">переход в фазу </text:span>LAST.CHANCE<text:span text:style-name="T11">.</text:span></text:p>
        </text:list-item>
        <text:list-item>
          <text:p text:style-name="P40">Case: NEXT.SECTOR, <text:span text:style-name="T11">текущий сектор </text:span><text:span text:style-name="T11">в стороне</text:span><text:span text:style-name="T11"> </text:span><text:span text:style-name="T11">от </text:span><text:span text:style-name="T11">маршрута или агрессор в текущем секторе. </text:span><text:span text:style-name="T11">В секторе нет станций и врат. Н</text:span><text:span text:style-name="T11">е удается найти точ</text:span><text:span text:style-name="T11">ку </text:span><text:span text:style-name="T11">SP2</text:span>. <text:span text:style-name="T11">Результат: переход в фазу </text:span>LAST.CHANCE.</text:p>
        </text:list-item>
        <text:list-item>
          <text:p text:style-name="P39">Case: NEXT.SECTOR, <text:span text:style-name="T11">точка </text:span>SP2 <text:span text:style-name="T11">рассчитана. </text:span><text:span text:style-name="T11">Результат: корабль уходит на </text:span>SP2 <text:span text:style-name="T11">и ожидает смену статуса агрессора.</text:span></text:p>
        </text:list-item>
        <text:list-item>
          <text:p text:style-name="P39">Case: NEXT.SECTOR, <text:span text:style-name="T11">уход на точку </text:span>SP2. <text:span text:style-name="T11">Новая атака во время ухода. Результат: рестарт </text:span><text:soft-page-break/><text:span text:style-name="T11">программы.</text:span></text:p>
        </text:list-item>
        <text:list-item>
          <text:p text:style-name="P37"><text:span text:style-name="T14">Case: NEXT.SECTOR, </text:span><text:span text:style-name="T15">нахождение на точке </text:span><text:span text:style-name="T14">SP2. </text:span><text:span text:style-name="T15">Новая атака. Результат: рестарт программы.</text:span></text:p>
        </text:list-item>
        <text:list-item>
          <text:p text:style-name="P39">Case: MOVE.LOCALLY, <text:span text:style-name="T11">ближайший </text:span>объект<text:span text:style-name="T11"> — врата. Результат: корабль следует в соседний сектор через ближайшие врата</text:span><text:span text:style-name="T11">, после чего переходит в фазу </text:span>NEXT.SECTOR.</text:p>
        </text:list-item>
        <text:list-item>
          <text:p text:style-name="P40">Case: MOVE.LOCALLY, <text:span text:style-name="T11">ближайший </text:span>объект<text:span text:style-name="T11"> — врата. </text:span><text:span text:style-name="T11">Врата уничтожены в процессе следования к ним корабля.</text:span><text:span text:style-name="T11"> Результат: </text:span><text:span text:style-name="T11">переход</text:span><text:span text:style-name="T11"> в фазу </text:span><text:span text:style-name="T11">L</text:span>AST.CHANCE.</text:p>
        </text:list-item>
        <text:list-item>
          <text:p text:style-name="P39">Case: MOVE.LOCALLY, <text:span text:style-name="T11">ближайший объект — станция. Результат: корабль стыкуется со станцией и ожидает изменение статуса агрессора.</text:span></text:p>
        </text:list-item>
        <text:list-item>
          <text:p text:style-name="P40"><text:span text:style-name="T11">C</text:span><text:span text:style-name="T11">ase: MOVE.LOCALLY, ближайший объект — станция. </text:span><text:span text:style-name="T11">Станция уничтожена в процессе следования к ней корабля. </text:span><text:span text:style-name="T11">Результат: </text:span><text:span text:style-name="T11">переход в фазу </text:span>LAST.CHANCE<text:span text:style-name="T11">.</text:span></text:p>
        </text:list-item>
        <text:list-item>
          <text:p text:style-name="P40">Case: MOVE.LOCALLY, <text:span text:style-name="T11">не найдены ни врата, ни станция. Результат: переход в фазу </text:span>LAST.CHANCE.</text:p>
        </text:list-item>
        <text:list-item>
          <text:p text:style-name="P40">Case: JUMP.NEXT, <text:span text:style-name="T11">не установлен ПД. Результат: переход в фазу </text:span>MOVE.LOCALLY.</text:p>
        </text:list-item>
        <text:list-item>
          <text:p text:style-name="P40">Case: JUMP.NEXT, <text:span text:style-name="T11">недостаточно топлива для прыжка. Результат: переход в фазу </text:span>MOVE.LOCALLY.</text:p>
        </text:list-item>
        <text:list-item>
          <text:p text:style-name="P39">Case: JUMP.NEXT, <text:span text:style-name="T11">корабль на маршруте в другой сектор. Результат: выполняется прыжок к </text:span><text:span text:style-name="T11">случайным</text:span><text:span text:style-name="T11"> вр</text:span><text:span text:style-name="T11">а</text:span><text:span text:style-name="T11">там следующе</text:span><text:span text:style-name="T11">го</text:span><text:span text:style-name="T11"> сектор</text:span><text:span text:style-name="T11">а</text:span><text:span text:style-name="T11"> на маршруте, после чего выполняется переход в фазу </text:span>NEXT.SECTOR.</text:p>
        </text:list-item>
        <text:list-item>
          <text:p text:style-name="P39">Case: JUMP.NEXT, <text:span text:style-name="T11">прыгнуть в следующий сектор на маршруте не удалось (нет прыжковых врат или находится в секторе назначения). Осуществляется прыжок в </text:span><text:span text:style-name="T11">соседний сектор </text:span><text:span text:style-name="T11">с большим количеством</text:span><text:span text:style-name="T11"> станци</text:span><text:span text:style-name="T11">й</text:span><text:span text:style-name="T11">. Результат: стыковка со станцией и ожидание изменения статуса агрессора.</text:span></text:p>
        </text:list-item>
        <text:list-item>
          <text:p text:style-name="P39">Case: JUMP.NEXT, <text:span text:style-name="T11">прыгнуть </text:span><text:span text:style-name="T11">по маршруту не удалось</text:span><text:span text:style-name="T11">, в соседних секторах нет станций для стыковки. </text:span><text:span text:style-name="T11">Результат: прыжок в случайный соседний сектор, уход на точку </text:span>SP2, <text:span text:style-name="T11">ожидание статуса агрессора</text:span>.</text:p>
        </text:list-item>
        <text:list-item>
          <text:p text:style-name="P40">Case: JUMP.NEXT,<text:span text:style-name="T11"> не удалось прыгнуть в соседний сектор (нет топлива или ПД). Результат: переход к фазе </text:span>MOVE.LOCALLY.</text:p>
        </text:list-item>
      </text:list>
      <text:p text:style-name="Table_20_Contents"><text:bookmark-start text:name="__RefHeading___Toc2210_265672554"/><text:bookmark-end text:name="__RefHeading___Toc2210_265672554"/></text:p>
      <text:h text:style-name="P31" text:outline-level="2"><text:bookmark-start text:name="__RefHeading___Toc2452_4270951590"/>Навигационная программа<text:bookmark-end text:name="__RefHeading___Toc2452_4270951590"/></text:h>
      <text:p text:style-name="Text_20_body"><text:span text:style-name="T11">При выполнении заданий корабли под управлением </text:span><text:span text:style-name="T5">T2-Droid </text:span><text:span text:style-name="T11">используют одну навигационную программу.</text:span></text:p>
      <text:p text:style-name="Text_20_body"><text:span text:style-name="T11">Навигационная программа выполняет навигационные этапы следования к цели. Каждый этап навигации может завершиться положительным или отрицательным результатом. Положительный результат информирует о достижении цели. Отрицательный результат говорит о том, что цель еще не достигнута или не может быть достигнута в принципе. Для достижения цели может понадобиться вызвать навигационную программу несколько раз. 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header-rows>
          <text:soft-page-break/>
          <table:table-row table:style-name="Таблица2.1">
            <table:table-cell table:style-name="Таблица2.A1" office:value-type="string">
              <text:p text:style-name="P27">Код </text:p>
            </table:table-cell>
            <table:table-cell table:style-name="Таблица2.A1" office:value-type="string">
              <text:p text:style-name="P27">Состояние</text:p>
            </table:table-cell>
            <table:table-cell table:style-name="Таблица2.C1" office:value-type="string">
              <text:p text:style-name="Table_20_Heading">Задача</text:p>
            </table:table-cell>
          </table:table-row>
        </table:table-header-rows>
        <table:table-row table:style-name="Таблица2.1">
          <table:table-cell table:style-name="Таблица2.A2" office:value-type="string">
            <text:p text:style-name="P22">Target sector</text:p>
          </table:table-cell>
          <table:table-cell table:style-name="Таблица2.A2" office:value-type="string">
            <text:p text:style-name="Table_20_Contents">Корабль в целевом секторе</text:p>
          </table:table-cell>
          <table:table-cell table:style-name="Таблица2.C2" office:value-type="string">
            <text:p text:style-name="Table_20_Contents">Если цель — сектор, завершить с положительным результатом. Если цель — станция или корабль, <text:span text:style-name="T11">то д</text:span>вигаться к цели. При достижении цели <text:span text:style-name="T11">завершить с положительным результатом</text:span><text:span text:style-name="T5">. </text:span><text:span text:style-name="T11">В случае невозможности достичь цели завершить с отрицательным результатом.</text:span></text:p>
          </table:table-cell>
        </table:table-row>
        <table:table-row table:style-name="Таблица2.1">
          <table:table-cell table:style-name="Таблица2.A2" office:value-type="string">
            <text:p text:style-name="P22">Move next sector</text:p>
          </table:table-cell>
          <table:table-cell table:style-name="Таблица2.A2" office:value-type="string">
            <text:p text:style-name="Table_20_Contents">Корабль не в целевом секторе. ПД использовать не удается.</text:p>
          </table:table-cell>
          <table:table-cell table:style-name="Таблица2.C2" office:value-type="string">
            <text:p text:style-name="Table_20_Contents">Проверить наличие выходных врат на маршруте. При отсутствии врат завершить с отрицательным результатом. Иначе двигаться в следующий сектор на маршруте. При входе в сектор завершить с отрицательным результатом.</text:p>
          </table:table-cell>
        </table:table-row>
        <table:table-row table:style-name="Таблица2.1">
          <table:table-cell table:style-name="Таблица2.A2" office:value-type="string">
            <text:p text:style-name="P22">Jump target sector</text:p>
          </table:table-cell>
          <table:table-cell table:style-name="Таблица2.A2" office:value-type="string">
            <text:p text:style-name="Table_20_Contents">Корабль не в целевом секторе. ПД <text:span text:style-name="T11">доступен</text:span> и на борту достаточно топлива для прыжка в целевой сектор.</text:p>
          </table:table-cell>
          <table:table-cell table:style-name="Таблица2.C2" office:value-type="string">
            <text:p text:style-name="Table_20_Contents">Проверить наличие врат в целевом секторе. Если цель — не сектор, попытаться прыгнуть в целевой сектор в ближайшим к цели вратам. Если цель — сектор, то прыгнуть на выходные с маршрута врата <text:span text:style-name="T5">(</text:span><text:span text:style-name="T11">если не удается определить выходные, то на любые)</text:span>. Если в сектор нельзя прыгнуть по причине отсутствия прыжковых врат, то прыгнуть в самый дальний сектор на маршруте, <text:span text:style-name="T11">в который можно осуществить прыжок и завершить с отрицательным результатом. Если прыгнуть не удалось, то перейти к фазе </text:span><text:span text:style-name="T5">Move next sector.</text:span><text:span text:style-name="T11"> </text:span><text:s/></text:p>
          </table:table-cell>
        </table:table-row>
        <table:table-row table:style-name="Таблица2.1">
          <table:table-cell table:style-name="Таблица2.A2" office:value-type="string">
            <text:p text:style-name="P22">Refuel sector</text:p>
          </table:table-cell>
          <table:table-cell table:style-name="Таблица2.A2" office:value-type="string">
            <text:p text:style-name="Table_20_Contents">Корабль не в целевом секторе. ПД доступен, но на борту недостаточно топлива для прыжка в целевой сектор</text:p>
          </table:table-cell>
          <table:table-cell table:style-name="Таблица2.C2" office:value-type="string">
            <text:p text:style-name="Table_20_Contents">Если необходима дозаправка, то найти заправку в текущем секторе, стыковаться с ней и завершить с отрицательным результатом. <text:span text:style-name="T14">Если дозаправка не нужна или станция дозаправки не найдена в текущем секторе, </text:span><text:span text:style-name="T15"><text:s/>выполняется поиск сектора для дозаправки по маршруту следования</text:span><text:span text:style-name="T16">. </text:span><text:span text:style-name="T15">Если такой сектор найден в радиусе доступном для прыжка, то осуществляется переход к фазе </text:span><text:span text:style-name="T16">Jump target sector </text:span><text:span text:style-name="T15">для станции дозаправки.</text:span><text:span text:style-name="T3"> </text:span><text:span text:style-name="T11">В противном случае перейти к фазе </text:span><text:span text:style-name="T5">Move next sector.</text:span></text:p>
          </table:table-cell>
        </table:table-row>
        <table:table-row table:style-name="Таблица2.1">
          <table:table-cell table:style-name="Таблица2.A2" office:value-type="string">
            <text:p text:style-name="P22">Start navigation</text:p>
          </table:table-cell>
          <table:table-cell table:style-name="Таблица2.A2" office:value-type="string">
            <text:p text:style-name="Table_20_Contents">Начало навигации.</text:p>
          </table:table-cell>
          <table:table-cell table:style-name="Таблица2.C2" office:value-type="string">
            <text:p text:style-name="Table_20_Contents">Если цель в текущем секторе, то перейти к фазе <text:span text:style-name="T5">Target sector. </text:span><text:span text:style-name="T11">Проверить доступность ПД и наличие топлива. Если ПД недоступен, то перейти к фазе </text:span><text:span text:style-name="T5">Move next sector.</text:span><text:span text:style-name="T11"> Если ПД доступен и топлива достаточно для прыжка в целевой сектор, то перейти к фазе </text:span><text:span text:style-name="T5">Jump target sector. </text:span><text:span text:style-name="T11">Если топлива для прыжка в целевой сектор недостаточно, то перейти к фазе </text:span><text:span text:style-name="T5">Refuel sector. </text:span></text:p>
          </table:table-cell>
        </table:table-row>
        <table:table-row table:style-name="Таблица2.1">
          <table:table-cell table:style-name="Таблица2.A2" office:value-type="string">
            <text:p text:style-name="P22">Docked</text:p>
          </table:table-cell>
          <table:table-cell table:style-name="Таблица2.A2" office:value-type="string">
            <text:p text:style-name="P23">Корабль пристыкован.</text:p>
          </table:table-cell>
          <table:table-cell table:style-name="Таблица2.C2" office:value-type="string">
            <text:p text:style-name="Table_20_Contents"><text:span text:style-name="T11">Пополнить резервы. Если пристыкован к целевой станции и не указана точность, то завершить с положительным результатом. </text:span>Иначе и перейти к фазе S<text:span text:style-name="T5">tart navigation.</text:span></text:p>
          </table:table-cell>
        </table:table-row>
      </table:table>
      <text:p text:style-name="P6"><text:span text:style-name="T11"/></text:p>
      <text:h text:style-name="P31" text:outline-level="2"><text:bookmark-start text:name="__RefHeading__2466_2044843841"/><text:soft-page-break/>Торговля и обмен товарами<text:bookmark-end text:name="__RefHeading__2466_2044843841"/></text:h>
      <text:p text:style-name="Text_20_body"><text:span text:style-name="T11">Для торговли и обмена товарами, корабли под управлением </text:span><text:span text:style-name="T5">T2-Droid </text:span><text:span text:style-name="T11">используют одинаковый набор программ. Все корабли </text:span><text:span text:style-name="T5">T2-Droid </text:span><text:span text:style-name="T11">могут обмениваться товарами со станциями и другими кораблями в рабочей области.</text:span></text:p>
      <text:h text:style-name="Heading_20_3" text:outline-level="3"><text:bookmark-start text:name="__RefHeading__2468_2044843841"/><text:span text:style-name="T11">К</text:span><text:span text:style-name="T11">ак корабли торгуют между собой</text:span><text:bookmark-end text:name="__RefHeading__2468_2044843841"/></text:h>
      <text:p text:style-name="P7">Корабль — это мобильный объект и часто перемещается. По этому к кораблям не применим тот же подход, что и к станциям. Если корабль-контрагент в данный момент подходит под условия сделки, то через некоторое время, когда торговец прилетит в нужное место, контрагент может покинуть эту точку пространства и рейс окажется напрасным. Кроме того, контрагент может успеть поторговать с другими кораблями или станциями. А поскольку трюмы кораблей относительно небольшие, шанс прилететь к пустому трюму очень велик — другие торговцы могут разобрать товар.</text:p>
      <text:p text:style-name="Text_20_body"><text:span text:style-name="T11">Решением может стать система, с помощью которой корабли смогут </text:span><text:span text:style-name="T11">резервировать товар и назначать точку встречи</text:span><text:span text:style-name="T11">. </text:span><text:span text:style-name="T11">Таким образом можно решить обе вышеописанные проблемы. </text:span><text:span text:style-name="T11">Прежде всего, любой корабль будет совершать сделки, если он готов это делать в соответствии с заложенной программой. </text:span><text:span text:style-name="T11">Например, старатель не может заключать сделки до тех пор, пока занимается добычей. Заправщик не может заключать сделки, если он отправился пополнять припасы. Торговец не может заключать сделки, если у него полный трюм груза и он летит на </text:span><text:span text:style-name="T11">станцию. </text:span><text:span text:style-name="T11">И наоборот — старатель ищет с кем-бы заключить сделку, когда забил свой трюм добытыми минералами. Заправщик готов снабжать проходящие мимо корабли, если у него в трюме есть запасы. Торговец может искать другого торговца, если он не нашел подходящей станции для очередной сделки. </text:span><text:span text:style-name="T11">То есть речь идет об определенном режиме работы корабля, который может быть включен или выключен в зависимости от алгоритма работы основной программы.</text:span></text:p>
      <text:p text:style-name="Text_20_body"><text:span text:style-name="T11">С</text:span><text:span text:style-name="T11">ложности</text:span></text:p>
      <text:list xml:id="list3110643799196032904" text:style-name="L4">
        <text:list-item>
          <text:p text:style-name="P48"><text:span text:style-name="T11">Н</text:span><text:span text:style-name="T11">е совсем понятно, как ранжировать корабли-контрагенты в одном списке со станциями.</text:span></text:p>
        </text:list-item>
        <text:list-item>
          <text:p text:style-name="P49">Что насчет пересечения рабочих областей? Непонятно как строить начальный список контрагентов, делать реестры для каждого сектора?</text:p>
        </text:list-item>
      </text:list>
      <text:h text:style-name="P32" text:outline-level="3"><text:bookmark-start text:name="__RefHeading__2988_112787359"/>Товарный лимит трюма<text:bookmark-end text:name="__RefHeading__2988_112787359"/></text:h>
      <text:p text:style-name="Text_20_body"><text:span text:style-name="T11">Рабочий объем трюма (</text:span><text:span text:style-name="T5">Available Space, AS, </text:span><text:span text:style-name="T11">функция </text:span><text:span text:style-name="T5">601 </text:span><text:span text:style-name="T11">без аргумента</text:span><text:span text:style-name="T5">)</text:span><text:span text:style-name="T11"> — это максимальный объем (в единицах объема) доступный для транспортировки товаров в принципе. Рабочий объем рассчитывается как общий размер трюма за вычетом объема, зарезервированного под различные нужны (топливо, ракеты и боеприпасы, дроны, и т. п.</text:span><text:span text:style-name="T5">) </text:span><text:span text:style-name="T11">и объема, занятого оборудованием, вооружением и щитами</text:span><text:span text:style-name="T5">.</text:span></text:p>
      <text:p text:style-name="Text_20_body"><text:span text:style-name="T11">Товарный лимит трюма </text:span><text:span text:style-name="T5">(Ware Amount Limit, WAL) – </text:span><text:span text:style-name="T11">это максимальное количество товара </text:span><text:span text:style-name="T5">(</text:span><text:span text:style-name="T11">в </text:span><text:soft-page-break/><text:span text:style-name="T11">единицах товара), разрешенное для перевозки и хранения данным кораблем. </text:span><text:span text:style-name="T5">WAL, </text:span><text:span text:style-name="T11">переведенный в единицы объема,</text:span><text:span text:style-name="T5"> </text:span><text:span text:style-name="T11">не может превышать рабочий объем трюма. </text:span></text:p>
      <text:p text:style-name="Text_20_body"><text:span text:style-name="T11">Свободный товарный лимит трюма (</text:span><text:span text:style-name="T5">Free Ware Amount Limit, FWAL) – </text:span><text:span text:style-name="T11">это количество товара (в единицах), доступное для загрузки в трюм корабля с учетом товарных лимитов. </text:span><text:span text:style-name="T5">FWAL </text:span><text:span text:style-name="T11">рассчитывается как разность </text:span><text:span text:style-name="T5">WAL </text:span><text:span text:style-name="T11">и количества товара уже загруженного в трюм на данный </text:span><text:span text:style-name="T11">момент.</text:span></text:p>
      <text:p text:style-name="Text_20_body"><text:span text:style-name="T11">Если для товара лимит трюма </text:span><text:span text:style-name="T5">WAL </text:span><text:span text:style-name="T11">не указан явно, то для расчета</text:span><text:span text:style-name="T5"> </text:span><text:span text:style-name="T11">используется рабочий объем</text:span><text:span text:style-name="T5">:</text:span><text:span text:style-name="T11"> </text:span><text:span text:style-name="T5">AS </text:span><text:span text:style-name="T11">делится на объем, занимаемый единицей товара </text:span><text:span text:style-name="T5">(Ware Unit Volume, WUV)</text:span><text:span text:style-name="T11">.</text:span></text:p>
      <text:p text:style-name="Text_20_body"><text:span text:style-name="T11">Если товарный лимит трюма указан в единицах, то выполняется проверка — не превышает ли <text:s/>выделенный объем рабочий объем трюма: </text:span><text:span text:style-name="T5">WAL </text:span><text:span text:style-name="T11">умножается на </text:span><text:span text:style-name="T5">WUV, </text:span><text:span text:style-name="T11">затем сравнивается с </text:span><text:span text:style-name="T5">AS. Н</text:span><text:span text:style-name="T11">апример, когда в пределах лимитов: </text:span><text:span text:style-name="T5">AS = 2000, WAL=800, WUV=2</text:span></text:p>
      <text:p text:style-name="P13"><text:tab/>s = WAL * WUV</text:p>
      <text:p text:style-name="P13"><text:tab/>s = 800 * 2 = 1600</text:p>
      <text:p text:style-name="Text_20_body"><text:span text:style-name="T11">В некоторых случаях результат будет превышать рабочий объем. Такое например возможно, если корабль находится в группе, для которой товарный лимит трюма установлен в расчете на большегрузы. Например: </text:span><text:span text:style-name="T5">AS=2000, WAL=1200, WUV=2</text:span></text:p>
      <text:p text:style-name="P13"><text:tab/>x = 1200 * 2 = 2400</text:p>
      <text:p text:style-name="P13"><text:tab/>s = x &gt; AS ? AS / WUV : WAL</text:p>
      <text:p text:style-name="P13"><text:tab/>s = 1000</text:p>
      <text:p text:style-name="Text_20_body"><text:span text:style-name="T11">Если товарный лимит указан в процентах, расчет количества выполняется относительно рабочего объема трюма</text:span><text:span text:style-name="T5">. </text:span><text:span text:style-name="T11">Например: </text:span><text:span text:style-name="T5">AS = 2000, WAL=25%, WUV=2</text:span></text:p>
      <text:p text:style-name="P13"><text:tab/>s = AS * WAL / 100 / WUV</text:p>
      <text:p text:style-name="Text_20_body"><text:span text:style-name="T24"><text:tab/>s = 2000 * 25 / 100 / 2 = 250 </text:span><text:span text:style-name="T26">штук</text:span></text:p>
      <text:p text:style-name="Text_20_body"><text:span text:style-name="T11">Расчетом объемов и конвертацией из объема в количеств и обратно занимаются функции </text:span><text:span text:style-name="T5">601+.</text:span></text:p>
      <text:p text:style-name="P8">Алгоритм работы функции <text:span text:style-name="T5">601</text:span></text:p>
      <text:p text:style-name="P7">Проблема в том, что не все функции движка работают так, как ожидается.</text:p>
      <text:list xml:id="list6902872879419509956" text:style-name="L5">
        <text:list-item>
          <text:p text:style-name="P63"><text:span text:style-name="T5">get ship hardware as array – </text:span><text:span text:style-name="T11">не работает</text:span></text:p>
        </text:list-item>
        <text:list-item>
          <text:p text:style-name="P65">get volume of ware in cargo bay <text:span text:style-name="T11">и </text:span>get true volume of ware in cargo bay <text:span text:style-name="T11">для оборудования вместо реально занимаемого в трюме объема, возвращают количество. С одной стороны это не правильно, потому что оборудование не занимает места в трюме. Но с другой стороны в характеристиках например Транспортера указано, что его объем </text:span>1S <text:span text:style-name="T11">и при таком раскладе результат функций получения объема корректен</text:span>.</text:p>
        </text:list-item>
        <text:list-item>
          <text:p text:style-name="P65"><text:soft-page-break/>get tradeable ware array from ship <text:span text:style-name="T11">возвращает массив товаров в трюме. Список не включает установленное оборудование, вооружение и щиты. То есть, если на корабле 2 слота щитов и установлен1 щит или 2 щита, то он не попадет в результирующий массив. А вот если при тех же условиях щитов будет 3, то благодаря последнему щиту, этот товар попадет в список </text:span>tradeable wares.</text:p>
        </text:list-item>
      </text:list>
      <text:p text:style-name="P7">Все это не позволяет легко и просто рассчитать сколько объема занято оборудованием, сколько зарезервировано для собственных нужд и сколько в итоге остается для перевозки и хранения товаров.</text:p>
      <text:p text:style-name="P7">Наиболее простой путь — это использовать результат <text:span text:style-name="T5">get tradeable ware array from ship. </text:span>Мы точно знаем, что в этом массиве только те товары, которые влияют на место в трюме. Остается только подсчитать, какие товары из этого списка являются установленными и сколько места они занимают. Полученный объем вычитается из суммарного объема трюма и получаем доступный объем трюма, за исключением всего установленного оборудования. </text:p>
      <text:p text:style-name="P7">Далее<text:span text:style-name="T5">,</text:span> из полученного объема вычитаются все резервы. </text:p>
      <text:list xml:id="list5784226281120666318" text:style-name="L6">
        <text:list-item>
          <text:p text:style-name="P50">Резерв батарей для прыжкового двигателя</text:p>
        </text:list-item>
        <text:list-item>
          <text:p text:style-name="P50">Резерв ракет</text:p>
        </text:list-item>
        <text:list-item>
          <text:p text:style-name="P50">Резерв боеприпасов</text:p>
        </text:list-item>
        <text:list-item>
          <text:p text:style-name="P50">Спецрезерв (резерв дронов)</text:p>
        </text:list-item>
      </text:list>
      <text:p text:style-name="P7"><text:span text:style-name="T11">Полученное значение представляет собой объем, доступный для перевозки товаров (</text:span><text:span text:style-name="T5">Available Space).</text:span></text:p>
      <text:h text:style-name="Heading_20_3" text:outline-level="3"><text:bookmark-start text:name="__RefHeading__2470_2044843841"/>Валидация контрагентов <text:span text:style-name="T5">(</text:span><text:span text:style-name="T11">функция </text:span><text:span text:style-name="T5">610)</text:span><text:bookmark-end text:name="__RefHeading__2470_2044843841"/></text:h>
      <text:p text:style-name="P15">В версии <text:span text:style-name="T5">3.02 </text:span>валидация контрагентов-кораблей отключена! Попытки валидации для контрагентов-кораблей всегда завершаются <text:span text:style-name="T5">FALSE</text:span>.</text:p>
      <text:p text:style-name="P7">Для решения множества логистических задач требуется выполнять различные проверки на соответствие контрагентов определенным требованиям. Для этих целей библиотека <text:span text:style-name="T5">T2-Droid </text:span>включает специальную функцию под номером 610. Данная функция выполняет проверку условий заключения сделки по различным критериям. Она имеет следующие аргументы:</text:p>
      <text:list xml:id="list3742923270918509398" text:style-name="L7">
        <text:list-item>
          <text:p text:style-name="P51">Маска валидации (см. далее)</text:p>
        </text:list-item>
        <text:list-item>
          <text:p text:style-name="P51">Контрагент</text:p>
        </text:list-item>
        <text:list-item>
          <text:p text:style-name="P51">Экземпляр <text:span text:style-name="T5">WareStruct </text:span>с параметрами товара</text:p>
        </text:list-item>
        <text:list-item>
          <text:p text:style-name="P51"><text:soft-page-break/>Количество товара указывает сколько необходимо продать или купить. Это<text:span text:style-name="T5"> о</text:span>пциональное значение, которое может повлиять на результат работы некоторых валидаторов.</text:p>
        </text:list-item>
        <text:list-item>
          <text:p text:style-name="P51">Экземпляр <text:span text:style-name="T5">WorkspaceStruct </text:span>с параметрами рабочей области.</text:p>
        </text:list-item>
      </text:list>
      <text:p text:style-name="P7">Маска валидации определяет, какие требования должны быть проверены в отношении пары объектов: контрагента и инициатора проверки. Маска валидации — это значение типа <text:span text:style-name="T5">Bitfield. В</text:span>ключение соответствующего бита включает определенную проверку. Выключение — отключает. Ниже приведена таблица <text:span text:style-name="T5">c</text:span> <text:span text:style-name="T5">расшифровкой</text:span> всех предусмотренных<text:span text:style-name="T5"> </text:span>валидаторов:</text:p>
      <table:table table:name="ValidationMaskCodes" table:style-name="ValidationMaskCodes">
        <table:table-column table:style-name="ValidationMaskCodes.A"/>
        <table:table-column table:style-name="ValidationMaskCodes.B"/>
        <table:table-column table:style-name="ValidationMaskCodes.C"/>
        <table:table-header-rows>
          <table:table-row table:style-name="ValidationMaskCodes.1">
            <table:table-cell table:style-name="ValidationMaskCodes.A1" office:value-type="string">
              <text:p text:style-name="P27">Знач.</text:p>
            </table:table-cell>
            <table:table-cell table:style-name="ValidationMaskCodes.A1" office:value-type="string">
              <text:p text:style-name="Table_20_Heading">Имя</text:p>
            </table:table-cell>
            <table:table-cell table:style-name="ValidationMaskCodes.C1" office:value-type="string">
              <text:p text:style-name="Table_20_Heading">Требование</text:p>
            </table:table-cell>
          </table:table-row>
        </table:table-header-rows>
        <table:table-row table:style-name="ValidationMaskCodes.1">
          <table:table-cell table:style-name="ValidationMaskCodes.A2" office:value-type="string">
            <text:p text:style-name="P22">1</text:p>
          </table:table-cell>
          <table:table-cell table:style-name="ValidationMaskCodes.A2" office:value-type="string">
            <text:p text:style-name="P22">ImBuyer</text:p>
          </table:table-cell>
          <table:table-cell table:style-name="ValidationMaskCodes.C2" office:value-type="string">
            <text:p text:style-name="P23">Тип операции: <text:span text:style-name="T5">1 – я </text:span>покупаю<text:span text:style-name="T5">; 0 – я </text:span>продаю<text:span text:style-name="T5">. </text:span>Данное поле не связано с каким-либо валидатором, а указывает к какой стороне сделки относится корабль, выполняющий проверку (здесь и далее для обозначения этого участника используется «я», «мой корабль» и т.п.). </text:p>
          </table:table-cell>
        </table:table-row>
        <table:table-row table:style-name="ValidationMaskCodes.1">
          <table:table-cell table:style-name="ValidationMaskCodes.A2" office:value-type="string">
            <text:p text:style-name="P22">2</text:p>
          </table:table-cell>
          <table:table-cell table:style-name="ValidationMaskCodes.A2" office:value-type="string">
            <text:p text:style-name="P22">IsWTT</text:p>
          </table:table-cell>
          <table:table-cell table:style-name="ValidationMaskCodes.C2" office:value-type="string">
            <text:p text:style-name="Table_20_Contents">Проверка наличия у контрагента желания совершать соответствующие сделки с товаром. Поверхностная валидация нужна для отбора потенциальных целей. Например, что бы оценить потенциал того или иного товара в регионе, не нужно выполнять проверку рейтинга, возможности стыковки или <text:span text:style-name="T11">соответствие ценовым и количественным лимитам</text:span>. В этом случае достаточно просто отобрать контрагентов, которые соответственно продают или покупают.</text:p>
          </table:table-cell>
        </table:table-row>
        <table:table-row table:style-name="ValidationMaskCodes.1">
          <table:table-cell table:style-name="ValidationMaskCodes.A2" office:value-type="string">
            <text:p text:style-name="Table_20_Contents">4</text:p>
          </table:table-cell>
          <table:table-cell table:style-name="ValidationMaskCodes.A2" office:value-type="string">
            <text:p text:style-name="P22">IsAvailable</text:p>
          </table:table-cell>
          <table:table-cell table:style-name="ValidationMaskCodes.C2" office:value-type="string">
            <text:p text:style-name="Table_20_Contents">Проверка готовности контрагент пойти на сделку <text:span text:style-name="T11">со мной</text:span>. В отношении станций, проверяется достаточность рейтинга для стыковки. А в случае если я покупаю, то проверяется достаточно ли рейтинга для покупки товара. Этот фильтр необходим для решения таких задач, как оценка реально-доступного объема товара в регионе или поиска станции для конкретной сделки.</text:p>
          </table:table-cell>
        </table:table-row>
        <table:table-row table:style-name="ValidationMaskCodes.1">
          <table:table-cell table:style-name="ValidationMaskCodes.A2" office:value-type="string">
            <text:p text:style-name="P22">8</text:p>
          </table:table-cell>
          <table:table-cell table:style-name="ValidationMaskCodes.A2" office:value-type="string">
            <text:p text:style-name="P22">InPriceLimit</text:p>
          </table:table-cell>
          <table:table-cell table:style-name="ValidationMaskCodes.C2" office:value-type="string">
            <text:p text:style-name="Table_20_Contents">Проверка ценовых лимитов. Здесь проверяется разрешена-ли мне соответствующая операция и не выходит<text:span text:style-name="T5">-</text:span>ли цена контрагента за пределы заданного лимита цены.</text:p>
          </table:table-cell>
        </table:table-row>
        <table:table-row table:style-name="ValidationMaskCodes.1">
          <table:table-cell table:style-name="ValidationMaskCodes.A2" office:value-type="string">
            <text:p text:style-name="P22">16</text:p>
          </table:table-cell>
          <table:table-cell table:style-name="ValidationMaskCodes.A2" office:value-type="string">
            <text:p text:style-name="P22">IsTechPossible</text:p>
          </table:table-cell>
          <table:table-cell table:style-name="ValidationMaskCodes.C2" office:value-type="string">
            <text:p text:style-name="Table_20_Contents">Проверка технической возможности осуществления операции с конкретным контрагентом. Сюда же входит проверка способности моего корабля транспортировать товар. </text:p>
          </table:table-cell>
        </table:table-row>
        <table:table-row table:style-name="ValidationMaskCodes.1">
          <table:table-cell table:style-name="ValidationMaskCodes.A2" office:value-type="string">
            <text:p text:style-name="Table_20_Contents">32</text:p>
          </table:table-cell>
          <table:table-cell table:style-name="ValidationMaskCodes.A2" office:value-type="string">
            <text:p text:style-name="P22">InVolumeLimit</text:p>
          </table:table-cell>
          <table:table-cell table:style-name="ValidationMaskCodes.C2" office:value-type="string">
            <text:p text:style-name="Table_20_Contents">Проверка <text:span text:style-name="T11">количественных </text:span>лимитов. <text:span text:style-name="T22">TODO: </text:span><text:span text:style-name="T23">откллючение когда </text:span><text:span text:style-name="T22">ware a</text:span><text:span text:style-name="T23">m</text:span><text:span text:style-name="T22">ount == null</text:span></text:p>
          </table:table-cell>
        </table:table-row>
        <text:soft-page-break/>
        <table:table-row table:style-name="ValidationMaskCodes.1">
          <table:table-cell table:style-name="ValidationMaskCodes.A2" office:value-type="string">
            <text:p text:style-name="Table_20_Contents">64</text:p>
          </table:table-cell>
          <table:table-cell table:style-name="ValidationMaskCodes.A2" office:value-type="string">
            <text:p text:style-name="P22">InWorkspace</text:p>
          </table:table-cell>
          <table:table-cell table:style-name="ValidationMaskCodes.C2" office:value-type="string">
            <text:p text:style-name="P19">Проверка контрагента на вхождение в рабочую область. Эта проверка может быть задействована не всегда. Так, если обрабатывается список контрагентов, заранее полученный на основании анализа рабочей области <text:span text:style-name="T5">(</text:span><text:span text:style-name="T11">то есть</text:span><text:span text:style-name="T11"> известно, что все контрагенты находятся в пределах рабочей области</text:span><text:span text:style-name="T11">)</text:span>, то выполнять эту проверку не <text:span text:style-name="T11">имеет смысла</text:span>. Но в частных случаях может возникнуть необходимость проверить потенциального контрагента на вхождение в рабочую область. Например, при отстыковке для выполнения торговой операции, текущая станция может подходить для выполнения планируемой операции по параметрам цены и объема. Вероятно эта сделка окажется не не самой прибыльной, но это будет немедленное исполнение, что увеличит оборот на единицу времени и сократит количество рейсов. С другой стороны, если текущая станция готова совершить сделку, но запрещена для этого в соответствии с параметрами рабочей области, такую сделку осуществлять нельзя.</text:p>
          </table:table-cell>
        </table:table-row>
        <table:table-row table:style-name="ValidationMaskCodes.1">
          <table:table-cell table:style-name="ValidationMaskCodes.A9" office:value-type="float" office:value="128">
            <text:p text:style-name="P22">128</text:p>
          </table:table-cell>
          <table:table-cell table:style-name="ValidationMaskCodes.A2" office:value-type="string">
            <text:p text:style-name="P22">InMoneyLimit</text:p>
          </table:table-cell>
          <table:table-cell table:style-name="ValidationMaskCodes.C2" office:value-type="string">
            <text:p text:style-name="P20">Проверка денежных лимитов. Данная проверка работает только если указано количество (<text:span text:style-name="T5">wanted amount </text:span>не <text:span text:style-name="T5">null).</text:span> В случае, если я покупаю, выполняется проверка наличия на моем счете средств для покупки. Если я продаю, то проверяется счет контрагента. Наличие средств не выполняется, если контрагент является моей станцией приписки.</text:p>
          </table:table-cell>
        </table:table-row>
      </table:table>
      <text:p text:style-name="P7"><text:s/></text:p>
      <text:p text:style-name="P8">Отключение собственных проверок</text:p>
      <text:p text:style-name="P7">Комментарий по поводу реализации в валидаторох проверок проверяющего корабля. Разные контрагенты предъявляют разные встречные требования в отношении одной сделки. Так, если контрагент является станцией <text:span text:style-name="T5">NPC, </text:span>то такая станция потребует оплаты. Следовательно, необходимо проверять наличие денег на счете проверяющего корабля. С другой стороны, если это станция, которая является базой приписки проверяющего, то у них общий счет и его проверка не только не имеет смысла, но и вредна, так как может привести к отклонению сделки в критический момент. Например, при поиске покупателя, когда товар был куплен за счет базы приписки, счет базы обнулен, а сама база нуждается в купленном товаре. Или обратный пример –<text:span text:style-name="T5"> </text:span>склад базы забит, а проверяющий не может купить товар у собственной базы приписки, так как нет денег на общем счете. Таким образом, проверка денежных лимитов обеих сторон сделки в валидаторе позволит более детально рассматривать каждую потенциальную сделку, вместо того, что бы использовать менее эффективный общий подход. Тоже самое касается других валидаторов. </text:p>
      <text:p text:style-name="P7">Однако, в некоторых случаях выполнять проверки, связанные с инициатором вызова нельзя. Например, в случае определения рейтинга товара<text:span text:style-name="T5"> </text:span>нельзя проверять наличие товара в моем трюме в процессе фильтрации потенциальных покупателей, так как это даст результат не <text:soft-page-break/>соответствующий ожиданиям. Ведь рейтинг нужно получить для того, что бы решить, какой товар выбрать для работы, а потом уже пытаться его продать. Для решения данной проблемы и выключения собственных проверок используется передача <text:span text:style-name="T5">null </text:span>в качестве количества операции. </text:p>
      <text:h text:style-name="Heading_20_3" text:outline-level="3"><text:bookmark-start text:name="__RefHeading__2990_112787359"/>Проверка количественных лимитов (валидатор <text:span text:style-name="T5">#32)</text:span><text:bookmark-end text:name="__RefHeading__2990_112787359"/></text:h>
      <text:p text:style-name="Text_20_body"><text:span text:style-name="T11">Проверку контрагентов на соответствие заданным количественным лимитам выполняет валидатор </text:span><text:span text:style-name="T5">InVolumeLimits </text:span><text:span text:style-name="T11">(#32).</text:span><text:span text:style-name="T5"> К</text:span><text:span text:style-name="T11">оличество проверок зависит от того, было-ли передано в функцию количество сделки (</text:span><text:span text:style-name="T5">wanted amount).</text:span><text:span text:style-name="T11"> </text:span><text:span text:style-name="T5">Л</text:span><text:span text:style-name="T11">имиты, установленные для товара имеют приоритет перед количеством, переданным в качестве аргумента функции </text:span><text:span text:style-name="T5">(Wanted Amount, WA).</text:span><text:span text:style-name="T11"> Например, если задан лимит минимального количества для покупки (</text:span><text:span text:style-name="T5">Min. To Buy, MTB)</text:span><text:span text:style-name="T11"> и этот лимит больше, чем запрошенное количество </text:span><text:span text:style-name="T5">(MTB &gt;WA)</text:span><text:span text:style-name="T11">, то сделка будет отклонена, поскольку она не соответствует установленным параметрам. </text:span></text:p>
      <text:p text:style-name="P8">Если я покупатель</text:p>
      <text:p text:style-name="P9">Проверки выполняются в следующей последовательности: </text:p>
      <text:list xml:id="list6252447957349344343" text:style-name="L8">
        <text:list-item>
          <text:p text:style-name="P70"><text:span text:style-name="T12">Проверка ограничения минимального объема склада продавца (</text:span><text:span text:style-name="T8">Seller Storage Min. Limit, SSML) </text:span><text:span text:style-name="T12">выполняется если определен соответствующий параметр работы с товаром</text:span><text:span text:style-name="T8">. </text:span><text:span text:style-name="T12">Эта проверка не зависит от указанного количества сделки и выполняется в первую очередь.</text:span></text:p>
        </text:list-item>
      </text:list>
      <text:p text:style-name="Text_20_body"><text:span text:style-name="T12">Последующие проверки выполняются только если указано количество сделки </text:span><text:span text:style-name="T8">(wanted amount </text:span><text:span text:style-name="T12">не </text:span><text:span text:style-name="T8">null):</text:span></text:p>
      <text:list xml:id="list23678693" text:continue-numbering="true" text:style-name="L8">
        <text:list-item>
          <text:p text:style-name="P52">Проверяется — есть ли у продавца количество, которое я хочу купить.</text:p>
        </text:list-item>
      </text:list>
      <text:list xml:id="list7434941304627046979" text:style-name="L9">
        <text:list-item>
          <text:p text:style-name="P53">Свободный объем моего трюма должен вмещать запрошенное количество товара.</text:p>
        </text:list-item>
        <text:list-item>
          <text:p text:style-name="P53">Проверяется, не приведет-ли покупка указанного объема к превышению товарного лимита трюма (<text:span text:style-name="T5">WAL). </text:span>Для этого проверяется, что <text:span text:style-name="T5">LA </text:span>+ <text:span text:style-name="T5">WA &lt;= WAL, </text:span>где <text:span text:style-name="T5">LA – </text:span>количество товара в трюме (<text:span text:style-name="T5">Loaded Amount).</text:span></text:p>
        </text:list-item>
        <text:list-item>
          <text:p text:style-name="P53">Выполняется проверка установленного лимита минимальной покупки (<text:span text:style-name="T5">Min. To Buy)</text:span>. Этот лимит используется для того, что бы запретить кораблю закупать товар поштучно или очень маленькими партиями. Лимит минимальной покупки может быть указан как в единицах товара, так и в процентах от рабочего объема трюма. Если лимит указан в процентах, то в абсолютных единицах он рассчитывается относительно товарного лимита трюма (<text:span text:style-name="T5">WAL</text:span>). Если запрошенное количество меньше, чем установленный для товара лимит минимальной сделки на покупку, то сделка не состоится.</text:p>
        </text:list-item>
      </text:list>
      <text:p text:style-name="P8">Если я продавец</text:p>
      <text:p text:style-name="P9">Выполняются следующие проверки:</text:p>
      <text:list xml:id="list8900598433027868251" text:style-name="L10">
        <text:list-item>
          <text:p text:style-name="P54"><text:soft-page-break/>Выполняется проверка ограничения максимального объема склада покупателя <text:span text:style-name="T5">(Buyer Storage Max. Limit, BSML) </text:span>выполняется если определен соответствующий параметр работы с товаром.</text:p>
        </text:list-item>
      </text:list>
      <text:p text:style-name="P9">Последующие проверки используют анализ количества сделки и не выполняются, если количество сделки не указано (<text:span text:style-name="T5">wanted amount </text:span>равно <text:span text:style-name="T5">null).</text:span></text:p>
      <text:list xml:id="list23682667" text:continue-numbering="true" text:style-name="L10">
        <text:list-item>
          <text:p text:style-name="P54">Проверяется, есть ли у покупателя место на складе для загрузки товара, который я хочу продать.</text:p>
        </text:list-item>
        <text:list-item>
          <text:p text:style-name="P54">Мой трюм должен содержать указанное количество товара. Если товар используется для собственных нужно, важно учитывать, что продавать можно только вне резерва.</text:p>
        </text:list-item>
        <text:list-item>
          <text:p text:style-name="P54">Выполняется проверка установленного лимита минимальной продажи <text:span text:style-name="T5">(Min. To Sell). </text:span>Этот лимит используется для того, что бы запретить кораблю продавать товар поштучно или маленькими партиями. Если продаваемое количество меньше этого лимита, то сделка не состоится. </text:p>
        </text:list-item>
      </text:list>
      <text:p text:style-name="P9">Если все проверки пройдены, то сделка признается допустимой.</text:p>
      <text:h text:style-name="Heading_20_3" text:outline-level="3"><text:bookmark-start text:name="__RefHeading__3378_1980337750"/>Определение партии на покупку (функция 604)<text:bookmark-end text:name="__RefHeading__3378_1980337750"/></text:h>
      <text:p text:style-name="P9">Функция 604 принимает в качестве аргументов <text:span text:style-name="T5">WareStruct </text:span>с параметрами товара и количество (опционально). Эта функция позволяет получить следующую информацию относительно корабля и товара:</text:p>
      <text:list xml:id="list7990051913697978894" text:style-name="L11">
        <text:list-item>
          <text:p text:style-name="P55">Получить размер минимальной партии для покупки. Этот вызов не учитывает наличие свободного места в трюме и позволяет определить размер минимальной партии в принципе. Расчет этого значения будет выполнен, если при вызове функции не было указано количество (количество равно <text:span text:style-name="T5">null). </text:span>При определенных условиях размер минимальной партии для покупки будет равняться <text:span text:style-name="T5">0 </text:span>(если <text:span text:style-name="T5">MTB </text:span>в <text:span text:style-name="T5">% </text:span>и дает <text:span text:style-name="T5">0 </text:span>от <text:span text:style-name="T5">WAL</text:span>)<text:span text:style-name="T5">. </text:span>Это будет означать запрет покупки. </text:p>
        </text:list-item>
        <text:list-item>
          <text:p text:style-name="P55">Получить максимальную партию для покупки. Этот вызов позволяет определить количество, доступное для загрузки товара в трюм корабля и проверить это количество на соответствие лимитам. При этом, в партию также войдет то количество, которое необходимо для пополнения резерва (если товар зарезервирован). Расчет этого значения будет выполнен, если указать -1 в качестве количества, передаваемого при вызове функции. Результатом работы может быть 0, если в трюме нет свободного места или этого места не достаточно для загрузки <text:span text:style-name="T5">MTB. </text:span>Нулевой результат фактически означает запрет на покупку.</text:p>
        </text:list-item>
      </text:list>
      <text:p text:style-name="P9">Если <text:span text:style-name="T5">MTB </text:span>для товара не указан, то он берется за 1. Если <text:span text:style-name="T5">MTB </text:span>указан в абсолютных единицах, то минимальная партия равна этому количеству. Если <text:span text:style-name="T5">MTB </text:span>указан в процентах<text:span text:style-name="T5">, </text:span>то расчет <text:soft-page-break/>минимальной партии выполняется относительно <text:span text:style-name="T5">WAL </text:span>товара. При этом, в результате расчета может получиться 0. Это фактически означает, что места недостаточно и выполнять закупку нельзя. </text:p>
      <text:h text:style-name="P33" text:outline-level="3"><text:bookmark-start text:name="__RefHeading__3292_1189012309"/>Определение партии на продажу (функция 605)<text:bookmark-end text:name="__RefHeading__3292_1189012309"/></text:h>
      <text:p text:style-name="Text_20_body"><text:span text:style-name="T12">Функция 605 принимает в качестве аргументов </text:span><text:span text:style-name="T8">WareStruct </text:span><text:span text:style-name="T12">с параметрами товара</text:span><text:span text:style-name="T8"> </text:span><text:span text:style-name="T12">и количество </text:span><text:span text:style-name="T8">(</text:span><text:span text:style-name="T12">опционально</text:span><text:span text:style-name="T8">). </text:span><text:span text:style-name="T12">Она позволяет получить следующую информацию относительно корабля и товара: </text:span></text:p>
      <text:list xml:id="list2860583780951586103" text:style-name="L12">
        <text:list-item>
          <text:p text:style-name="P71"><text:span text:style-name="T12">Получить размер минимальной партии на продажу. Этот вызов не учитывает наличие товара в трюме и позволяет определить размер минимальной партии в принципе. Расчет этого значения будет выполнен, если в функцию не было передано количество (количество равно </text:span><text:span text:style-name="T8">null).</text:span><text:span text:style-name="T12">При этом, минимальная партия для продажи не может быть меньше 1. </text:span></text:p>
        </text:list-item>
        <text:list-item>
          <text:p text:style-name="P71"><text:span text:style-name="T12">Получить максимальную партию на продажу. Этот вызов позволяет за один прием определить доступное для продажи количество товара, находящееся в трюме корабля, и проверить это количество на соответствие лимитам. Расчет этого значения будет выполнен, если при вызове было указано количество -1. Результатом работы может быть 0, если количество товара в трюме не соответствует установленному лимиту </text:span><text:span text:style-name="T8">MTS. </text:span><text:span text:style-name="T12">Нулевой результат фактически означает запрет продажи.</text:span></text:p>
        </text:list-item>
      </text:list>
      <text:p text:style-name="Text_20_body"><text:span text:style-name="T12">Если </text:span><text:span text:style-name="T8">MTS </text:span><text:span text:style-name="T12">для товара</text:span><text:span text:style-name="T8"> </text:span><text:span text:style-name="T12">не указан, то минимальная партия равна 1. Если </text:span><text:span text:style-name="T8">MTS </text:span><text:span text:style-name="T12">указан в абсолютных единицах, то минимальная партия равна этому значению. Если </text:span><text:span text:style-name="T8">MTS </text:span><text:span text:style-name="T12">указан в процентах, то расчет минимального количества выполняется относительно </text:span><text:span text:style-name="T8">WAL </text:span><text:span text:style-name="T12">товара. В результате расчетов может получиться нулевой результат. Но минимальная партия для продажи не может равняться нулю, так как это будет</text:span><text:span text:style-name="T8"> </text:span><text:span text:style-name="T12">означать запрет продаж. По этому, нулевой </text:span><text:span text:style-name="T8">MTS</text:span><text:span text:style-name="T12"> всегда корректируется до 1. Это позволяет работать с товаром даже в том случае, когда лимиты настроены не правильно.</text:span></text:p>
      <text:h text:style-name="Heading_20_3" text:outline-level="3"><text:bookmark-start text:name="__RefHeading__2986_112787359"/>Отбор контрагентов рабочей области (функция 611)<text:bookmark-end text:name="__RefHeading__2986_112787359"/></text:h>
      <text:p text:style-name="P7">Для построения списка подходящих контрагентов используется функция <text:span text:style-name="T5">611. </text:span>Она принимает следующие аргументы:</text:p>
      <text:list xml:id="list5476920116077486516" text:style-name="L13">
        <text:list-item>
          <text:p text:style-name="P57">Маска валидации</text:p>
        </text:list-item>
        <text:list-item>
          <text:p text:style-name="P57">Экземпляр <text:span text:style-name="T5">WorkspaceStruct </text:span>с параметрами рабочей области</text:p>
        </text:list-item>
        <text:list-item>
          <text:p text:style-name="P57">Экземпляр <text:span text:style-name="T5">WareStruct </text:span>с параметрами товара</text:p>
        </text:list-item>
        <text:list-item>
          <text:p text:style-name="P57">Количество товара (может быть <text:span text:style-name="T5">null)</text:span>.</text:p>
        </text:list-item>
      </text:list>
      <text:p text:style-name="P7"><text:soft-page-break/>Все эти аргументы используются для передачи в функцию валидации для каждого потенциального контрагента, относящегося к рабочей области. </text:p>
      <text:p text:style-name="P7">Данная функция обрабатывает максимально доступный список контрагентов. Но при этом сама не выполняет каких либо проверок в отношении контрагентов. Максимально доступный список контрагентов составляют все станции секторов рабочей области плюс контрагенты из соответствующего дополнительного списка: списка поставщиков в случае покупки или списка потребителей в случае продажи. Фильтрация выполняется по результатам работы функции валидации: контрагенты не прошедшие валидацию не попадают в финальный список. Это означает, что результат по большей части зависит от маски валидации.</text:p>
      <text:p text:style-name="P7">Так, если маска предусматривает проверку только возможности стыковки, то в финальный список попадут все станции (включая из доп. списка) доступные для стыковки. Если при этом в маске включена проверка вхождения в рабочую область, то из финального списка будут исключены те станции, которые находятся в стоплисте.</text:p>
      <text:p text:style-name="P7">Для ускорения работы выделено несколько кейсов:</text:p>
      <text:list xml:id="list5995496251935050449" text:style-name="L14">
        <text:list-item>
          <text:p text:style-name="P58">Если в маске включен валидатор <text:span text:style-name="T5">InWorkspace, </text:span>для рабочей области установлен флаг <text:span text:style-name="T5">ForcedLists </text:span>и соответствующий доп. список не пуст<text:span text:style-name="T5">, </text:span>то не имеет смысла рассматривать каких-либо контрагентов, кроме контрагентов соответствующего доп. списка <text:span text:style-name="T5">(</text:span>подразумевается, что это не входит в противоречие с логикой работы соответствующего валидатора).</text:p>
        </text:list-item>
        <text:list-item>
          <text:p text:style-name="P58">В остальных случаях рассматриваются все контрагенты каждого доступного сектора рабочей области плюс контрагенты из доп. списка в соответствии с операцией, определяемой маской валидации. При этом, контрагенты из доп. списка не проверяются повторно, если они уже были проверены по ходу обхода секторов.</text:p>
        </text:list-item>
      </text:list>
      <text:p text:style-name="P7">Таким образом, при использовании функции для построения списка контрагентов следует уяснить, что результат зависит от маски валидации. Если маска не предусматривает фильтрацию по условию вхождения в рабочую область, то будет произведен отбор максимального количества контрагентов без учета стоплиста. </text:p>
      <text:p text:style-name="P7">Максимально обширный список контрагентов можно получить указав 1 или 0 в качестве маски валидации. В этом случае, результатом будет список из всех контрагентов всех секторов рабочей области плюс контрагенты из соответствующего доп. списка.</text:p>
      <text:p text:style-name="P7"/>
      <text:h text:style-name="Heading_20_2" text:outline-level="2"><text:bookmark-start text:name="__RefHeading__1153_712231932"/>Программы Начальник техотдела и Техник<text:bookmark-end text:name="__RefHeading__1153_712231932"/></text:h>
      <text:p text:style-name="Text_20_body">Основная идея заключается в исполнении очереди заданий. Задания могут быть созданы только в пределах определенной рабочей области.</text:p>
      <text:p text:style-name="Text_20_body"><text:soft-page-break/>Сервисный реестр (СР) — это структура данных, используемая техниками для выполнения заданий. СР включает в себя очередь заданий, в которую могут быть добавлены следующие задания:</text:p>
      <text:list xml:id="list233890830475040008" text:style-name="L15">
        <text:list-item>
          <text:p text:style-name="P72">закупка и оборудование кораблей</text:p>
        </text:list-item>
        <text:list-item>
          <text:p text:style-name="P72">переоборудование кораблей</text:p>
        </text:list-item>
        <text:list-item>
          <text:p text:style-name="P72">ремонт в доке</text:p>
        </text:list-item>
        <text:list-item>
          <text:p text:style-name="P72">полевой ремонт</text:p>
        </text:list-item>
      </text:list>
      <text:p text:style-name="Text_20_body">Задачи очереди объединяются в группы по секторам (и станциям?) и образуют рабочую точку (РТ). РТ обслуживаются в порядке их образования. Задачи в РТ выполняются в порядке их добавления.</text:p>
      <text:p text:style-name="Text_20_body">С каждой рабочей точкой связан собственный Реестр ресурсов (РР). Он отвечает на вопрос, каких и сколько ресурсов необходимо для выполнения всех задач в конкретной рабочей точке. Техники выполняют закупку соответствующих ресурсов и их доставку в рабочую точку. При отправке в закупочный рейс, техник соответствующим образом отмечает какую партию какого ресурса он планирует закупить. После закупи техник отмечает партию ресурса как потенциально доступную. Если в ходе обратного рейса техник будет уничтожен, то руководитель сможет удалить соответствующие записи реестра, что бы этот ресурс смог доставить другой корабль.</text:p>
      <text:p text:style-name="Text_20_body">Примечание: Нужно иметь техническую возможность назначать Технику текущую активную точку. Это необходимо, если агоритм работы руководителя будет заниматься распределением Техников.</text:p>
      <text:p text:style-name="Text_20_body">По логике вещей, корабли в группе должны действовать более эффективно за счет того, что разные корабли будут закупать увеличенные объемы одного ресурса, вместо того, что бы рассредотачиваться на закупку маленьких объемов разных ресурсов.</text:p>
      <text:h text:style-name="Heading_20_3" text:outline-level="3"><text:bookmark-start text:name="__RefHeading__1155_712231932"/>Условные обозначения в именах кораблей<text:bookmark-end text:name="__RefHeading__1155_712231932"/></text:h>
      <text:p text:style-name="Text_20_body">Для информирования игрока, в конец имени обслуживаемых кораблей добавляются информационные символы:</text:p>
      <text:list xml:id="list2415476407778852474" text:style-name="L16">
        <text:list-item>
          <text:p text:style-name="P73">* - корабль на обслуживании</text:p>
        </text:list-item>
        <text:list-item>
          <text:p text:style-name="P73">$ - недостаточно денег для обслуживания</text:p>
        </text:list-item>
        <text:list-item>
          <text:p text:style-name="P73">? - в рабочей области отсутствуют необходимые ресурсы</text:p>
        </text:list-item>
        <text:list-item>
          <text:p text:style-name="P73"><text:soft-page-break/># - в очереди на обслуживание</text:p>
        </text:list-item>
      </text:list>
      <text:h text:style-name="Heading_20_3" text:outline-level="3"><text:bookmark-start text:name="__RefHeading__1157_712231932"/>Переоборудование кораблей<text:bookmark-end text:name="__RefHeading__1157_712231932"/></text:h>
      <text:p text:style-name="Text_20_body">Закупка и оборудование корабля выполняется по зараннее подготовленному шаблону. Шаблон может быть снят с существующего корабля. В шаблон включаются любые товары следующих групп:</text:p>
      <text:list xml:id="list8809402956648801667" text:style-name="L17">
        <text:list-item>
          <text:p text:style-name="P74">Лазеры (maintype 8)</text:p>
        </text:list-item>
        <text:list-item>
          <text:p text:style-name="P74">Щиты (maintype 9)</text:p>
        </text:list-item>
        <text:list-item>
          <text:p text:style-name="P74">Ракеты (maintype 10)</text:p>
        </text:list-item>
        <text:list-item>
          <text:p text:style-name="P74">Энергия (maintype 11)</text:p>
        </text:list-item>
        <text:list-item>
          <text:p text:style-name="P74">Высокотехнологичные товары (maintype 16) кроме имеющих признак inventory.</text:p>
        </text:list-item>
      </text:list>
      <text:p text:style-name="Text_20_body">Для закупки корабля необходимо, что бы в рабочей области была верфь, продающая корабли такой модели. После покупки корабля, создается рабочая точка (указывающая на верфь?) и техник приступает к переоборудованию корабля. <text:span text:style-name="T21">Товары, не имеющие признака equipment, закупаются обычным образом </text:span><text:span text:style-name="T22">(</text:span><text:span text:style-name="T23">в последующих </text:span><text:span text:style-name="T22">версиях?).</text:span></text:p>
      <text:p text:style-name="Text_20_body">Для всех товаров, имеющих признак equipment, предусмотрены особые алгоритмы закупки и установки. Такое оборудование делится на три группы: улучшения, специальное оборудование и прочее оборудование.</text:p>
      <text:p text:style-name="Text_20_body">Улучшения — это товары имеющие признак upgrade. Товары этой категории отличаются от другого оборудования тем, что устанавливаются на корабли во множественном количестве.</text:p>
      <text:list xml:id="list5333427006273742299" text:style-name="L18">
        <text:list-item>
          <text:p text:style-name="P75">Форсаж двигателя — <text:span text:style-name="T21">для представления используются Детали двигателей. На 5 единиц улучшения используется 1 единица Деталей двигателей. Если максимальное количество улучшений корабля меньше 5, то используется 1 единица Деталей двигателей.</text:span></text:p>
        </text:list-item>
        <text:list-item>
          <text:p text:style-name="P75">Оптимизация рулевого управления — <text:span text:style-name="T21">для представления используется Микросхемы суперконтроллера. На 1 единицу улучшения используется 1 единица Микросхемы суперконтроллера.</text:span></text:p>
        </text:list-item>
        <text:list-item>
          <text:p text:style-name="P75">Расширение грузового отсека — <text:span text:style-name="T21">для представления используется Обшивка из теладиания. На 25 единиц улучшения используется 1 единица Обшивки из теладиания. Если максимальное количество улучшений корабля меньше 25, то используется 1 единица Обшивки из теладиания.</text:span></text:p>
        </text:list-item>
      </text:list>
      <text:p text:style-name="Text_20_body">Специальное оборудование</text:p>
      <text:list xml:id="list4137947112739222776" text:style-name="L19">
        <text:list-item>
          <text:p text:style-name="P76"><text:soft-page-break/>Прыжковый двигатель — <text:span text:style-name="T21">для представления используются Компоненты прыжкового двигателя в количестве 1 единицы.</text:span></text:p>
        </text:list-item>
        <text:list-item>
          <text:p text:style-name="P76">Транспортер — <text:span text:style-name="T21">для представления используются Сборочное оборудование в количестве 1 единицы.</text:span></text:p>
        </text:list-item>
      </text:list>
      <text:p text:style-name="Text_20_body">Прочее оборудование — это оборудование, не вошедшее в первые две группы. Для представления любого такого оборудования используется 1 единица Артефактов.</text:p>
      <text:p text:style-name="Text_20_body">Переоборудование выполняется в особом порядке. Сначала устанавливаются улучшения. </text:p>
      <text:p text:style-name="Text_20_body">Товары, потенциально подходящие для представления ресурсов, необходимых для осуществления сервиса:</text:p>
      <table:table table:name="WaresForEquipmentParts" table:style-name="WaresForEquipmentParts">
        <table:table-column table:style-name="WaresForEquipmentParts.A"/>
        <table:table-column table:style-name="WaresForEquipmentParts.B" table:number-columns-repeated="3"/>
        <table:table-column table:style-name="WaresForEquipmentParts.E"/>
        <table:table-header-rows>
          <table:table-row>
            <table:table-cell table:style-name="WaresForEquipmentParts.A1" office:value-type="string">
              <text:p text:style-name="Table_20_Heading">Наименование</text:p>
            </table:table-cell>
            <table:table-cell table:style-name="WaresForEquipmentParts.A1" office:value-type="string">
              <text:p text:style-name="Table_20_Heading">Maintype</text:p>
            </table:table-cell>
            <table:table-cell table:style-name="WaresForEquipmentParts.A1" office:value-type="string">
              <text:p text:style-name="Table_20_Heading">Subtype</text:p>
            </table:table-cell>
            <table:table-cell table:style-name="WaresForEquipmentParts.A1" office:value-type="string">
              <text:p text:style-name="Table_20_Heading">Класс груза</text:p>
            </table:table-cell>
            <table:table-cell table:style-name="WaresForEquipmentParts.E1" office:value-type="string">
              <text:p text:style-name="Table_20_Heading">Объем за ед.</text:p>
            </table:table-cell>
          </table:table-row>
        </table:table-header-rows>
        <table:table-row>
          <table:table-cell table:style-name="WaresForEquipmentParts.A2" office:value-type="string">
            <text:p text:style-name="Table_20_Contents">Артефакты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1</text:p>
          </table:table-cell>
          <table:table-cell table:style-name="WaresForEquipmentParts.A2" office:value-type="string">
            <text:p text:style-name="Table_20_Contents">M</text:p>
          </table:table-cell>
          <table:table-cell table:style-name="WaresForEquipmentParts.E2" office:value-type="string">
            <text:p text:style-name="Table_20_Contents">4</text:p>
          </table:table-cell>
        </table:table-row>
        <table:table-row>
          <table:table-cell table:style-name="WaresForEquipmentParts.A2" office:value-type="string">
            <text:p text:style-name="Table_20_Contents">Сборочное оборудование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5</text:p>
          </table:table-cell>
          <table:table-cell table:style-name="WaresForEquipmentParts.A2" office:value-type="string">
            <text:p text:style-name="Table_20_Contents">XL</text:p>
          </table:table-cell>
          <table:table-cell table:style-name="WaresForEquipmentParts.E2" office:value-type="string">
            <text:p text:style-name="Table_20_Contents">5</text:p>
          </table:table-cell>
        </table:table-row>
        <table:table-row>
          <table:table-cell table:style-name="WaresForEquipmentParts.A2" office:value-type="string">
            <text:p text:style-name="Table_20_Contents">Детали двигателей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6</text:p>
          </table:table-cell>
          <table:table-cell table:style-name="WaresForEquipmentParts.A2" office:value-type="string">
            <text:p text:style-name="Table_20_Contents">XL</text:p>
          </table:table-cell>
          <table:table-cell table:style-name="WaresForEquipmentParts.E2" office:value-type="string">
            <text:p text:style-name="Table_20_Contents">5</text:p>
          </table:table-cell>
        </table:table-row>
        <table:table-row>
          <table:table-cell table:style-name="WaresForEquipmentParts.A2" office:value-type="string">
            <text:p text:style-name="Table_20_Contents">Шахтерское оборудование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11</text:p>
          </table:table-cell>
          <table:table-cell table:style-name="WaresForEquipmentParts.A2" office:value-type="string">
            <text:p text:style-name="Table_20_Contents">XL</text:p>
          </table:table-cell>
          <table:table-cell table:style-name="WaresForEquipmentParts.E2" office:value-type="string">
            <text:p text:style-name="Table_20_Contents">5</text:p>
          </table:table-cell>
        </table:table-row>
        <table:table-row>
          <table:table-cell table:style-name="WaresForEquipmentParts.A2" office:value-type="string">
            <text:p text:style-name="Table_20_Contents">Обшивка из теладиания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14</text:p>
          </table:table-cell>
          <table:table-cell table:style-name="WaresForEquipmentParts.A2" office:value-type="string">
            <text:p text:style-name="Table_20_Contents">L</text:p>
          </table:table-cell>
          <table:table-cell table:style-name="WaresForEquipmentParts.E2" office:value-type="string">
            <text:p text:style-name="Table_20_Contents">4</text:p>
          </table:table-cell>
        </table:table-row>
        <table:table-row>
          <table:table-cell table:style-name="WaresForEquipmentParts.A2" office:value-type="string">
            <text:p text:style-name="Table_20_Contents">Модули настройки оружия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15</text:p>
          </table:table-cell>
          <table:table-cell table:style-name="WaresForEquipmentParts.A2" office:value-type="string">
            <text:p text:style-name="Table_20_Contents">S</text:p>
          </table:table-cell>
          <table:table-cell table:style-name="WaresForEquipmentParts.E2" office:value-type="string">
            <text:p text:style-name="Table_20_Contents">1</text:p>
          </table:table-cell>
        </table:table-row>
        <table:table-row>
          <table:table-cell table:style-name="WaresForEquipmentParts.A2" office:value-type="string">
            <text:p text:style-name="Table_20_Contents">Микросхемы суперконтроллера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17</text:p>
          </table:table-cell>
          <table:table-cell table:style-name="WaresForEquipmentParts.A2" office:value-type="string">
            <text:p text:style-name="Table_20_Contents">S</text:p>
          </table:table-cell>
          <table:table-cell table:style-name="WaresForEquipmentParts.E2" office:value-type="string">
            <text:p text:style-name="Table_20_Contents">1</text:p>
          </table:table-cell>
        </table:table-row>
        <table:table-row>
          <table:table-cell table:style-name="WaresForEquipmentParts.A2" office:value-type="string">
            <text:p text:style-name="Table_20_Contents">Компоненты прыжкового двигателя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64</text:p>
          </table:table-cell>
          <table:table-cell table:style-name="WaresForEquipmentParts.A2" office:value-type="string">
            <text:p text:style-name="Table_20_Contents">S</text:p>
          </table:table-cell>
          <table:table-cell table:style-name="WaresForEquipmentParts.E2" office:value-type="string">
            <text:p text:style-name="Table_20_Contents">3</text:p>
          </table:table-cell>
        </table:table-row>
      </table:table>
      <text:p text:style-name="Text_20_body"/>
      <text:h text:style-name="Heading_20_3" text:outline-level="3"><text:bookmark-start text:name="__RefHeading__1159_712231932"/>Ремонт в доке<text:bookmark-end text:name="__RefHeading__1159_712231932"/></text:h>
      <text:p text:style-name="P14">Техник запускает для поврежденного корабля скрипт следования на верфь. После ремонта скрипт завершает свою работу и отремонтированный корабль возвращается к прежнему заданию.</text:p>
      <text:h text:style-name="Heading_20_1" text:outline-level="1"><text:bookmark-start text:name="__RefHeading__2474_2044843841"/>Дорожная карта<text:bookmark-end text:name="__RefHeading__2474_2044843841"/></text:h>
      <text:p text:style-name="Text_20_body"><text:span text:style-name="T11">В</text:span><text:span text:style-name="T5">е</text:span><text:span text:style-name="T11">рсия</text:span> 3.<text:span text:style-name="T5">03</text:span></text:p>
      <text:list xml:id="list7671158438250995337" text:style-name="L20">
        <text:list-item>
          <text:p text:style-name="P59">Корабли могут торговать друг с другом.</text:p>
        </text:list-item>
        <text:list-item>
          <text:p text:style-name="P59">Программа Мобильный заправщик.</text:p>
        </text:list-item>
        <text:list-item>
          <text:p text:style-name="P59">Программа Мобильный склад.</text:p>
        </text:list-item>
        <text:list-item>
          <text:p text:style-name="P66"><text:span text:style-name="T11">Корректное предупреждение и исправление лимитов, в случае если они перекрывают или </text:span><text:soft-page-break/><text:span text:style-name="T11">противоречат друг-другу </text:span>(<text:span text:style-name="T11">например, лимит мин. партии для покупки больше лимита товара на корабле)?</text:span></text:p>
        </text:list-item>
        <text:list-item>
          <text:p text:style-name="P59">Статистика</text:p>
        </text:list-item>
      </text:list>
      <text:p text:style-name="P6"><text:span text:style-name="T11">Версия </text:span>3.02</text:p>
      <text:list xml:id="list4026324537685876122" text:style-name="L21">
        <text:list-item>
          <text:p text:style-name="P60">Новая программа защиты корабля при нападении.</text:p>
        </text:list-item>
        <text:list-item>
          <text:p text:style-name="P60">Исправление алгоритма торговли. Корабли должны корректно торговать со станциями. Исправление бесконечной покупки и продажи товаров при торговле с доком.</text:p>
        </text:list-item>
        <text:list-item>
          <text:p text:style-name="P67"><text:span text:style-name="T11">Новые настройки товара для корабля — максимальное количество товара в моем трюме. Корабль не участвует в сделках, если количество товара в его корабле равно или превышает установленный лимит </text:span>(<text:span text:style-name="T11">аналог максимального объема склада для станций). </text:span></text:p>
        </text:list-item>
        <text:list-item>
          <text:p text:style-name="P60">Улучшение настроек товара для корабля — все количественные параметры можно задавать как в единицах товара так и в процентах от объема трюма.</text:p>
        </text:list-item>
        <text:list-item>
          <text:p text:style-name="P60">Оптимизация навигационной программы. Навигатор должен оптимально использовать ПД, сохранять резерв топлива максимально долго, что бы повысить шанс выживаемости корабля в случае нападения. </text:p>
        </text:list-item>
        <text:list-item>
          <text:p text:style-name="P60">Программа Техник в упрощенном виде. Программа умеет закупать корабли в рабочей области и оборудовать их по заранее выбранному шаблону. Закупка товаров не выполняется –<text:span text:style-name="T5"> </text:span>оборудование закупается и устанавливается прямо на верфи. Управление шаблонами. Возможность переоборудования корабля по шаблону.</text:p>
        </text:list-item>
        <text:list-item>
          <text:p text:style-name="P60">Программа обслуживания кораблей в пути: ремонт на верфи, закупка дронов, пополнение запаса ракет и боеприпасов.</text:p>
        </text:list-item>
        <text:list-item>
          <text:p text:style-name="P60">Программа Агент спутниковой сети с упрощенным алгоритмом расстановки спутников в рабочей области. </text:p>
        </text:list-item>
        <text:list-item>
          <text:p text:style-name="P60">Улучшенный журнал.</text:p>
        </text:list-item>
      </text:list>
      <text:h text:style-name="Heading_20_1" text:outline-level="1"><text:bookmark-start text:name="__RefHeading__3380_1980337750"/>Тестирование на утечки памяти <text:bookmark-end text:name="__RefHeading__3380_1980337750"/></text:h>
      <text:p text:style-name="P11">Непонятно, является ли причиной утечки скрипты дроида (да какие там вообще могут быть утечки?) Но проверить нужно. Можно попробовать многократно позапускать тесты и проследить что будет с памятью. Но для этого сначала нужно сделать так, что бы тесты нормально работали в начале игры. То есть, переписать без привязки к открытым секторам.</text:p>
      <text:p text:style-name="P11"><text:soft-page-break/>Использование функциональных тестов в целях выявления утечек может дать недостоверную информацию. Поскольку функциональные тесты создают новые станции и корабли, увеличение объема используемой памяти может быть связано с наличием ссылок на уничтоженные объекты. <text:s/>Более достоверную информацию могут дать специальные тесты, которые не создают игровых объектов.</text:p>
      <text:p text:style-name="P10">Общие условия тестирования:</text:p>
      <text:list xml:id="list1273857516621335272" text:style-name="L22">
        <text:list-item>
          <text:p text:style-name="P56">Старт новой игры (если не указано иное)</text:p>
        </text:list-item>
        <text:list-item>
          <text:p text:style-name="P56">После старта — активация скрипт-редактора с заходом в список скриптов</text:p>
        </text:list-item>
        <text:list-item>
          <text:p text:style-name="P56">Время работы засекается реальное, а не игровое</text:p>
        </text:list-item>
        <text:list-item>
          <text:p text:style-name="P56">Записывается объем занимаемой процессом памяти на начало теста и в конце</text:p>
        </text:list-item>
        <text:list-item>
          <text:p text:style-name="P56">Настройки графики на минимум</text:p>
        </text:list-item>
      </text:list>
      <text:p text:style-name="P10">Выполненные тесты:</text:p>
      <text:list xml:id="list6524299564283599384" text:style-name="L23">
        <text:list-item>
          <text:p text:style-name="P77"><text:span text:style-name="T13">Коммандер Земли </text:span><text:span text:style-name="T9">(</text:span><text:span text:style-name="T13">без функциональных тестов): </text:span></text:p>
          <text:list>
            <text:list-item>
              <text:p text:style-name="P77"><text:span text:style-name="T9">18:00 – 726</text:span><text:span text:style-name="T13">М; </text:span></text:p>
            </text:list-item>
            <text:list-item>
              <text:p text:style-name="P77"><text:span text:style-name="T9">19:00 – 760</text:span><text:span text:style-name="T13">М.</text:span></text:p>
            </text:list-item>
          </text:list>
        </text:list-item>
        <text:list-item>
          <text:p text:style-name="P61">Коммандер Земли (500 итераций функциональных тестов): </text:p>
          <text:list>
            <text:list-item>
              <text:p text:style-name="P77"><text:span text:style-name="T9">19:02 – 731</text:span><text:span text:style-name="T13">М; </text:span></text:p>
            </text:list-item>
            <text:list-item>
              <text:p text:style-name="P77"><text:span text:style-name="T9">20:00 – 792</text:span><text:span text:style-name="T13">М</text:span><text:span text:style-name="T9">.</text:span><text:span text:style-name="T13"> </text:span></text:p>
            </text:list-item>
          </text:list>
        </text:list-item>
        <text:list-item>
          <text:p text:style-name="P61">Своя игра (без функциональных тестов): </text:p>
          <text:list>
            <text:list-item>
              <text:p text:style-name="P77"><text:span text:style-name="T9">22:28 – 696</text:span><text:span text:style-name="T13">М; </text:span></text:p>
            </text:list-item>
            <text:list-item>
              <text:p text:style-name="P77"><text:span text:style-name="T13">23:</text:span><text:span text:style-name="T9">28 – 780</text:span><text:span text:style-name="T13">М;</text:span></text:p>
            </text:list-item>
          </text:list>
        </text:list-item>
        <text:list-item>
          <text:p text:style-name="P61">Своя игра (500 итераций функциональных тестов): </text:p>
          <text:list>
            <text:list-item>
              <text:p text:style-name="P68">21:27 – 697M; </text:p>
            </text:list-item>
            <text:list-item>
              <text:p text:style-name="P77"><text:span text:style-name="T9">22:27 – 802</text:span><text:span text:style-name="T13">М.</text:span></text:p>
            </text:list-item>
          </text:list>
        </text:list-item>
        <text:list-item>
          <text:p text:style-name="P61"><text:soft-page-break/>Своя игра (10000 итераций функциональных тестов): </text:p>
          <text:list>
            <text:list-item>
              <text:p text:style-name="P77"><text:span text:style-name="T9">23:29 – 663</text:span><text:span text:style-name="T13">М; </text:span></text:p>
            </text:list-item>
            <text:list-item>
              <text:p text:style-name="P77"><text:span text:style-name="T9">00:29 – 826</text:span><text:span text:style-name="T13">М; </text:span></text:p>
            </text:list-item>
            <text:list-item>
              <text:p text:style-name="P77"><text:span text:style-name="T13">01:</text:span><text:span text:style-name="T9">29 – </text:span><text:span text:style-name="T13">843М; </text:span></text:p>
            </text:list-item>
            <text:list-item>
              <text:p text:style-name="P77"><text:span text:style-name="T13">02:</text:span><text:span text:style-name="T9">34 – </text:span><text:span text:style-name="T13">867М; </text:span></text:p>
            </text:list-item>
            <text:list-item>
              <text:p text:style-name="P77"><text:span text:style-name="T9">09:37 – 932</text:span><text:span text:style-name="T13">М;</text:span></text:p>
            </text:list-item>
          </text:list>
        </text:list-item>
        <text:list-item>
          <text:p text:style-name="P61">Своя игра (без функциональных тестов, в ходе теста выполнялся полет в секторе с редким перебором целей и стыковкой со станцией): </text:p>
          <text:list>
            <text:list-item>
              <text:p text:style-name="P77"><text:span text:style-name="T9">09:39 – 682</text:span><text:span text:style-name="T13">М; </text:span></text:p>
            </text:list-item>
            <text:list-item>
              <text:p text:style-name="P77"><text:span text:style-name="T9">10:39 – 808</text:span><text:span text:style-name="T13">М; </text:span></text:p>
            </text:list-item>
            <text:list-item>
              <text:p text:style-name="P77"><text:span text:style-name="T9">13:39 – 876</text:span><text:span text:style-name="T13">М; </text:span></text:p>
            </text:list-item>
            <text:list-item>
              <text:p text:style-name="P77"><text:span text:style-name="T9">14:39 – 915</text:span><text:span text:style-name="T13">М; </text:span></text:p>
            </text:list-item>
            <text:list-item>
              <text:p text:style-name="P77"><text:span text:style-name="T9">19:39 – </text:span><text:span text:style-name="T13">970М; </text:span></text:p>
            </text:list-item>
            <text:list-item>
              <text:p text:style-name="P77"><text:span text:style-name="T9">20:39 – 990</text:span><text:span text:style-name="T13">М; </text:span></text:p>
            </text:list-item>
            <text:list-item>
              <text:p text:style-name="P61">Залетел в сектор Стена — 1004М; </text:p>
            </text:list-item>
            <text:list-item>
              <text:p text:style-name="P61">Вернулся обратно в Аргон Прайм — 1046М; </text:p>
            </text:list-item>
            <text:list-item>
              <text:p text:style-name="P77"><text:span text:style-name="T13">21:</text:span><text:span text:style-name="T9">39 (п</text:span><text:span text:style-name="T13">ристыкован к верфи в АП</text:span><text:span text:style-name="T9">) – 1071</text:span><text:span text:style-name="T13">М; </text:span></text:p>
            </text:list-item>
            <text:list-item>
              <text:p text:style-name="P77"><text:span text:style-name="T9">22:39 (о</text:span><text:span text:style-name="T13">жидает в АП)</text:span><text:span text:style-name="T9"> – 1077</text:span><text:span text:style-name="T13">М;</text:span></text:p>
            </text:list-item>
            <text:list-item>
              <text:p text:style-name="P69"><text:span text:style-name="T31">23:39 (о</text:span><text:span text:style-name="T13">жидает в АП) — 1076М;</text:span></text:p>
            </text:list-item>
            <text:list-item>
              <text:p text:style-name="P69"><text:span text:style-name="T31">D2 00:39 —</text:span><text:span text:style-name="T13"> </text:span><text:span text:style-name="T31">1093М;</text:span></text:p>
            </text:list-item>
            <text:list-item>
              <text:p text:style-name="P69"><text:span text:style-name="T31">D2 03:39 (п</text:span><text:span text:style-name="T13">осле залета в Дом Света, пристыкован в доке АП)</text:span><text:span text:style-name="T31"> – </text:span><text:span text:style-name="T13">1210М;</text:span></text:p>
            </text:list-item>
            <text:list-item>
              <text:p text:style-name="P69"><text:span text:style-name="T31">D3 20</text:span><text:span text:style-name="T13">:</text:span><text:span text:style-name="T31">13 (</text:span><text:span text:style-name="T13">после загрузки) 731М;</text:span></text:p>
            </text:list-item>
            <text:list-item>
              <text:p text:style-name="P69"><text:soft-page-break/><text:span text:style-name="T31">D4 07:13 – 943</text:span><text:span text:style-name="T13">М;</text:span></text:p>
            </text:list-item>
            <text:list-item>
              <text:p text:style-name="P69"><text:span text:style-name="T31">D5 16:10 (</text:span><text:span text:style-name="T13">после загрузки) — 734М;</text:span></text:p>
            </text:list-item>
            <text:list-item>
              <text:p text:style-name="P69"><text:span text:style-name="T31">D5 17:10 – 820M</text:span><text:span text:style-name="T13">;</text:span></text:p>
            </text:list-item>
            <text:list-item>
              <text:p text:style-name="P68">D5 19:10 – 844M;</text:p>
            </text:list-item>
            <text:list-item>
              <text:p text:style-name="P69"><text:span text:style-name="T31">D5 20</text:span><text:span text:style-name="T13">:</text:span><text:span text:style-name="T31">10 – 871M;</text:span></text:p>
            </text:list-item>
            <text:list-item>
              <text:p text:style-name="P68">D5 21:10 – 880M;</text:p>
            </text:list-item>
            <text:list-item>
              <text:p text:style-name="P68">D5 22:10 – 892M;</text:p>
            </text:list-item>
            <text:list-item>
              <text:p text:style-name="P68">D5 23:10 – 916M;</text:p>
            </text:list-item>
            <text:list-item>
              <text:p text:style-name="P68">D6 00:10 – 912M;</text:p>
            </text:list-item>
            <text:list-item>
              <text:p text:style-name="P68">D6 09:10 – 966M;</text:p>
            </text:list-item>
            <text:list-item>
              <text:p text:style-name="P68">D6 11:10 – 993M;</text:p>
            </text:list-item>
            <text:list-item>
              <text:p text:style-name="P68">D6 12:10 – 999M;</text:p>
            </text:list-item>
            <text:list-item>
              <text:p text:style-name="P69"><text:span text:style-name="T31">D6 13:45 (</text:span><text:span text:style-name="T13">после загрузки) — 722</text:span><text:span text:style-name="T31">M;</text:span></text:p>
            </text:list-item>
            <text:list-item>
              <text:p text:style-name="P68">D6 18:45 – 942M;</text:p>
            </text:list-item>
            <text:list-item>
              <text:p text:style-name="P68">D6 20:45 – 969M;</text:p>
            </text:list-item>
            <text:list-item>
              <text:p text:style-name="P68">D6 21:45 – 976M;</text:p>
            </text:list-item>
            <text:list-item>
              <text:p text:style-name="P68">D6 22:45 – 977M;</text:p>
            </text:list-item>
            <text:list-item>
              <text:p text:style-name="P69"><text:span text:style-name="T31">D6 23:45 – </text:span><text:span text:style-name="T13">979</text:span><text:span text:style-name="T31">M;</text:span></text:p>
            </text:list-item>
            <text:list-item>
              <text:p text:style-name="P68">D7 00:45 – 984M;</text:p>
            </text:list-item>
            <text:list-item>
              <text:p text:style-name="P68">D7 09:45 – 1022M;</text:p>
            </text:list-item>
            <text:list-item>
              <text:p text:style-name="P68">D7 10:45 – 1034M;</text:p>
            </text:list-item>
            <text:list-item>
              <text:p text:style-name="P68"><text:soft-page-break/>D7 13:39 – 1060M;</text:p>
            </text:list-item>
            <text:list-item>
              <text:p text:style-name="P69"><text:span text:style-name="T31">D7 20:17 (</text:span><text:span text:style-name="T13">после загрузки) — 766</text:span><text:span text:style-name="T31">M;</text:span></text:p>
            </text:list-item>
            <text:list-item>
              <text:p text:style-name="P68">D7 21:32 – 848M;</text:p>
            </text:list-item>
            <text:list-item>
              <text:p text:style-name="P68">D8 11:22 – 967M;</text:p>
            </text:list-item>
            <text:list-item>
              <text:p text:style-name="P68">D8 16:29 – 984M;</text:p>
            </text:list-item>
            <text:list-item>
              <text:p text:style-name="P68">D8 18:16 – 998M;</text:p>
            </text:list-item>
            <text:list-item>
              <text:p text:style-name="P68">D9 04:30 – 1036M;</text:p>
            </text:list-item>
          </text:list>
        </text:list-item>
      </text:list>
      <text:h text:style-name="Heading_20_1" text:outline-level="1"><text:bookmark-start text:name="__RefHeading__979_1173807053"/>TODO<text:bookmark-end text:name="__RefHeading__979_1173807053"/></text:h>
      <text:list xml:id="list1962178839741716582" text:style-name="L24">
        <text:list-item>
          <text:p text:style-name="P62"><text:span text:style-name="T32">(В процессе) Приоритетная! После нескольких дней работы со скриптами стало вылетать с </text:span><text:span text:style-name="T10">out of memory. </text:span><text:span text:style-name="T32">На последних сохраненках процесс отжирает </text:span><text:span text:style-name="T10">3.5 </text:span><text:span text:style-name="T32">гига. Провести диагностику с целью выявления утечек при работе дроида. Определить возможность нормальной эксплуатации такого сложного программного комплекса и сделать выводы о перспективности разработки.</text:span></text:p>
        </text:list-item>
        <text:list-item>
          <text:p text:style-name="P62">Подчиненный перестал определять лидера. Хотя лидер показывает все правильно. Есть подозрение, что это из-за того, что у лидера была не запущена программа.</text:p>
        </text:list-item>
        <text:list-item>
          <text:p text:style-name="P62">Функция 612 сейчас работает только для станций, использует стандартные команды для получения количества товара и свободного места. Нужно заменить на вызов библиотечной функции?</text:p>
        </text:list-item>
        <text:list-item>
          <text:p text:style-name="P62">При торговле в секторе Пояс Астероидов периодически уничтожаются корабли <text:span text:style-name="T5">(X3AP)</text:span>. Похоже, что игра, реализует логику войны в этом секторе и уничтожает станции программно. Если в этот момент корабль находится на станции, то он уничтожается вместе со станцией. Как это можно решить, пока не ясно.</text:p>
        </text:list-item>
        <text:list-item>
          <text:p text:style-name="P42">В процедуре защиты вероятно имеет смысл добавить фильтр по дистанции до станции. Иначе в активном секторе очень плохо стыкуется, постоянно отклоняется от курса. </text:p>
        </text:list-item>
        <text:list-item>
          <text:p text:style-name="P62">Прежде чем улучшать структуру <text:span text:style-name="T5">GlobalConfig, </text:span>нужно переделать использующий ее код на доступ посредством функций.</text:p>
        </text:list-item>
        <text:list-item>
          <text:p text:style-name="P62">Есть подозрение, что обработчики сигналов будут срабатывать всегда, если для корабля хотя бы один раз была выбрана программа. <text:span text:style-name="T21">Нужно в каждом обработчике добавить </text:span><text:soft-page-break/><text:span text:style-name="T21">проверку текущей запущенной программы. Если программа не запущена, значит нужно восстанавливать стандартные обработчики. В общем, для обновления обработчиков нужно сменить программу. Нужно переделать по нормальному.</text:span></text:p>
        </text:list-item>
        <text:list-item>
          <text:p text:style-name="P38">Добавить отправку пользователю сообщения о нападении.</text:p>
        </text:list-item>
        <text:list-item>
          <text:p text:style-name="P78">При групповом добавлении станций на этапе выбора радиуса сектора поиска используется стандартный диалог выбора числа. Сейчас там в заголовке ReadText8370-117. Нужно переделать на нормальную версию.</text:p>
        </text:list-item>
        <text:list-item>
          <text:p text:style-name="P79">В определенных случаях после смены программ со Старателя на Транспорт в заголовке корабельного терминала в деталях товара отображается ReadText8370-211 на месте значения «Мин. у поставщика». То же самое для параметра «Мин. Продажа» - <text:span text:style-name="T5">ReadText8370-204.</text:span></text:p>
        </text:list-item>
        <text:list-item>
          <text:p text:style-name="P62"><text:span text:style-name="T5">(</text:span>В <text:span text:style-name="T5">процессе) Удалить</text:span> <text:span text:style-name="T5">506 </text:span>функцию.</text:p>
        </text:list-item>
        <text:list-item>
          <text:p text:style-name="P62">Функция 517 если цель — сектор, не учитывает флаги.</text:p>
        </text:list-item>
        <text:list-item>
          <text:p text:style-name="P80"><draw:frame draw:style-name="fr1" draw:name="Графический объект1" text:anchor-type="paragraph" svg:x="1.162cm" svg:y="-0.27cm" svg:width="14.737cm" svg:height="0.344cm" draw:z-index="0"><draw:image xlink:href="file:///C:/Program%20Files%20(x86)/OpenOffice%204/share/gallery/rulers/blkballs.gif" xlink:type="simple" xlink:show="embed" xlink:actuate="onLoad"/></draw:frame>(Сделано 2017-10-24) Обеспечить работу навигационного скрипта для Альдрина. Добавить возможность прыгать в сектор при наличии в нем прыжкового маяка.</text:p>
        </text:list-item>
        <text:list-item>
          <text:p text:style-name="P83">(С<text:span text:style-name="T11">делано 2017-10-23) Результат валидации может отличаться в зависимости о того, было ли указано количество. Сейчас может быть несколько сообщений подряд, в которых при одинаковой маске получается различный результат. Нужно добавить в сообщение о результате валидации количетво.</text:span></text:p>
        </text:list-item>
        <text:list-item>
          <text:p text:style-name="P80">(Сделано 2017-10-23) Навигатор должен сохранять спецрезерв батарей, если он задан.</text:p>
        </text:list-item>
        <text:list-item>
          <text:p text:style-name="P80"><text:span text:style-name="T5">(</text:span>Сделано 2017-10-23) Проверить и поправить логику навигации. При нехватке топлива до ближайшей заправки, вместо прыжка «на сколько хватает» необходимо двигаться обычным ходом до тех пор, пока в доступном радиусе не окажется либо заправка, либо цель. Такой подход позволяет держать резерв топлива максимально долго. А это в свою очередь будет способствовать выживаемости корабля, так как будет резерв для экстренного прыжка.</text:p>
        </text:list-item>
        <text:list-item>
          <text:p text:style-name="P80">(Сделано 2017-10-23) Не использование валидатора <text:span text:style-name="T5">#32 </text:span>в навигаторе при поиске станции дозаправки приводит к бесконечному циклу выбора станции которая торгует батареями, но в данный момент не имеет батарей для покупки. Навигатор необходимо переписать так, что бы он указывал минимальное количество через <text:span text:style-name="T5">MTB.</text:span></text:p>
        </text:list-item>
        <text:list-item>
          <text:p text:style-name="P80"><text:span text:style-name="T5">(</text:span>Сделано 2017-10-23) Добавлена функция 498 — получить объем топлива доступный для <text:soft-page-break/>нормального использования ПД.</text:p>
        </text:list-item>
        <text:list-item>
          <text:p text:style-name="P80">(Сделано 2017-10-23) Добавлена функция 499 — получить список заправщиков сектора.</text:p>
        </text:list-item>
        <text:list-item>
          <text:p text:style-name="P80"><text:span text:style-name="T5">(С</text:span>делано 2017-10-22) Валидатор <text:span text:style-name="T5">#</text:span>32 в комбинации с лимитом <text:span text:style-name="T5">MTS </text:span>дает различные результаты при подсчете спроса, на основании которого выполняются закупочные рейсы и при валидации станций для продажи, когда указан объем на продажу. Это приводит к тому, что корабль закупается, а реализовать товар не может, так как ему не позволяет лимит <text:span text:style-name="T5">MTS. </text:span>Есть подозрение, что для <text:span text:style-name="T5">MTB </text:span>тоже самое, только менее заметный случай. Как вариант решения –<text:span text:style-name="T5"> </text:span>проверять <text:span text:style-name="T5">MTB/MTS </text:span>для станции, не рассматривая указанное количество.<text:span text:style-name="T5"> </text:span></text:p>
        </text:list-item>
        <text:list-item>
          <text:p text:style-name="P62"><text:span text:style-name="T28">(Сделано 2017-10-22) Проверить и подправить все скрипты, использующие валидацию контрагентов по маске.</text:span></text:p>
        </text:list-item>
        <text:list-item>
          <text:p text:style-name="P80">(Сделано 2017-10-22) Транспорт покупает и сразу продает товар на той же станции, если закупочная выше цены реализации (бесконечная торговля с доком, пока не появится нормальный покупатель). При этом не учитывается флаг — работать только со станциями из списков. Проблемы с валидацией (в версии <text:span text:style-name="T5">3.01 </text:span>не выполняется валидация по параметрам рабочей области).</text:p>
        </text:list-item>
        <text:list-item>
          <text:p text:style-name="P80"><text:span text:style-name="T5">(</text:span>Сделано 2017-10-22) Переход на <text:span text:style-name="T5">WareStruct-3.02</text:span></text:p>
        </text:list-item>
        <text:list-item>
          <text:p text:style-name="P80">(Сделано 2017-10-22) Переход на <text:span text:style-name="T5">ShupStruct-3.02</text:span></text:p>
        </text:list-item>
        <text:list-item>
          <text:p text:style-name="P43"><text:span text:style-name="T5">(С</text:span><text:span text:style-name="T11">делано 2017-10-22) Добавить в установку назначения и целей команд при выполнении навигационных операций.</text:span></text:p>
        </text:list-item>
        <text:list-item>
          <text:p text:style-name="P44"><text:span text:style-name="T11">(Сделано 2017-10-22) Для некоторых кораблей замечено, что прыжок выполняется достаточно долго. </text:span>M6 – <text:span text:style-name="T11">16 сек.</text:span>, TS – <text:span text:style-name="T11">чуть меньше.</text:span> <text:span text:style-name="T11"><text:s/>Возможно имеет смысл выпускать дронов перед прыжком. </text:span></text:p>
        </text:list-item>
        <text:list-item>
          <text:p text:style-name="P81"><text:span text:style-name="T5">(С</text:span>делано 2017-10-22) Функция <text:span text:style-name="T5">wwsl.util.loadProduct </text:span>вместо <text:span text:style-name="T5">Ware </text:span>должна требовать <text:span text:style-name="T5">WareStruct.</text:span></text:p>
        </text:list-item>
        <text:list-item>
          <text:p text:style-name="P81"><text:span text:style-name="T11">(Сделано 2017-10-22) Функция </text:span><text:span text:style-name="T5">wwsl.util.unloadProduct </text:span><text:span text:style-name="T11">вместо </text:span><text:span text:style-name="T5">Ware </text:span><text:span text:style-name="T11">должна требовать </text:span><text:span text:style-name="T5">WareStruct.</text:span></text:p>
        </text:list-item>
        <text:list-item>
          <text:p text:style-name="P81"><text:span text:style-name="T5">(С</text:span>делано 2017-10-22) Рефакторинг функции 607.</text:p>
        </text:list-item>
        <text:list-item>
          <text:p text:style-name="P81"><text:span text:style-name="T5">(С</text:span>делано 2017-10-11<text:span text:style-name="T11">) Рефакторинг функции 608.</text:span></text:p>
        </text:list-item>
        <text:list-item>
          <text:p text:style-name="P81"><text:span text:style-name="T5">(С</text:span>делано 2017-10-22) Рефакторинг функции <text:span text:style-name="T5">613 (</text:span>нужна для 604)<text:span text:style-name="T5">.</text:span></text:p>
        </text:list-item>
        <text:list-item>
          <text:p text:style-name="P81"><text:soft-page-break/><text:span text:style-name="T5">(С</text:span>делано 2017-10-22) Рефакторинг функции 609. Добавить поддержку <text:span text:style-name="T5">WareStruct </text:span>в качестве аргумента.</text:p>
        </text:list-item>
        <text:list-item>
          <text:p text:style-name="P81"><text:span text:style-name="T5">(С</text:span>делано 2017-10-22) После переделки функции <text:span text:style-name="T5">601, </text:span>функции 60<text:span text:style-name="T5">4</text:span> и <text:span text:style-name="T5">605</text:span> вероятно работают не правильно. Раньше они основывались на общем объеме трюма в единицах объема. А теперь у каждого товара свой <text:span text:style-name="T5">ware amount limit. </text:span>Доп. инфо: функция<text:span text:style-name="T5"> 604 </text:span>используется из 608 (поиск товара категорий 2/<text:span text:style-name="T5">3), wwsl.T2.trip.buyware; </text:span>функция <text:span text:style-name="T5">605 </text:span>используется из 607 (поиск товара категории 1), <text:span text:style-name="T5">wwsl.T2.trip.sellware</text:span></text:p>
        </text:list-item>
        <text:list-item>
          <text:p text:style-name="P81">(Сделано 2017-10-22) <text:span text:style-name="T5">Лимит MTS не работал на примере руды на одной из фабрик в Обители Легенды. Было установлено 10% MTS, но не продавал. После снятия лимита полетел продавать 13 штук. MTB так же не работал. Пшеницу не покупал, хотя находился на подходящей станции.</text:span></text:p>
        </text:list-item>
        <text:list-item>
          <text:p text:style-name="P81"><text:span text:style-name="T5">(</text:span>Сделано 2017-10-22) <text:span text:style-name="T5">Доработать функцию 601, чтобы она учитывала WAL товара, если он задан.</text:span></text:p>
        </text:list-item>
        <text:list-item>
          <text:p text:style-name="P81">(Сделано 2017-10-22) Рефакторинг диалога редактирования параметров товара. Добавлена опция выбора <text:span text:style-name="T5">WAL.</text:span></text:p>
        </text:list-item>
        <text:list-item>
          <text:p text:style-name="P84"><text:span text:style-name="T29">(</text:span><text:span text:style-name="T28">Сделано 2017-10-21) Адаптировать тесты </text:span><text:span text:style-name="T29">601 </text:span><text:span text:style-name="T28">и 706 для работы в обоих версиях </text:span><text:span text:style-name="T29">X3TC </text:span><text:span text:style-name="T28">и </text:span><text:span text:style-name="T29">X3AP.</text:span> </text:p>
        </text:list-item>
        <text:list-item>
          <text:p text:style-name="P81">(Сделано 2017-10-21) Перевод скриптов на версию движка <text:span text:style-name="T5">X3TC.</text:span></text:p>
        </text:list-item>
        <text:list-item>
          <text:p text:style-name="P81"><text:span text:style-name="T5">(</text:span>Сделано 2017-10-07<text:span text:style-name="T5">) </text:span>С тестами может быть проблема, если запустить тесты в самом начале игры, когда игроку доступен только один сектор. Нужно проверить и подправить тесты, где задействованы секторы, что бы они выполнялись для других рас и проверка «открытости» сектора игроком для них не выполнялась.</text:p>
        </text:list-item>
        <text:list-item>
          <text:p text:style-name="P80"><text:span text:style-name="T11">(Сделано 2017-10-04) Добавить функцию </text:span><text:span text:style-name="T5">706 - </text:span><text:span text:style-name="T11">получения зарезервированного объема трюма.</text:span></text:p>
        </text:list-item>
        <text:list-item>
          <text:p text:style-name="P80"><text:span text:style-name="T5">(</text:span>Сделано 2017-10-04) Рефакторинг функции 609.</text:p>
        </text:list-item>
        <text:list-item>
          <text:p text:style-name="P80"><text:span text:style-name="T5">(</text:span><text:span text:style-name="T11">Сделано 2017-10-04) Доработать функцию 504 что бы работала с резервом любого товара.</text:span></text:p>
        </text:list-item>
        <text:list-item>
          <text:p text:style-name="P80"><text:span text:style-name="T5">(</text:span>Сделано 2017-10-04) Тест функции <text:span text:style-name="T5">601 </text:span>для случая, когда корабль не может транспортировать товар.</text:p>
        </text:list-item>
        <text:list-item>
          <text:p text:style-name="P80">(Сделано <text:span text:style-name="T5">2017-10-04)</text:span> Рефакторинг и тесты функции 611.</text:p>
        </text:list-item>
        <text:list-item>
          <text:p text:style-name="P80"><text:soft-page-break/><text:span text:style-name="T5">(С</text:span>делано 2017-<text:span text:style-name="T5">1</text:span>0-03) С валидаторами все равно проблема. При подсчете рейтинга товара необходим учитывать лимиты объема<text:span text:style-name="T5"> </text:span>контрагента. Но если включить эту проверку маской, то при составлении списка потребителей будет выполняться проверка наличия товара в трюме, а там его может не быть. А если эту проверку не использовать, то будет выбран товар, по которому работать фактически нельзя, потому что нет подходящих потребителей <text:span text:style-name="T5">(</text:span>будут отсеяны по лимитам объема). Аналогично при составлении списка поставщиков –<text:span text:style-name="T5"> </text:span>если в трюме не будет места, то отбор станций не удастся. В общем идея такая — отключать проверку объемов, если <text:span text:style-name="T5">wanted amount </text:span>равно <text:span text:style-name="T5">null. </text:span>То же самое делать во всех случаях, когда проверки связаны с <text:span text:style-name="T5">wanted amount.</text:span></text:p>
        </text:list-item>
        <text:list-item>
          <text:p text:style-name="P80">(Сделано 2017-10-03) Сейчас <text:span text:style-name="T5">f610 </text:span>вроде как требует передачи <text:span text:style-name="T5">wanted amount. </text:span>А раньше не требовала. Нет уверенности, что все работает верно.</text:p>
        </text:list-item>
        <text:list-item>
          <text:p text:style-name="P80"><text:span text:style-name="T5">(</text:span>Сделано 2017-10-02) Проверить на ошибки функции, в которых прошиты старые идентификаторы структур.</text:p>
        </text:list-item>
        <text:list-item>
          <text:p text:style-name="P62"><text:span text:style-name="T28">(Сделано 2017-10-02) В версии </text:span><text:span text:style-name="T29">3.02 </text:span><text:span text:style-name="T28">появилась необходимость освободить последний аргумент функции </text:span><text:span text:style-name="T29">610</text:span><text:span text:style-name="T28">, для передачи параметров рабочей области для того, что бы расширить валидацию до проверок по стоплистам и другим параметрам рабочей области.</text:span> </text:p>
        </text:list-item>
        <text:list-item>
          <text:p text:style-name="P80">(Сделано 2017-10-01) Сделать валидатор <text:span text:style-name="T5">#8 </text:span>проверкой только ценовых лимитов. Перенести в него проверку доступности покупки или продажи товара моим кораблем из валидатора <text:span text:style-name="T5">#1</text:span>.</text:p>
        </text:list-item>
        <text:list-item>
          <text:p text:style-name="P80">(Сделано 2017-10-01) Сделать валидатор <text:span text:style-name="T5">#32 </text:span>проверкой только лимитов объема. Перенести в него проверку объема контрагента из валидатора <text:span text:style-name="T5">#8.</text:span></text:p>
        </text:list-item>
        <text:list-item>
          <text:p text:style-name="P80"><text:span text:style-name="T5">(</text:span>Сделано 2017-10-01) Улучшить функцию 601, что бы она рассчитывала <text:span text:style-name="T5">Ware Amount Limit </text:span>корабля на базе <text:span text:style-name="T5">WareStruct.</text:span></text:p>
        </text:list-item>
        <text:list-item>
          <text:p text:style-name="P80"><text:span text:style-name="T5">(</text:span>Сделано 2017-10-01) Функция 609 должна учитывать спецрезерв.</text:p>
        </text:list-item>
        <text:list-item>
          <text:p text:style-name="P80"><text:span text:style-name="T5">(С</text:span>делано 2017-10-01<text:span text:style-name="T5">)</text:span> Проверку денежных лимитов перенести из валидатора <text:span text:style-name="T5">#32 </text:span>в новый валидатор <text:span text:style-name="T5">#128.</text:span></text:p>
        </text:list-item>
        <text:list-item>
          <text:p text:style-name="P80"><text:span text:style-name="T5">(С</text:span>делано 2017-10-01) Реализовать валидатор <text:span text:style-name="T5">#64.</text:span></text:p>
        </text:list-item>
        <text:list-item>
          <text:p text:style-name="P80">(Сделано 2017-10-02) Ревью <text:span text:style-name="T5">f611.</text:span></text:p>
        </text:list-item>
        <text:list-item>
          <text:p text:style-name="P78"><text:span text:style-name="T30">(Сделано 2017-10-01) Пересмотреть сообщения валидации (удалить вообще?</text:span><text:span text:style-name="T29">)</text:span><text:span text:style-name="T30">.</text:span></text:p>
        </text:list-item>
      </text:list>
      <text:list xml:id="list9096140129466311011" text:style-name="L25">
        <text:list-item>
          <text:p text:style-name="P45">(<text:span text:style-name="T11">Исправлено</text:span> 2017-09-24) Скрипт навигации перестал правильно работать<text:span text:style-name="T11">.</text:span> <text:span text:style-name="T11">П</text:span>осле <text:soft-page-break/>переделки 517 функции <text:s/>не находит ближайшие к цели врата. Из-за этого прыгает на выходные ворота целевого сектора, вместо ближайших.</text:p>
        </text:list-item>
        <text:list-item>
          <text:p text:style-name="P46"><text:span text:style-name="T29">(</text:span><text:span text:style-name="T30">Сделано </text:span><text:span text:style-name="T29">2017-09-24) </text:span><text:span text:style-name="T30">Добавить глобальную настройку включения и выключения опции журналирования боевых процедур.</text:span></text:p>
        </text:list-item>
        <text:list-item>
          <text:p text:style-name="P82">(<text:span text:style-name="T11">Исправлено</text:span><text:span text:style-name="T5"> 2017-09-23</text:span>) Не срабатывает обработчик SIGNAL_ATTACKED. Предыдущая версия использовала скрипт из бонуспака. В последней версии бонуспака этот скрипт не работает для нашего случая. Реализован собственный обработчик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Liberation Mono" style:font-name-asian="NSimSun" style:font-name-complex="Liberation Mono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9-19T11:35:30.828443165</meta:creation-date>
    <meta:editing-duration>P23DT2H12M19S</meta:editing-duration>
    <meta:editing-cycles>1171</meta:editing-cycles>
    <meta:generator>OpenOffice/4.1.3$Win32 OpenOffice.org_project/413m1$Build-9783</meta:generator>
    <dc:date>2017-10-24T03:48:04.27</dc:date>
    <meta:document-statistic meta:table-count="11" meta:image-count="1" meta:object-count="0" meta:page-count="37" meta:paragraph-count="797" meta:word-count="9570" meta:character-count="67330"/>
  </office:meta>
</office:document-meta>
</file>